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14"/>
    <style:style style:name="ce4" style:family="table-cell" style:parent-style-name="Comma" style:data-style-name="N1"/>
    <style:style style:name="ce5" style:family="table-cell" style:parent-style-name="Default" style:data-style-name="N36"/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59291666666667cm" style:use-optimal-column-width="true"/>
    </style:style>
    <style:style style:name="co3" style:family="table-column">
      <style:table-column-properties fo:break-before="auto" style:column-width="2.67229166666667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bl_unit" table:style-name="ta1">
        <table:table-column table:style-name="co1" table:number-columns-repeated="19" table:default-cell-style-name="ce1"/>
        <table:table-column table:style-name="co2" table:default-cell-style-name="ce1"/>
        <table:table-column table:style-name="co1" table:number-columns-repeated="10" table:default-cell-style-name="ce1"/>
        <table:table-column table:style-name="co3" table:default-cell-style-name="ce1"/>
        <table:table-column table:style-name="co1" table:number-columns-repeated="16353" table:default-cell-style-name="ce1"/>
        <table:table-row table:style-name="ro1">
          <table:table-cell office:value-type="string" table:style-name="ce1">
            <text:p>id_unit</text:p>
          </table:table-cell>
          <table:table-cell office:value-type="string" table:style-name="ce1">
            <text:p>id_promo</text:p>
          </table:table-cell>
          <table:table-cell office:value-type="string" table:style-name="ce1">
            <text:p>id_cluster</text:p>
          </table:table-cell>
          <table:table-cell office:value-type="string" table:style-name="ce1">
            <text:p>id_type</text:p>
          </table:table-cell>
          <table:table-cell office:value-type="string" table:style-name="ce1">
            <text:p>posisi</text:p>
          </table:table-cell>
          <table:table-cell office:value-type="string" table:style-name="ce1">
            <text:p>kode_unit</text:p>
          </table:table-cell>
          <table:table-cell office:value-type="string" table:style-name="ce1">
            <text:p>kategori</text:p>
          </table:table-cell>
          <table:table-cell office:value-type="string" table:style-name="ce1">
            <text:p>luas_tanah</text:p>
          </table:table-cell>
          <table:table-cell office:value-type="string" table:style-name="ce1">
            <text:p>luas_bangunan</text:p>
          </table:table-cell>
          <table:table-cell office:value-type="string" table:style-name="ce1">
            <text:p>harga_tanah_m2</text:p>
          </table:table-cell>
          <table:table-cell office:value-type="string" table:style-name="ce1">
            <text:p>harga_bangunan_m2</text:p>
          </table:table-cell>
          <table:table-cell office:value-type="string" table:style-name="ce1">
            <text:p>diskon_tanah</text:p>
          </table:table-cell>
          <table:table-cell office:value-type="string" table:style-name="ce1">
            <text:p>diskon_bangunan</text:p>
          </table:table-cell>
          <table:table-cell office:value-type="string" table:style-name="ce1">
            <text:p>harga_tanah</text:p>
          </table:table-cell>
          <table:table-cell office:value-type="string" table:style-name="ce1">
            <text:p>harga_bangunan</text:p>
          </table:table-cell>
          <table:table-cell office:value-type="string" table:style-name="ce1">
            <text:p>harga_jual_exc_ppn</text:p>
          </table:table-cell>
          <table:table-cell office:value-type="string" table:style-name="ce1">
            <text:p>harga_jual_inc_ppn</text:p>
          </table:table-cell>
          <table:table-cell office:value-type="string" table:style-name="ce1">
            <text:p>fs</text:p>
          </table:table-cell>
          <table:table-cell office:value-type="string" table:style-name="ce1">
            <text:p>keterangan_fs</text:p>
          </table:table-cell>
          <table:table-cell office:value-type="string" table:style-name="ce1">
            <text:p>tanda_jadi</text:p>
          </table:table-cell>
          <table:table-cell office:value-type="string" table:style-name="ce1">
            <text:p>persen_tanda_jadi</text:p>
          </table:table-cell>
          <table:table-cell office:value-type="string" table:style-name="ce1">
            <text:p>uang_muka</text:p>
          </table:table-cell>
          <table:table-cell office:value-type="string" table:style-name="ce1">
            <text:p>persen_uang_muka</text:p>
          </table:table-cell>
          <table:table-cell office:value-type="string" table:style-name="ce1">
            <text:p>plafon_kpr</text:p>
          </table:table-cell>
          <table:table-cell office:value-type="string" table:style-name="ce1">
            <text:p>kpr_5_tahun</text:p>
          </table:table-cell>
          <table:table-cell office:value-type="string" table:style-name="ce1">
            <text:p>kpr_10_tahun</text:p>
          </table:table-cell>
          <table:table-cell office:value-type="string" table:style-name="ce1">
            <text:p>kpr_15_tahun</text:p>
          </table:table-cell>
          <table:table-cell office:value-type="string" table:style-name="ce1">
            <text:p>suku_bunga</text:p>
          </table:table-cell>
          <table:table-cell office:value-type="string" table:style-name="ce1">
            <text:p>status_unit</text:p>
          </table:table-cell>
          <table:table-cell office:value-type="string" table:style-name="ce1">
            <text:p>status_transaksi</text:p>
          </table:table-cell>
          <table:table-cell office:value-type="string" table:style-name="ce1">
            <text:p>tanggal_posting</text:p>
          </table:table-cell>
          <table:table-cell office:value-type="string" table:style-name="ce1">
            <text:p>kelas_produk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tanggal_locked</text:p>
          </table:table-cell>
          <table:table-cell table:number-columns-repeated="16350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186747000" table:style-name="ce1">
            <text:p>4186747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638371000" table:style-name="ce1">
            <text:p>5638371000</text:p>
          </table:table-cell>
          <table:table-cell office:value-type="float" office:value="5010199000" table:style-name="ce1">
            <text:p>5010199000</text:p>
          </table:table-cell>
          <table:table-cell office:value-type="float" office:value="5319217000" table:style-name="ce1">
            <text:p>5319217000</text:p>
          </table:table-cell>
          <table:table-cell office:value-type="float" office:value="5310811000" table:style-name="ce1">
            <text:p>531081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78423000" table:style-name="ce1">
            <text:p>2378423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03066000" table:style-name="ce1">
            <text:p>3203066000</text:p>
          </table:table-cell>
          <table:table-cell office:value-type="float" office:value="2846212000" table:style-name="ce1">
            <text:p>2846212000</text:p>
          </table:table-cell>
          <table:table-cell office:value-type="float" office:value="3021760000" table:style-name="ce1">
            <text:p>3021760000</text:p>
          </table:table-cell>
          <table:table-cell office:value-type="float" office:value="3016985000" table:style-name="ce1">
            <text:p>30169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49243000" table:style-name="ce1">
            <text:p>194924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25082000" table:style-name="ce1">
            <text:p>2625082000</text:p>
          </table:table-cell>
          <table:table-cell office:value-type="float" office:value="2332621000" table:style-name="ce1">
            <text:p>2332621000</text:p>
          </table:table-cell>
          <table:table-cell office:value-type="float" office:value="2476492000" table:style-name="ce1">
            <text:p>2476492000</text:p>
          </table:table-cell>
          <table:table-cell office:value-type="float" office:value="2472579000" table:style-name="ce1">
            <text:p>247257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49243000" table:style-name="ce1">
            <text:p>194924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25082000" table:style-name="ce1">
            <text:p>2625082000</text:p>
          </table:table-cell>
          <table:table-cell office:value-type="float" office:value="2332621000" table:style-name="ce1">
            <text:p>2332621000</text:p>
          </table:table-cell>
          <table:table-cell office:value-type="float" office:value="2476492000" table:style-name="ce1">
            <text:p>2476492000</text:p>
          </table:table-cell>
          <table:table-cell office:value-type="float" office:value="2472579000" table:style-name="ce1">
            <text:p>247257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21497000" table:style-name="ce1">
            <text:p>1521497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49028000" table:style-name="ce1">
            <text:p>2049028000</text:p>
          </table:table-cell>
          <table:table-cell office:value-type="float" office:value="1820745000" table:style-name="ce1">
            <text:p>1820745000</text:p>
          </table:table-cell>
          <table:table-cell office:value-type="float" office:value="1933045000" table:style-name="ce1">
            <text:p>1933045000</text:p>
          </table:table-cell>
          <table:table-cell office:value-type="float" office:value="1929990000" table:style-name="ce1">
            <text:p>192999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70701000" table:style-name="ce1">
            <text:p>237070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92667000" table:style-name="ce1">
            <text:p>3192667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3011950000" table:style-name="ce1">
            <text:p>3011950000</text:p>
          </table:table-cell>
          <table:table-cell office:value-type="float" office:value="3007191000" table:style-name="ce1">
            <text:p>30071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8755000" table:style-name="ce1">
            <text:p>1198755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14386000" table:style-name="ce1">
            <text:p>1614386000</text:p>
          </table:table-cell>
          <table:table-cell office:value-type="float" office:value="1434527000" table:style-name="ce1">
            <text:p>1434527000</text:p>
          </table:table-cell>
          <table:table-cell office:value-type="float" office:value="1523005000" table:style-name="ce1">
            <text:p>1523005000</text:p>
          </table:table-cell>
          <table:table-cell office:value-type="float" office:value="1520599000" table:style-name="ce1">
            <text:p>152059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70701000" table:style-name="ce1">
            <text:p>237070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92667000" table:style-name="ce1">
            <text:p>3192667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3011950000" table:style-name="ce1">
            <text:p>3011950000</text:p>
          </table:table-cell>
          <table:table-cell office:value-type="float" office:value="3007191000" table:style-name="ce1">
            <text:p>30071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2338000" table:style-name="ce1">
            <text:p>145233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55890000" table:style-name="ce1">
            <text:p>1955890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845179000" table:style-name="ce1">
            <text:p>1845179000</text:p>
          </table:table-cell>
          <table:table-cell office:value-type="float" office:value="1842264000" table:style-name="ce1">
            <text:p>184226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70701000" table:style-name="ce1">
            <text:p>237070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92667000" table:style-name="ce1">
            <text:p>3192667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3011950000" table:style-name="ce1">
            <text:p>3011950000</text:p>
          </table:table-cell>
          <table:table-cell office:value-type="float" office:value="3007191000" table:style-name="ce1">
            <text:p>30071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4020000" table:style-name="ce1">
            <text:p>131402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69615000" table:style-name="ce1">
            <text:p>1769615000</text:p>
          </table:table-cell>
          <table:table-cell office:value-type="float" office:value="1572462000" table:style-name="ce1">
            <text:p>1572462000</text:p>
          </table:table-cell>
          <table:table-cell office:value-type="float" office:value="1669448000" table:style-name="ce1">
            <text:p>1669448000</text:p>
          </table:table-cell>
          <table:table-cell office:value-type="float" office:value="1666810000" table:style-name="ce1">
            <text:p>166681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70701000" table:style-name="ce1">
            <text:p>237070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92667000" table:style-name="ce1">
            <text:p>3192667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3011950000" table:style-name="ce1">
            <text:p>3011950000</text:p>
          </table:table-cell>
          <table:table-cell office:value-type="float" office:value="3007191000" table:style-name="ce1">
            <text:p>30071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2338000" table:style-name="ce1">
            <text:p>145233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55890000" table:style-name="ce1">
            <text:p>1955890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845179000" table:style-name="ce1">
            <text:p>1845179000</text:p>
          </table:table-cell>
          <table:table-cell office:value-type="float" office:value="1842264000" table:style-name="ce1">
            <text:p>184226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49243000" table:style-name="ce1">
            <text:p>194924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25082000" table:style-name="ce1">
            <text:p>2625082000</text:p>
          </table:table-cell>
          <table:table-cell office:value-type="float" office:value="2332621000" table:style-name="ce1">
            <text:p>2332621000</text:p>
          </table:table-cell>
          <table:table-cell office:value-type="float" office:value="2476492000" table:style-name="ce1">
            <text:p>2476492000</text:p>
          </table:table-cell>
          <table:table-cell office:value-type="float" office:value="2472579000" table:style-name="ce1">
            <text:p>247257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59503000" table:style-name="ce1">
            <text:p>195950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38899000" table:style-name="ce1">
            <text:p>2638899000</text:p>
          </table:table-cell>
          <table:table-cell office:value-type="float" office:value="2344899000" table:style-name="ce1">
            <text:p>2344899000</text:p>
          </table:table-cell>
          <table:table-cell office:value-type="float" office:value="2489527000" table:style-name="ce1">
            <text:p>2489527000</text:p>
          </table:table-cell>
          <table:table-cell office:value-type="float" office:value="2485593000" table:style-name="ce1">
            <text:p>248559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 table:style-name="ce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60935000" table:style-name="ce1">
            <text:p>316093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56889000" table:style-name="ce1">
            <text:p>4256889000</text:p>
          </table:table-cell>
          <table:table-cell office:value-type="float" office:value="3782629000" table:style-name="ce1">
            <text:p>3782629000</text:p>
          </table:table-cell>
          <table:table-cell office:value-type="float" office:value="4015933000" table:style-name="ce1">
            <text:p>4015933000</text:p>
          </table:table-cell>
          <table:table-cell office:value-type="float" office:value="4009587000" table:style-name="ce1">
            <text:p>40095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75702000" table:style-name="ce1">
            <text:p>117570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583341000" table:style-name="ce1">
            <text:p>1583341000</text:p>
          </table:table-cell>
          <table:table-cell office:value-type="float" office:value="1406940000" table:style-name="ce1">
            <text:p>1406940000</text:p>
          </table:table-cell>
          <table:table-cell office:value-type="float" office:value="1493717000" table:style-name="ce1">
            <text:p>1493717000</text:p>
          </table:table-cell>
          <table:table-cell office:value-type="float" office:value="1491357000" table:style-name="ce1">
            <text:p>149135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61534000" table:style-name="ce1">
            <text:p>3061534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23025000" table:style-name="ce1">
            <text:p>4123025000</text:p>
          </table:table-cell>
          <table:table-cell office:value-type="float" office:value="3663678000" table:style-name="ce1">
            <text:p>3663678000</text:p>
          </table:table-cell>
          <table:table-cell office:value-type="float" office:value="3889646000" table:style-name="ce1">
            <text:p>3889646000</text:p>
          </table:table-cell>
          <table:table-cell office:value-type="float" office:value="3883499000" table:style-name="ce1">
            <text:p>388349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83115000" table:style-name="ce1">
            <text:p>1683115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266683000" table:style-name="ce1">
            <text:p>2266683000</text:p>
          </table:table-cell>
          <table:table-cell office:value-type="float" office:value="2014151000" table:style-name="ce1">
            <text:p>2014151000</text:p>
          </table:table-cell>
          <table:table-cell office:value-type="float" office:value="2138380000" table:style-name="ce1">
            <text:p>2138380000</text:p>
          </table:table-cell>
          <table:table-cell office:value-type="float" office:value="2135001000" table:style-name="ce1">
            <text:p>213500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186747000" table:style-name="ce1">
            <text:p>4186747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638371000" table:style-name="ce1">
            <text:p>5638371000</text:p>
          </table:table-cell>
          <table:table-cell office:value-type="float" office:value="5010199000" table:style-name="ce1">
            <text:p>5010199000</text:p>
          </table:table-cell>
          <table:table-cell office:value-type="float" office:value="5319217000" table:style-name="ce1">
            <text:p>5319217000</text:p>
          </table:table-cell>
          <table:table-cell office:value-type="float" office:value="5310811000" table:style-name="ce1">
            <text:p>531081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78423000" table:style-name="ce1">
            <text:p>2378423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03066000" table:style-name="ce1">
            <text:p>3203066000</text:p>
          </table:table-cell>
          <table:table-cell office:value-type="float" office:value="2846212000" table:style-name="ce1">
            <text:p>2846212000</text:p>
          </table:table-cell>
          <table:table-cell office:value-type="float" office:value="3021760000" table:style-name="ce1">
            <text:p>3021760000</text:p>
          </table:table-cell>
          <table:table-cell office:value-type="float" office:value="3016985000" table:style-name="ce1">
            <text:p>30169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49243000" table:style-name="ce1">
            <text:p>194924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25082000" table:style-name="ce1">
            <text:p>2625082000</text:p>
          </table:table-cell>
          <table:table-cell office:value-type="float" office:value="2332621000" table:style-name="ce1">
            <text:p>2332621000</text:p>
          </table:table-cell>
          <table:table-cell office:value-type="float" office:value="2476492000" table:style-name="ce1">
            <text:p>2476492000</text:p>
          </table:table-cell>
          <table:table-cell office:value-type="float" office:value="2472579000" table:style-name="ce1">
            <text:p>247257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49243000" table:style-name="ce1">
            <text:p>194924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25082000" table:style-name="ce1">
            <text:p>2625082000</text:p>
          </table:table-cell>
          <table:table-cell office:value-type="float" office:value="2332621000" table:style-name="ce1">
            <text:p>2332621000</text:p>
          </table:table-cell>
          <table:table-cell office:value-type="float" office:value="2476492000" table:style-name="ce1">
            <text:p>2476492000</text:p>
          </table:table-cell>
          <table:table-cell office:value-type="float" office:value="2472579000" table:style-name="ce1">
            <text:p>247257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21497000" table:style-name="ce1">
            <text:p>1521497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49028000" table:style-name="ce1">
            <text:p>2049028000</text:p>
          </table:table-cell>
          <table:table-cell office:value-type="float" office:value="1820745000" table:style-name="ce1">
            <text:p>1820745000</text:p>
          </table:table-cell>
          <table:table-cell office:value-type="float" office:value="1933045000" table:style-name="ce1">
            <text:p>1933045000</text:p>
          </table:table-cell>
          <table:table-cell office:value-type="float" office:value="1929990000" table:style-name="ce1">
            <text:p>192999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70701000" table:style-name="ce1">
            <text:p>237070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92667000" table:style-name="ce1">
            <text:p>3192667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3011950000" table:style-name="ce1">
            <text:p>3011950000</text:p>
          </table:table-cell>
          <table:table-cell office:value-type="float" office:value="3007191000" table:style-name="ce1">
            <text:p>30071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8755000" table:style-name="ce1">
            <text:p>1198755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14386000" table:style-name="ce1">
            <text:p>1614386000</text:p>
          </table:table-cell>
          <table:table-cell office:value-type="float" office:value="1434527000" table:style-name="ce1">
            <text:p>1434527000</text:p>
          </table:table-cell>
          <table:table-cell office:value-type="float" office:value="1523005000" table:style-name="ce1">
            <text:p>1523005000</text:p>
          </table:table-cell>
          <table:table-cell office:value-type="float" office:value="1520599000" table:style-name="ce1">
            <text:p>152059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70701000" table:style-name="ce1">
            <text:p>237070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92667000" table:style-name="ce1">
            <text:p>3192667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3011950000" table:style-name="ce1">
            <text:p>3011950000</text:p>
          </table:table-cell>
          <table:table-cell office:value-type="float" office:value="3007191000" table:style-name="ce1">
            <text:p>30071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2338000" table:style-name="ce1">
            <text:p>145233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55890000" table:style-name="ce1">
            <text:p>1955890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845179000" table:style-name="ce1">
            <text:p>1845179000</text:p>
          </table:table-cell>
          <table:table-cell office:value-type="float" office:value="1842264000" table:style-name="ce1">
            <text:p>184226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70701000" table:style-name="ce1">
            <text:p>237070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92667000" table:style-name="ce1">
            <text:p>3192667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3011950000" table:style-name="ce1">
            <text:p>3011950000</text:p>
          </table:table-cell>
          <table:table-cell office:value-type="float" office:value="3007191000" table:style-name="ce1">
            <text:p>30071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4020000" table:style-name="ce1">
            <text:p>131402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69615000" table:style-name="ce1">
            <text:p>1769615000</text:p>
          </table:table-cell>
          <table:table-cell office:value-type="float" office:value="1572462000" table:style-name="ce1">
            <text:p>1572462000</text:p>
          </table:table-cell>
          <table:table-cell office:value-type="float" office:value="1669448000" table:style-name="ce1">
            <text:p>1669448000</text:p>
          </table:table-cell>
          <table:table-cell office:value-type="float" office:value="1666810000" table:style-name="ce1">
            <text:p>166681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70701000" table:style-name="ce1">
            <text:p>237070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92667000" table:style-name="ce1">
            <text:p>3192667000</text:p>
          </table:table-cell>
          <table:table-cell office:value-type="float" office:value="2836972000" table:style-name="ce1">
            <text:p>2836972000</text:p>
          </table:table-cell>
          <table:table-cell office:value-type="float" office:value="3011950000" table:style-name="ce1">
            <text:p>3011950000</text:p>
          </table:table-cell>
          <table:table-cell office:value-type="float" office:value="3007191000" table:style-name="ce1">
            <text:p>30071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2338000" table:style-name="ce1">
            <text:p>145233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55890000" table:style-name="ce1">
            <text:p>1955890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845179000" table:style-name="ce1">
            <text:p>1845179000</text:p>
          </table:table-cell>
          <table:table-cell office:value-type="float" office:value="1842264000" table:style-name="ce1">
            <text:p>184226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49243000" table:style-name="ce1">
            <text:p>194924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25082000" table:style-name="ce1">
            <text:p>2625082000</text:p>
          </table:table-cell>
          <table:table-cell office:value-type="float" office:value="2332621000" table:style-name="ce1">
            <text:p>2332621000</text:p>
          </table:table-cell>
          <table:table-cell office:value-type="float" office:value="2476492000" table:style-name="ce1">
            <text:p>2476492000</text:p>
          </table:table-cell>
          <table:table-cell office:value-type="float" office:value="2472579000" table:style-name="ce1">
            <text:p>247257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59503000" table:style-name="ce1">
            <text:p>195950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38899000" table:style-name="ce1">
            <text:p>2638899000</text:p>
          </table:table-cell>
          <table:table-cell office:value-type="float" office:value="2344899000" table:style-name="ce1">
            <text:p>2344899000</text:p>
          </table:table-cell>
          <table:table-cell office:value-type="float" office:value="2489527000" table:style-name="ce1">
            <text:p>2489527000</text:p>
          </table:table-cell>
          <table:table-cell office:value-type="float" office:value="2485593000" table:style-name="ce1">
            <text:p>248559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60935000" table:style-name="ce1">
            <text:p>316093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56889000" table:style-name="ce1">
            <text:p>4256889000</text:p>
          </table:table-cell>
          <table:table-cell office:value-type="float" office:value="3782629000" table:style-name="ce1">
            <text:p>3782629000</text:p>
          </table:table-cell>
          <table:table-cell office:value-type="float" office:value="4015933000" table:style-name="ce1">
            <text:p>4015933000</text:p>
          </table:table-cell>
          <table:table-cell office:value-type="float" office:value="4009587000" table:style-name="ce1">
            <text:p>40095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75702000" table:style-name="ce1">
            <text:p>117570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583341000" table:style-name="ce1">
            <text:p>1583341000</text:p>
          </table:table-cell>
          <table:table-cell office:value-type="float" office:value="1406940000" table:style-name="ce1">
            <text:p>1406940000</text:p>
          </table:table-cell>
          <table:table-cell office:value-type="float" office:value="1493717000" table:style-name="ce1">
            <text:p>1493717000</text:p>
          </table:table-cell>
          <table:table-cell office:value-type="float" office:value="1491357000" table:style-name="ce1">
            <text:p>149135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61534000" table:style-name="ce1">
            <text:p>3061534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23025000" table:style-name="ce1">
            <text:p>4123025000</text:p>
          </table:table-cell>
          <table:table-cell office:value-type="float" office:value="3663678000" table:style-name="ce1">
            <text:p>3663678000</text:p>
          </table:table-cell>
          <table:table-cell office:value-type="float" office:value="3889646000" table:style-name="ce1">
            <text:p>3889646000</text:p>
          </table:table-cell>
          <table:table-cell office:value-type="float" office:value="3883499000" table:style-name="ce1">
            <text:p>388349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83115000" table:style-name="ce1">
            <text:p>1683115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266683000" table:style-name="ce1">
            <text:p>2266683000</text:p>
          </table:table-cell>
          <table:table-cell office:value-type="float" office:value="2014151000" table:style-name="ce1">
            <text:p>2014151000</text:p>
          </table:table-cell>
          <table:table-cell office:value-type="float" office:value="2138380000" table:style-name="ce1">
            <text:p>2138380000</text:p>
          </table:table-cell>
          <table:table-cell office:value-type="float" office:value="2135001000" table:style-name="ce1">
            <text:p>213500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18070000" table:style-name="ce1">
            <text:p>4218070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680553000" table:style-name="ce1">
            <text:p>5680553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359012000" table:style-name="ce1">
            <text:p>5359012000</text:p>
          </table:table-cell>
          <table:table-cell office:value-type="float" office:value="5350543000" table:style-name="ce1">
            <text:p>535054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2207000" table:style-name="ce1">
            <text:p>2402207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5097000" table:style-name="ce1">
            <text:p>3235097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3051978000" table:style-name="ce1">
            <text:p>3051978000</text:p>
          </table:table-cell>
          <table:table-cell office:value-type="float" office:value="3047155000" table:style-name="ce1">
            <text:p>304715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36712000" table:style-name="ce1">
            <text:p>153671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69518000" table:style-name="ce1">
            <text:p>206951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952375000" table:style-name="ce1">
            <text:p>1952375000</text:p>
          </table:table-cell>
          <table:table-cell office:value-type="float" office:value="1949291000" table:style-name="ce1">
            <text:p>19492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10743000" table:style-name="ce1">
            <text:p>121074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30530000" table:style-name="ce1">
            <text:p>1630530000</text:p>
          </table:table-cell>
          <table:table-cell office:value-type="float" office:value="1448872000" table:style-name="ce1">
            <text:p>1448872000</text:p>
          </table:table-cell>
          <table:table-cell office:value-type="float" office:value="1538235000" table:style-name="ce1">
            <text:p>1538235000</text:p>
          </table:table-cell>
          <table:table-cell office:value-type="float" office:value="1535805000" table:style-name="ce1">
            <text:p>153580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6861000" table:style-name="ce1">
            <text:p>1466861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75449000" table:style-name="ce1">
            <text:p>1975449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63631000" table:style-name="ce1">
            <text:p>1863631000</text:p>
          </table:table-cell>
          <table:table-cell office:value-type="float" office:value="1860686000" table:style-name="ce1">
            <text:p>186068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7160000" table:style-name="ce1">
            <text:p>132716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87311000" table:style-name="ce1">
            <text:p>1787311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86142000" table:style-name="ce1">
            <text:p>1686142000</text:p>
          </table:table-cell>
          <table:table-cell office:value-type="float" office:value="1683479000" table:style-name="ce1">
            <text:p>168347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9098000" table:style-name="ce1">
            <text:p>197909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65289000" table:style-name="ce1">
            <text:p>266528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514423000" table:style-name="ce1">
            <text:p>2514423000</text:p>
          </table:table-cell>
          <table:table-cell office:value-type="float" office:value="2510449000" table:style-name="ce1">
            <text:p>251044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84583000" table:style-name="ce1">
            <text:p>318458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88737000" table:style-name="ce1">
            <text:p>4288737000</text:p>
          </table:table-cell>
          <table:table-cell office:value-type="float" office:value="3810928000" table:style-name="ce1">
            <text:p>3810928000</text:p>
          </table:table-cell>
          <table:table-cell office:value-type="float" office:value="4045978000" table:style-name="ce1">
            <text:p>4045978000</text:p>
          </table:table-cell>
          <table:table-cell office:value-type="float" office:value="4039584000" table:style-name="ce1">
            <text:p>403958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87459000" table:style-name="ce1">
            <text:p>1187459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599174000" table:style-name="ce1">
            <text:p>1599174000</text:p>
          </table:table-cell>
          <table:table-cell office:value-type="float" office:value="1421009000" table:style-name="ce1">
            <text:p>1421009000</text:p>
          </table:table-cell>
          <table:table-cell office:value-type="float" office:value="1508654000" table:style-name="ce1">
            <text:p>1508654000</text:p>
          </table:table-cell>
          <table:table-cell office:value-type="float" office:value="1506270000" table:style-name="ce1">
            <text:p>150627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84439000" table:style-name="ce1">
            <text:p>3084439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53871000" table:style-name="ce1">
            <text:p>4153871000</text:p>
          </table:table-cell>
          <table:table-cell office:value-type="float" office:value="3691087000" table:style-name="ce1">
            <text:p>3691087000</text:p>
          </table:table-cell>
          <table:table-cell office:value-type="float" office:value="3918746000" table:style-name="ce1">
            <text:p>3918746000</text:p>
          </table:table-cell>
          <table:table-cell office:value-type="float" office:value="3912553000" table:style-name="ce1">
            <text:p>391255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99946000" table:style-name="ce1">
            <text:p>1699946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289349000" table:style-name="ce1">
            <text:p>2289349000</text:p>
          </table:table-cell>
          <table:table-cell office:value-type="float" office:value="2034293000" table:style-name="ce1">
            <text:p>2034293000</text:p>
          </table:table-cell>
          <table:table-cell office:value-type="float" office:value="2159763000" table:style-name="ce1">
            <text:p>2159763000</text:p>
          </table:table-cell>
          <table:table-cell office:value-type="float" office:value="2156351000" table:style-name="ce1">
            <text:p>215635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176307000" table:style-name="ce1">
            <text:p>4176307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624310000" table:style-name="ce1">
            <text:p>5624310000</text:p>
          </table:table-cell>
          <table:table-cell office:value-type="float" office:value="4997705000" table:style-name="ce1">
            <text:p>4997705000</text:p>
          </table:table-cell>
          <table:table-cell office:value-type="float" office:value="5305952000" table:style-name="ce1">
            <text:p>5305952000</text:p>
          </table:table-cell>
          <table:table-cell office:value-type="float" office:value="5297568000" table:style-name="ce1">
            <text:p>529756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78423000" table:style-name="ce1">
            <text:p>2378423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03066000" table:style-name="ce1">
            <text:p>3203066000</text:p>
          </table:table-cell>
          <table:table-cell office:value-type="float" office:value="2846212000" table:style-name="ce1">
            <text:p>2846212000</text:p>
          </table:table-cell>
          <table:table-cell office:value-type="float" office:value="3021760000" table:style-name="ce1">
            <text:p>3021760000</text:p>
          </table:table-cell>
          <table:table-cell office:value-type="float" office:value="3016985000" table:style-name="ce1">
            <text:p>30169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44382000" table:style-name="ce1">
            <text:p>1944382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18537000" table:style-name="ce1">
            <text:p>2618537000</text:p>
          </table:table-cell>
          <table:table-cell office:value-type="float" office:value="2326804000" table:style-name="ce1">
            <text:p>2326804000</text:p>
          </table:table-cell>
          <table:table-cell office:value-type="float" office:value="2470317000" table:style-name="ce1">
            <text:p>2470317000</text:p>
          </table:table-cell>
          <table:table-cell office:value-type="float" office:value="2466413000" table:style-name="ce1">
            <text:p>246641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44382000" table:style-name="ce1">
            <text:p>1944382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18537000" table:style-name="ce1">
            <text:p>2618537000</text:p>
          </table:table-cell>
          <table:table-cell office:value-type="float" office:value="2326804000" table:style-name="ce1">
            <text:p>2326804000</text:p>
          </table:table-cell>
          <table:table-cell office:value-type="float" office:value="2470317000" table:style-name="ce1">
            <text:p>2470317000</text:p>
          </table:table-cell>
          <table:table-cell office:value-type="float" office:value="2466413000" table:style-name="ce1">
            <text:p>246641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21497000" table:style-name="ce1">
            <text:p>1521497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49028000" table:style-name="ce1">
            <text:p>2049028000</text:p>
          </table:table-cell>
          <table:table-cell office:value-type="float" office:value="1820745000" table:style-name="ce1">
            <text:p>1820745000</text:p>
          </table:table-cell>
          <table:table-cell office:value-type="float" office:value="1933045000" table:style-name="ce1">
            <text:p>1933045000</text:p>
          </table:table-cell>
          <table:table-cell office:value-type="float" office:value="1929990000" table:style-name="ce1">
            <text:p>192999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64789000" table:style-name="ce1">
            <text:p>2364789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84706000" table:style-name="ce1">
            <text:p>3184706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3004439000" table:style-name="ce1">
            <text:p>3004439000</text:p>
          </table:table-cell>
          <table:table-cell office:value-type="float" office:value="2999691000" table:style-name="ce1">
            <text:p>29996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8755000" table:style-name="ce1">
            <text:p>1198755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14386000" table:style-name="ce1">
            <text:p>1614386000</text:p>
          </table:table-cell>
          <table:table-cell office:value-type="float" office:value="1434527000" table:style-name="ce1">
            <text:p>1434527000</text:p>
          </table:table-cell>
          <table:table-cell office:value-type="float" office:value="1523005000" table:style-name="ce1">
            <text:p>1523005000</text:p>
          </table:table-cell>
          <table:table-cell office:value-type="float" office:value="1520599000" table:style-name="ce1">
            <text:p>152059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64789000" table:style-name="ce1">
            <text:p>2364789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84706000" table:style-name="ce1">
            <text:p>3184706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3004439000" table:style-name="ce1">
            <text:p>3004439000</text:p>
          </table:table-cell>
          <table:table-cell office:value-type="float" office:value="2999691000" table:style-name="ce1">
            <text:p>29996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2338000" table:style-name="ce1">
            <text:p>145233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55890000" table:style-name="ce1">
            <text:p>1955890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845179000" table:style-name="ce1">
            <text:p>1845179000</text:p>
          </table:table-cell>
          <table:table-cell office:value-type="float" office:value="1842264000" table:style-name="ce1">
            <text:p>184226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64789000" table:style-name="ce1">
            <text:p>2364789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84706000" table:style-name="ce1">
            <text:p>3184706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3004439000" table:style-name="ce1">
            <text:p>3004439000</text:p>
          </table:table-cell>
          <table:table-cell office:value-type="float" office:value="2999691000" table:style-name="ce1">
            <text:p>29996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4020000" table:style-name="ce1">
            <text:p>131402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69615000" table:style-name="ce1">
            <text:p>1769615000</text:p>
          </table:table-cell>
          <table:table-cell office:value-type="float" office:value="1572462000" table:style-name="ce1">
            <text:p>1572462000</text:p>
          </table:table-cell>
          <table:table-cell office:value-type="float" office:value="1669448000" table:style-name="ce1">
            <text:p>1669448000</text:p>
          </table:table-cell>
          <table:table-cell office:value-type="float" office:value="1666810000" table:style-name="ce1">
            <text:p>166681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64789000" table:style-name="ce1">
            <text:p>2364789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84706000" table:style-name="ce1">
            <text:p>3184706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3004439000" table:style-name="ce1">
            <text:p>3004439000</text:p>
          </table:table-cell>
          <table:table-cell office:value-type="float" office:value="2999691000" table:style-name="ce1">
            <text:p>29996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44382000" table:style-name="ce1">
            <text:p>1944382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18537000" table:style-name="ce1">
            <text:p>2618537000</text:p>
          </table:table-cell>
          <table:table-cell office:value-type="float" office:value="2326804000" table:style-name="ce1">
            <text:p>2326804000</text:p>
          </table:table-cell>
          <table:table-cell office:value-type="float" office:value="2470317000" table:style-name="ce1">
            <text:p>2470317000</text:p>
          </table:table-cell>
          <table:table-cell office:value-type="float" office:value="2466413000" table:style-name="ce1">
            <text:p>246641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59503000" table:style-name="ce1">
            <text:p>195950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38899000" table:style-name="ce1">
            <text:p>2638899000</text:p>
          </table:table-cell>
          <table:table-cell office:value-type="float" office:value="2344899000" table:style-name="ce1">
            <text:p>2344899000</text:p>
          </table:table-cell>
          <table:table-cell office:value-type="float" office:value="2489527000" table:style-name="ce1">
            <text:p>2489527000</text:p>
          </table:table-cell>
          <table:table-cell office:value-type="float" office:value="2485593000" table:style-name="ce1">
            <text:p>248559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53052000" table:style-name="ce1">
            <text:p>3153052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46274000" table:style-name="ce1">
            <text:p>4246274000</text:p>
          </table:table-cell>
          <table:table-cell office:value-type="float" office:value="3773196000" table:style-name="ce1">
            <text:p>3773196000</text:p>
          </table:table-cell>
          <table:table-cell office:value-type="float" office:value="4005918000" table:style-name="ce1">
            <text:p>4005918000</text:p>
          </table:table-cell>
          <table:table-cell office:value-type="float" office:value="3999588000" table:style-name="ce1">
            <text:p>39995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75702000" table:style-name="ce1">
            <text:p>117570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583341000" table:style-name="ce1">
            <text:p>1583341000</text:p>
          </table:table-cell>
          <table:table-cell office:value-type="float" office:value="1406940000" table:style-name="ce1">
            <text:p>1406940000</text:p>
          </table:table-cell>
          <table:table-cell office:value-type="float" office:value="1493717000" table:style-name="ce1">
            <text:p>1493717000</text:p>
          </table:table-cell>
          <table:table-cell office:value-type="float" office:value="1491357000" table:style-name="ce1">
            <text:p>149135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53900000" table:style-name="ce1">
            <text:p>3053900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12743000" table:style-name="ce1">
            <text:p>4112743000</text:p>
          </table:table-cell>
          <table:table-cell office:value-type="float" office:value="3654542000" table:style-name="ce1">
            <text:p>3654542000</text:p>
          </table:table-cell>
          <table:table-cell office:value-type="float" office:value="3879946000" table:style-name="ce1">
            <text:p>3879946000</text:p>
          </table:table-cell>
          <table:table-cell office:value-type="float" office:value="3873815000" table:style-name="ce1">
            <text:p>387381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5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83115000" table:style-name="ce1">
            <text:p>1683115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266683000" table:style-name="ce1">
            <text:p>2266683000</text:p>
          </table:table-cell>
          <table:table-cell office:value-type="float" office:value="2014151000" table:style-name="ce1">
            <text:p>2014151000</text:p>
          </table:table-cell>
          <table:table-cell office:value-type="float" office:value="2138380000" table:style-name="ce1">
            <text:p>2138380000</text:p>
          </table:table-cell>
          <table:table-cell office:value-type="float" office:value="2135001000" table:style-name="ce1">
            <text:p>213500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18070000" table:style-name="ce1">
            <text:p>4218070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680553000" table:style-name="ce1">
            <text:p>5680553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359012000" table:style-name="ce1">
            <text:p>5359012000</text:p>
          </table:table-cell>
          <table:table-cell office:value-type="float" office:value="5350543000" table:style-name="ce1">
            <text:p>535054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2207000" table:style-name="ce1">
            <text:p>2402207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5097000" table:style-name="ce1">
            <text:p>3235097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3051978000" table:style-name="ce1">
            <text:p>3051978000</text:p>
          </table:table-cell>
          <table:table-cell office:value-type="float" office:value="3047155000" table:style-name="ce1">
            <text:p>304715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36712000" table:style-name="ce1">
            <text:p>153671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69518000" table:style-name="ce1">
            <text:p>206951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952375000" table:style-name="ce1">
            <text:p>1952375000</text:p>
          </table:table-cell>
          <table:table-cell office:value-type="float" office:value="1949291000" table:style-name="ce1">
            <text:p>19492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10743000" table:style-name="ce1">
            <text:p>121074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30530000" table:style-name="ce1">
            <text:p>1630530000</text:p>
          </table:table-cell>
          <table:table-cell office:value-type="float" office:value="1448872000" table:style-name="ce1">
            <text:p>1448872000</text:p>
          </table:table-cell>
          <table:table-cell office:value-type="float" office:value="1538235000" table:style-name="ce1">
            <text:p>1538235000</text:p>
          </table:table-cell>
          <table:table-cell office:value-type="float" office:value="1535805000" table:style-name="ce1">
            <text:p>153580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6861000" table:style-name="ce1">
            <text:p>1466861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75449000" table:style-name="ce1">
            <text:p>1975449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63631000" table:style-name="ce1">
            <text:p>1863631000</text:p>
          </table:table-cell>
          <table:table-cell office:value-type="float" office:value="1860686000" table:style-name="ce1">
            <text:p>186068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7160000" table:style-name="ce1">
            <text:p>132716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87311000" table:style-name="ce1">
            <text:p>1787311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86142000" table:style-name="ce1">
            <text:p>1686142000</text:p>
          </table:table-cell>
          <table:table-cell office:value-type="float" office:value="1683479000" table:style-name="ce1">
            <text:p>168347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9098000" table:style-name="ce1">
            <text:p>197909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65289000" table:style-name="ce1">
            <text:p>266528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514423000" table:style-name="ce1">
            <text:p>2514423000</text:p>
          </table:table-cell>
          <table:table-cell office:value-type="float" office:value="2510449000" table:style-name="ce1">
            <text:p>251044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84583000" table:style-name="ce1">
            <text:p>318458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88737000" table:style-name="ce1">
            <text:p>4288737000</text:p>
          </table:table-cell>
          <table:table-cell office:value-type="float" office:value="3810928000" table:style-name="ce1">
            <text:p>3810928000</text:p>
          </table:table-cell>
          <table:table-cell office:value-type="float" office:value="4045978000" table:style-name="ce1">
            <text:p>4045978000</text:p>
          </table:table-cell>
          <table:table-cell office:value-type="float" office:value="4039584000" table:style-name="ce1">
            <text:p>403958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87459000" table:style-name="ce1">
            <text:p>1187459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599174000" table:style-name="ce1">
            <text:p>1599174000</text:p>
          </table:table-cell>
          <table:table-cell office:value-type="float" office:value="1421009000" table:style-name="ce1">
            <text:p>1421009000</text:p>
          </table:table-cell>
          <table:table-cell office:value-type="float" office:value="1508654000" table:style-name="ce1">
            <text:p>1508654000</text:p>
          </table:table-cell>
          <table:table-cell office:value-type="float" office:value="1506270000" table:style-name="ce1">
            <text:p>150627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84439000" table:style-name="ce1">
            <text:p>3084439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53871000" table:style-name="ce1">
            <text:p>4153871000</text:p>
          </table:table-cell>
          <table:table-cell office:value-type="float" office:value="3691087000" table:style-name="ce1">
            <text:p>3691087000</text:p>
          </table:table-cell>
          <table:table-cell office:value-type="float" office:value="3918746000" table:style-name="ce1">
            <text:p>3918746000</text:p>
          </table:table-cell>
          <table:table-cell office:value-type="float" office:value="3912553000" table:style-name="ce1">
            <text:p>391255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6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99946000" table:style-name="ce1">
            <text:p>1699946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289349000" table:style-name="ce1">
            <text:p>2289349000</text:p>
          </table:table-cell>
          <table:table-cell office:value-type="float" office:value="2034293000" table:style-name="ce1">
            <text:p>2034293000</text:p>
          </table:table-cell>
          <table:table-cell office:value-type="float" office:value="2159763000" table:style-name="ce1">
            <text:p>2159763000</text:p>
          </table:table-cell>
          <table:table-cell office:value-type="float" office:value="2156351000" table:style-name="ce1">
            <text:p>215635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176307000" table:style-name="ce1">
            <text:p>4176307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624310000" table:style-name="ce1">
            <text:p>5624310000</text:p>
          </table:table-cell>
          <table:table-cell office:value-type="float" office:value="4997705000" table:style-name="ce1">
            <text:p>4997705000</text:p>
          </table:table-cell>
          <table:table-cell office:value-type="float" office:value="5305952000" table:style-name="ce1">
            <text:p>5305952000</text:p>
          </table:table-cell>
          <table:table-cell office:value-type="float" office:value="5297568000" table:style-name="ce1">
            <text:p>529756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78423000" table:style-name="ce1">
            <text:p>2378423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03066000" table:style-name="ce1">
            <text:p>3203066000</text:p>
          </table:table-cell>
          <table:table-cell office:value-type="float" office:value="2846212000" table:style-name="ce1">
            <text:p>2846212000</text:p>
          </table:table-cell>
          <table:table-cell office:value-type="float" office:value="3021760000" table:style-name="ce1">
            <text:p>3021760000</text:p>
          </table:table-cell>
          <table:table-cell office:value-type="float" office:value="3016985000" table:style-name="ce1">
            <text:p>30169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44382000" table:style-name="ce1">
            <text:p>1944382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18537000" table:style-name="ce1">
            <text:p>2618537000</text:p>
          </table:table-cell>
          <table:table-cell office:value-type="float" office:value="2326804000" table:style-name="ce1">
            <text:p>2326804000</text:p>
          </table:table-cell>
          <table:table-cell office:value-type="float" office:value="2470317000" table:style-name="ce1">
            <text:p>2470317000</text:p>
          </table:table-cell>
          <table:table-cell office:value-type="float" office:value="2466413000" table:style-name="ce1">
            <text:p>246641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44382000" table:style-name="ce1">
            <text:p>1944382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18537000" table:style-name="ce1">
            <text:p>2618537000</text:p>
          </table:table-cell>
          <table:table-cell office:value-type="float" office:value="2326804000" table:style-name="ce1">
            <text:p>2326804000</text:p>
          </table:table-cell>
          <table:table-cell office:value-type="float" office:value="2470317000" table:style-name="ce1">
            <text:p>2470317000</text:p>
          </table:table-cell>
          <table:table-cell office:value-type="float" office:value="2466413000" table:style-name="ce1">
            <text:p>246641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21497000" table:style-name="ce1">
            <text:p>1521497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49028000" table:style-name="ce1">
            <text:p>2049028000</text:p>
          </table:table-cell>
          <table:table-cell office:value-type="float" office:value="1820745000" table:style-name="ce1">
            <text:p>1820745000</text:p>
          </table:table-cell>
          <table:table-cell office:value-type="float" office:value="1933045000" table:style-name="ce1">
            <text:p>1933045000</text:p>
          </table:table-cell>
          <table:table-cell office:value-type="float" office:value="1929990000" table:style-name="ce1">
            <text:p>192999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64789000" table:style-name="ce1">
            <text:p>2364789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84706000" table:style-name="ce1">
            <text:p>3184706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3004439000" table:style-name="ce1">
            <text:p>3004439000</text:p>
          </table:table-cell>
          <table:table-cell office:value-type="float" office:value="2999691000" table:style-name="ce1">
            <text:p>29996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8755000" table:style-name="ce1">
            <text:p>1198755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14386000" table:style-name="ce1">
            <text:p>1614386000</text:p>
          </table:table-cell>
          <table:table-cell office:value-type="float" office:value="1434527000" table:style-name="ce1">
            <text:p>1434527000</text:p>
          </table:table-cell>
          <table:table-cell office:value-type="float" office:value="1523005000" table:style-name="ce1">
            <text:p>1523005000</text:p>
          </table:table-cell>
          <table:table-cell office:value-type="float" office:value="1520599000" table:style-name="ce1">
            <text:p>152059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64789000" table:style-name="ce1">
            <text:p>2364789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84706000" table:style-name="ce1">
            <text:p>3184706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3004439000" table:style-name="ce1">
            <text:p>3004439000</text:p>
          </table:table-cell>
          <table:table-cell office:value-type="float" office:value="2999691000" table:style-name="ce1">
            <text:p>29996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2338000" table:style-name="ce1">
            <text:p>145233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55890000" table:style-name="ce1">
            <text:p>1955890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845179000" table:style-name="ce1">
            <text:p>1845179000</text:p>
          </table:table-cell>
          <table:table-cell office:value-type="float" office:value="1842264000" table:style-name="ce1">
            <text:p>184226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64789000" table:style-name="ce1">
            <text:p>2364789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84706000" table:style-name="ce1">
            <text:p>3184706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3004439000" table:style-name="ce1">
            <text:p>3004439000</text:p>
          </table:table-cell>
          <table:table-cell office:value-type="float" office:value="2999691000" table:style-name="ce1">
            <text:p>29996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4020000" table:style-name="ce1">
            <text:p>131402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69615000" table:style-name="ce1">
            <text:p>1769615000</text:p>
          </table:table-cell>
          <table:table-cell office:value-type="float" office:value="1572462000" table:style-name="ce1">
            <text:p>1572462000</text:p>
          </table:table-cell>
          <table:table-cell office:value-type="float" office:value="1669448000" table:style-name="ce1">
            <text:p>1669448000</text:p>
          </table:table-cell>
          <table:table-cell office:value-type="float" office:value="1666810000" table:style-name="ce1">
            <text:p>166681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2338000" table:style-name="ce1">
            <text:p>145233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55890000" table:style-name="ce1">
            <text:p>1955890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845179000" table:style-name="ce1">
            <text:p>1845179000</text:p>
          </table:table-cell>
          <table:table-cell office:value-type="float" office:value="1842264000" table:style-name="ce1">
            <text:p>184226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59503000" table:style-name="ce1">
            <text:p>195950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38899000" table:style-name="ce1">
            <text:p>2638899000</text:p>
          </table:table-cell>
          <table:table-cell office:value-type="float" office:value="2344899000" table:style-name="ce1">
            <text:p>2344899000</text:p>
          </table:table-cell>
          <table:table-cell office:value-type="float" office:value="2489527000" table:style-name="ce1">
            <text:p>2489527000</text:p>
          </table:table-cell>
          <table:table-cell office:value-type="float" office:value="2485593000" table:style-name="ce1">
            <text:p>248559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53052000" table:style-name="ce1">
            <text:p>3153052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46274000" table:style-name="ce1">
            <text:p>4246274000</text:p>
          </table:table-cell>
          <table:table-cell office:value-type="float" office:value="3773196000" table:style-name="ce1">
            <text:p>3773196000</text:p>
          </table:table-cell>
          <table:table-cell office:value-type="float" office:value="4005918000" table:style-name="ce1">
            <text:p>4005918000</text:p>
          </table:table-cell>
          <table:table-cell office:value-type="float" office:value="3999588000" table:style-name="ce1">
            <text:p>39995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75702000" table:style-name="ce1">
            <text:p>117570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583341000" table:style-name="ce1">
            <text:p>1583341000</text:p>
          </table:table-cell>
          <table:table-cell office:value-type="float" office:value="1406940000" table:style-name="ce1">
            <text:p>1406940000</text:p>
          </table:table-cell>
          <table:table-cell office:value-type="float" office:value="1493717000" table:style-name="ce1">
            <text:p>1493717000</text:p>
          </table:table-cell>
          <table:table-cell office:value-type="float" office:value="1491357000" table:style-name="ce1">
            <text:p>149135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53900000" table:style-name="ce1">
            <text:p>3053900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12743000" table:style-name="ce1">
            <text:p>4112743000</text:p>
          </table:table-cell>
          <table:table-cell office:value-type="float" office:value="3654542000" table:style-name="ce1">
            <text:p>3654542000</text:p>
          </table:table-cell>
          <table:table-cell office:value-type="float" office:value="3879946000" table:style-name="ce1">
            <text:p>3879946000</text:p>
          </table:table-cell>
          <table:table-cell office:value-type="float" office:value="3873815000" table:style-name="ce1">
            <text:p>387381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7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83115000" table:style-name="ce1">
            <text:p>1683115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266683000" table:style-name="ce1">
            <text:p>2266683000</text:p>
          </table:table-cell>
          <table:table-cell office:value-type="float" office:value="2014151000" table:style-name="ce1">
            <text:p>2014151000</text:p>
          </table:table-cell>
          <table:table-cell office:value-type="float" office:value="2138380000" table:style-name="ce1">
            <text:p>2138380000</text:p>
          </table:table-cell>
          <table:table-cell office:value-type="float" office:value="2135001000" table:style-name="ce1">
            <text:p>213500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176307000" table:style-name="ce1">
            <text:p>4176307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624310000" table:style-name="ce1">
            <text:p>5624310000</text:p>
          </table:table-cell>
          <table:table-cell office:value-type="float" office:value="4997705000" table:style-name="ce1">
            <text:p>4997705000</text:p>
          </table:table-cell>
          <table:table-cell office:value-type="float" office:value="5305952000" table:style-name="ce1">
            <text:p>5305952000</text:p>
          </table:table-cell>
          <table:table-cell office:value-type="float" office:value="5297568000" table:style-name="ce1">
            <text:p>529756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78423000" table:style-name="ce1">
            <text:p>2378423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03066000" table:style-name="ce1">
            <text:p>3203066000</text:p>
          </table:table-cell>
          <table:table-cell office:value-type="float" office:value="2846212000" table:style-name="ce1">
            <text:p>2846212000</text:p>
          </table:table-cell>
          <table:table-cell office:value-type="float" office:value="3021760000" table:style-name="ce1">
            <text:p>3021760000</text:p>
          </table:table-cell>
          <table:table-cell office:value-type="float" office:value="3016985000" table:style-name="ce1">
            <text:p>30169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44382000" table:style-name="ce1">
            <text:p>1944382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18537000" table:style-name="ce1">
            <text:p>2618537000</text:p>
          </table:table-cell>
          <table:table-cell office:value-type="float" office:value="2326804000" table:style-name="ce1">
            <text:p>2326804000</text:p>
          </table:table-cell>
          <table:table-cell office:value-type="float" office:value="2470317000" table:style-name="ce1">
            <text:p>2470317000</text:p>
          </table:table-cell>
          <table:table-cell office:value-type="float" office:value="2466413000" table:style-name="ce1">
            <text:p>246641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44382000" table:style-name="ce1">
            <text:p>1944382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18537000" table:style-name="ce1">
            <text:p>2618537000</text:p>
          </table:table-cell>
          <table:table-cell office:value-type="float" office:value="2326804000" table:style-name="ce1">
            <text:p>2326804000</text:p>
          </table:table-cell>
          <table:table-cell office:value-type="float" office:value="2470317000" table:style-name="ce1">
            <text:p>2470317000</text:p>
          </table:table-cell>
          <table:table-cell office:value-type="float" office:value="2466413000" table:style-name="ce1">
            <text:p>246641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21497000" table:style-name="ce1">
            <text:p>1521497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49028000" table:style-name="ce1">
            <text:p>2049028000</text:p>
          </table:table-cell>
          <table:table-cell office:value-type="float" office:value="1820745000" table:style-name="ce1">
            <text:p>1820745000</text:p>
          </table:table-cell>
          <table:table-cell office:value-type="float" office:value="1933045000" table:style-name="ce1">
            <text:p>1933045000</text:p>
          </table:table-cell>
          <table:table-cell office:value-type="float" office:value="1929990000" table:style-name="ce1">
            <text:p>192999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64789000" table:style-name="ce1">
            <text:p>2364789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84706000" table:style-name="ce1">
            <text:p>3184706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3004439000" table:style-name="ce1">
            <text:p>3004439000</text:p>
          </table:table-cell>
          <table:table-cell office:value-type="float" office:value="2999691000" table:style-name="ce1">
            <text:p>29996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8755000" table:style-name="ce1">
            <text:p>1198755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14386000" table:style-name="ce1">
            <text:p>1614386000</text:p>
          </table:table-cell>
          <table:table-cell office:value-type="float" office:value="1434527000" table:style-name="ce1">
            <text:p>1434527000</text:p>
          </table:table-cell>
          <table:table-cell office:value-type="float" office:value="1523005000" table:style-name="ce1">
            <text:p>1523005000</text:p>
          </table:table-cell>
          <table:table-cell office:value-type="float" office:value="1520599000" table:style-name="ce1">
            <text:p>152059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64789000" table:style-name="ce1">
            <text:p>2364789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84706000" table:style-name="ce1">
            <text:p>3184706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3004439000" table:style-name="ce1">
            <text:p>3004439000</text:p>
          </table:table-cell>
          <table:table-cell office:value-type="float" office:value="2999691000" table:style-name="ce1">
            <text:p>29996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2338000" table:style-name="ce1">
            <text:p>145233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55890000" table:style-name="ce1">
            <text:p>1955890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845179000" table:style-name="ce1">
            <text:p>1845179000</text:p>
          </table:table-cell>
          <table:table-cell office:value-type="float" office:value="1842264000" table:style-name="ce1">
            <text:p>184226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64789000" table:style-name="ce1">
            <text:p>2364789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184706000" table:style-name="ce1">
            <text:p>3184706000</text:p>
          </table:table-cell>
          <table:table-cell office:value-type="float" office:value="2829897000" table:style-name="ce1">
            <text:p>2829897000</text:p>
          </table:table-cell>
          <table:table-cell office:value-type="float" office:value="3004439000" table:style-name="ce1">
            <text:p>3004439000</text:p>
          </table:table-cell>
          <table:table-cell office:value-type="float" office:value="2999691000" table:style-name="ce1">
            <text:p>29996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14020000" table:style-name="ce1">
            <text:p>131402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69615000" table:style-name="ce1">
            <text:p>1769615000</text:p>
          </table:table-cell>
          <table:table-cell office:value-type="float" office:value="1572462000" table:style-name="ce1">
            <text:p>1572462000</text:p>
          </table:table-cell>
          <table:table-cell office:value-type="float" office:value="1669448000" table:style-name="ce1">
            <text:p>1669448000</text:p>
          </table:table-cell>
          <table:table-cell office:value-type="float" office:value="1666810000" table:style-name="ce1">
            <text:p>166681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52338000" table:style-name="ce1">
            <text:p>145233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55890000" table:style-name="ce1">
            <text:p>1955890000</text:p>
          </table:table-cell>
          <table:table-cell office:value-type="float" office:value="1737984000" table:style-name="ce1">
            <text:p>1737984000</text:p>
          </table:table-cell>
          <table:table-cell office:value-type="float" office:value="1845179000" table:style-name="ce1">
            <text:p>1845179000</text:p>
          </table:table-cell>
          <table:table-cell office:value-type="float" office:value="1842264000" table:style-name="ce1">
            <text:p>184226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59503000" table:style-name="ce1">
            <text:p>195950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38899000" table:style-name="ce1">
            <text:p>2638899000</text:p>
          </table:table-cell>
          <table:table-cell office:value-type="float" office:value="2344899000" table:style-name="ce1">
            <text:p>2344899000</text:p>
          </table:table-cell>
          <table:table-cell office:value-type="float" office:value="2489527000" table:style-name="ce1">
            <text:p>2489527000</text:p>
          </table:table-cell>
          <table:table-cell office:value-type="float" office:value="2485593000" table:style-name="ce1">
            <text:p>248559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53052000" table:style-name="ce1">
            <text:p>3153052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46274000" table:style-name="ce1">
            <text:p>4246274000</text:p>
          </table:table-cell>
          <table:table-cell office:value-type="float" office:value="3773196000" table:style-name="ce1">
            <text:p>3773196000</text:p>
          </table:table-cell>
          <table:table-cell office:value-type="float" office:value="4005918000" table:style-name="ce1">
            <text:p>4005918000</text:p>
          </table:table-cell>
          <table:table-cell office:value-type="float" office:value="3999588000" table:style-name="ce1">
            <text:p>39995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75702000" table:style-name="ce1">
            <text:p>117570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583341000" table:style-name="ce1">
            <text:p>1583341000</text:p>
          </table:table-cell>
          <table:table-cell office:value-type="float" office:value="1406940000" table:style-name="ce1">
            <text:p>1406940000</text:p>
          </table:table-cell>
          <table:table-cell office:value-type="float" office:value="1493717000" table:style-name="ce1">
            <text:p>1493717000</text:p>
          </table:table-cell>
          <table:table-cell office:value-type="float" office:value="1491357000" table:style-name="ce1">
            <text:p>149135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53900000" table:style-name="ce1">
            <text:p>3053900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12743000" table:style-name="ce1">
            <text:p>4112743000</text:p>
          </table:table-cell>
          <table:table-cell office:value-type="float" office:value="3654542000" table:style-name="ce1">
            <text:p>3654542000</text:p>
          </table:table-cell>
          <table:table-cell office:value-type="float" office:value="3879946000" table:style-name="ce1">
            <text:p>3879946000</text:p>
          </table:table-cell>
          <table:table-cell office:value-type="float" office:value="3873815000" table:style-name="ce1">
            <text:p>387381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8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83115000" table:style-name="ce1">
            <text:p>1683115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266683000" table:style-name="ce1">
            <text:p>2266683000</text:p>
          </table:table-cell>
          <table:table-cell office:value-type="float" office:value="2014151000" table:style-name="ce1">
            <text:p>2014151000</text:p>
          </table:table-cell>
          <table:table-cell office:value-type="float" office:value="2138380000" table:style-name="ce1">
            <text:p>2138380000</text:p>
          </table:table-cell>
          <table:table-cell office:value-type="float" office:value="2135001000" table:style-name="ce1">
            <text:p>213500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18070000" table:style-name="ce1">
            <text:p>4218070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680553000" table:style-name="ce1">
            <text:p>5680553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359012000" table:style-name="ce1">
            <text:p>5359012000</text:p>
          </table:table-cell>
          <table:table-cell office:value-type="float" office:value="5350543000" table:style-name="ce1">
            <text:p>535054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2207000" table:style-name="ce1">
            <text:p>2402207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5097000" table:style-name="ce1">
            <text:p>3235097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3051978000" table:style-name="ce1">
            <text:p>3051978000</text:p>
          </table:table-cell>
          <table:table-cell office:value-type="float" office:value="3047155000" table:style-name="ce1">
            <text:p>304715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36712000" table:style-name="ce1">
            <text:p>153671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69518000" table:style-name="ce1">
            <text:p>206951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952375000" table:style-name="ce1">
            <text:p>1952375000</text:p>
          </table:table-cell>
          <table:table-cell office:value-type="float" office:value="1949291000" table:style-name="ce1">
            <text:p>19492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6861000" table:style-name="ce1">
            <text:p>1466861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75449000" table:style-name="ce1">
            <text:p>1975449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63631000" table:style-name="ce1">
            <text:p>1863631000</text:p>
          </table:table-cell>
          <table:table-cell office:value-type="float" office:value="1860686000" table:style-name="ce1">
            <text:p>186068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7160000" table:style-name="ce1">
            <text:p>132716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87311000" table:style-name="ce1">
            <text:p>1787311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86142000" table:style-name="ce1">
            <text:p>1686142000</text:p>
          </table:table-cell>
          <table:table-cell office:value-type="float" office:value="1683479000" table:style-name="ce1">
            <text:p>168347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6861000" table:style-name="ce1">
            <text:p>1466861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75449000" table:style-name="ce1">
            <text:p>1975449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63631000" table:style-name="ce1">
            <text:p>1863631000</text:p>
          </table:table-cell>
          <table:table-cell office:value-type="float" office:value="1860686000" table:style-name="ce1">
            <text:p>186068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9098000" table:style-name="ce1">
            <text:p>197909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65289000" table:style-name="ce1">
            <text:p>266528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514423000" table:style-name="ce1">
            <text:p>2514423000</text:p>
          </table:table-cell>
          <table:table-cell office:value-type="float" office:value="2510449000" table:style-name="ce1">
            <text:p>251044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84583000" table:style-name="ce1">
            <text:p>318458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88737000" table:style-name="ce1">
            <text:p>4288737000</text:p>
          </table:table-cell>
          <table:table-cell office:value-type="float" office:value="3810928000" table:style-name="ce1">
            <text:p>3810928000</text:p>
          </table:table-cell>
          <table:table-cell office:value-type="float" office:value="4045978000" table:style-name="ce1">
            <text:p>4045978000</text:p>
          </table:table-cell>
          <table:table-cell office:value-type="float" office:value="4039584000" table:style-name="ce1">
            <text:p>403958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87459000" table:style-name="ce1">
            <text:p>1187459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599174000" table:style-name="ce1">
            <text:p>1599174000</text:p>
          </table:table-cell>
          <table:table-cell office:value-type="float" office:value="1421009000" table:style-name="ce1">
            <text:p>1421009000</text:p>
          </table:table-cell>
          <table:table-cell office:value-type="float" office:value="1508654000" table:style-name="ce1">
            <text:p>1508654000</text:p>
          </table:table-cell>
          <table:table-cell office:value-type="float" office:value="1506270000" table:style-name="ce1">
            <text:p>150627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84439000" table:style-name="ce1">
            <text:p>3084439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53871000" table:style-name="ce1">
            <text:p>4153871000</text:p>
          </table:table-cell>
          <table:table-cell office:value-type="float" office:value="3691087000" table:style-name="ce1">
            <text:p>3691087000</text:p>
          </table:table-cell>
          <table:table-cell office:value-type="float" office:value="3918746000" table:style-name="ce1">
            <text:p>3918746000</text:p>
          </table:table-cell>
          <table:table-cell office:value-type="float" office:value="3912553000" table:style-name="ce1">
            <text:p>391255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9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99946000" table:style-name="ce1">
            <text:p>1699946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289349000" table:style-name="ce1">
            <text:p>2289349000</text:p>
          </table:table-cell>
          <table:table-cell office:value-type="float" office:value="2034293000" table:style-name="ce1">
            <text:p>2034293000</text:p>
          </table:table-cell>
          <table:table-cell office:value-type="float" office:value="2159763000" table:style-name="ce1">
            <text:p>2159763000</text:p>
          </table:table-cell>
          <table:table-cell office:value-type="float" office:value="2156351000" table:style-name="ce1">
            <text:p>215635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18070000" table:style-name="ce1">
            <text:p>4218070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680553000" table:style-name="ce1">
            <text:p>5680553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359012000" table:style-name="ce1">
            <text:p>5359012000</text:p>
          </table:table-cell>
          <table:table-cell office:value-type="float" office:value="5350543000" table:style-name="ce1">
            <text:p>535054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2207000" table:style-name="ce1">
            <text:p>2402207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5097000" table:style-name="ce1">
            <text:p>3235097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3051978000" table:style-name="ce1">
            <text:p>3051978000</text:p>
          </table:table-cell>
          <table:table-cell office:value-type="float" office:value="3047155000" table:style-name="ce1">
            <text:p>304715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36712000" table:style-name="ce1">
            <text:p>153671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69518000" table:style-name="ce1">
            <text:p>206951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952375000" table:style-name="ce1">
            <text:p>1952375000</text:p>
          </table:table-cell>
          <table:table-cell office:value-type="float" office:value="1949291000" table:style-name="ce1">
            <text:p>19492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6861000" table:style-name="ce1">
            <text:p>1466861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75449000" table:style-name="ce1">
            <text:p>1975449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63631000" table:style-name="ce1">
            <text:p>1863631000</text:p>
          </table:table-cell>
          <table:table-cell office:value-type="float" office:value="1860686000" table:style-name="ce1">
            <text:p>186068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7160000" table:style-name="ce1">
            <text:p>132716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87311000" table:style-name="ce1">
            <text:p>1787311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86142000" table:style-name="ce1">
            <text:p>1686142000</text:p>
          </table:table-cell>
          <table:table-cell office:value-type="float" office:value="1683479000" table:style-name="ce1">
            <text:p>168347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6861000" table:style-name="ce1">
            <text:p>1466861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75449000" table:style-name="ce1">
            <text:p>1975449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63631000" table:style-name="ce1">
            <text:p>1863631000</text:p>
          </table:table-cell>
          <table:table-cell office:value-type="float" office:value="1860686000" table:style-name="ce1">
            <text:p>186068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9098000" table:style-name="ce1">
            <text:p>197909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65289000" table:style-name="ce1">
            <text:p>266528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514423000" table:style-name="ce1">
            <text:p>2514423000</text:p>
          </table:table-cell>
          <table:table-cell office:value-type="float" office:value="2510449000" table:style-name="ce1">
            <text:p>251044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84583000" table:style-name="ce1">
            <text:p>318458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88737000" table:style-name="ce1">
            <text:p>4288737000</text:p>
          </table:table-cell>
          <table:table-cell office:value-type="float" office:value="3810928000" table:style-name="ce1">
            <text:p>3810928000</text:p>
          </table:table-cell>
          <table:table-cell office:value-type="float" office:value="4045978000" table:style-name="ce1">
            <text:p>4045978000</text:p>
          </table:table-cell>
          <table:table-cell office:value-type="float" office:value="4039584000" table:style-name="ce1">
            <text:p>403958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87459000" table:style-name="ce1">
            <text:p>1187459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599174000" table:style-name="ce1">
            <text:p>1599174000</text:p>
          </table:table-cell>
          <table:table-cell office:value-type="float" office:value="1421009000" table:style-name="ce1">
            <text:p>1421009000</text:p>
          </table:table-cell>
          <table:table-cell office:value-type="float" office:value="1508654000" table:style-name="ce1">
            <text:p>1508654000</text:p>
          </table:table-cell>
          <table:table-cell office:value-type="float" office:value="1506270000" table:style-name="ce1">
            <text:p>150627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84439000" table:style-name="ce1">
            <text:p>3084439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53871000" table:style-name="ce1">
            <text:p>4153871000</text:p>
          </table:table-cell>
          <table:table-cell office:value-type="float" office:value="3691087000" table:style-name="ce1">
            <text:p>3691087000</text:p>
          </table:table-cell>
          <table:table-cell office:value-type="float" office:value="3918746000" table:style-name="ce1">
            <text:p>3918746000</text:p>
          </table:table-cell>
          <table:table-cell office:value-type="float" office:value="3912553000" table:style-name="ce1">
            <text:p>391255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0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99946000" table:style-name="ce1">
            <text:p>1699946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289349000" table:style-name="ce1">
            <text:p>2289349000</text:p>
          </table:table-cell>
          <table:table-cell office:value-type="float" office:value="2034293000" table:style-name="ce1">
            <text:p>2034293000</text:p>
          </table:table-cell>
          <table:table-cell office:value-type="float" office:value="2159763000" table:style-name="ce1">
            <text:p>2159763000</text:p>
          </table:table-cell>
          <table:table-cell office:value-type="float" office:value="2156351000" table:style-name="ce1">
            <text:p>215635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59833000" table:style-name="ce1">
            <text:p>4259833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736796000" table:style-name="ce1">
            <text:p>5736796000</text:p>
          </table:table-cell>
          <table:table-cell office:value-type="float" office:value="5097659000" table:style-name="ce1">
            <text:p>5097659000</text:p>
          </table:table-cell>
          <table:table-cell office:value-type="float" office:value="5412071000" table:style-name="ce1">
            <text:p>5412071000</text:p>
          </table:table-cell>
          <table:table-cell office:value-type="float" office:value="5403519000" table:style-name="ce1">
            <text:p>540351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25991000" table:style-name="ce1">
            <text:p>2425991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67127000" table:style-name="ce1">
            <text:p>3267127000</text:p>
          </table:table-cell>
          <table:table-cell office:value-type="float" office:value="2903136000" table:style-name="ce1">
            <text:p>2903136000</text:p>
          </table:table-cell>
          <table:table-cell office:value-type="float" office:value="3082195000" table:style-name="ce1">
            <text:p>3082195000</text:p>
          </table:table-cell>
          <table:table-cell office:value-type="float" office:value="3077325000" table:style-name="ce1">
            <text:p>307732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51927000" table:style-name="ce1">
            <text:p>1551927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90009000" table:style-name="ce1">
            <text:p>2090009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71706000" table:style-name="ce1">
            <text:p>1971706000</text:p>
          </table:table-cell>
          <table:table-cell office:value-type="float" office:value="1968590000" table:style-name="ce1">
            <text:p>196859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40300000" table:style-name="ce1">
            <text:p>134030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805008000" table:style-name="ce1">
            <text:p>1805008000</text:p>
          </table:table-cell>
          <table:table-cell office:value-type="float" office:value="1603911000" table:style-name="ce1">
            <text:p>1603911000</text:p>
          </table:table-cell>
          <table:table-cell office:value-type="float" office:value="1702837000" table:style-name="ce1">
            <text:p>1702837000</text:p>
          </table:table-cell>
          <table:table-cell office:value-type="float" office:value="1700146000" table:style-name="ce1">
            <text:p>170014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98693000" table:style-name="ce1">
            <text:p>199869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1678000" table:style-name="ce1">
            <text:p>2691678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539318000" table:style-name="ce1">
            <text:p>2539318000</text:p>
          </table:table-cell>
          <table:table-cell office:value-type="float" office:value="2535305000" table:style-name="ce1">
            <text:p>253530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16113000" table:style-name="ce1">
            <text:p>321611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31200000" table:style-name="ce1">
            <text:p>4331200000</text:p>
          </table:table-cell>
          <table:table-cell office:value-type="float" office:value="3848660000" table:style-name="ce1">
            <text:p>3848660000</text:p>
          </table:table-cell>
          <table:table-cell office:value-type="float" office:value="4086037000" table:style-name="ce1">
            <text:p>4086037000</text:p>
          </table:table-cell>
          <table:table-cell office:value-type="float" office:value="4079580000" table:style-name="ce1">
            <text:p>407958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9216000" table:style-name="ce1">
            <text:p>119921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15007000" table:style-name="ce1">
            <text:p>1615007000</text:p>
          </table:table-cell>
          <table:table-cell office:value-type="float" office:value="1435078000" table:style-name="ce1">
            <text:p>1435078000</text:p>
          </table:table-cell>
          <table:table-cell office:value-type="float" office:value="1523591000" table:style-name="ce1">
            <text:p>1523591000</text:p>
          </table:table-cell>
          <table:table-cell office:value-type="float" office:value="1521183000" table:style-name="ce1">
            <text:p>152118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14978000" table:style-name="ce1">
            <text:p>3114978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94998000" table:style-name="ce1">
            <text:p>4194998000</text:p>
          </table:table-cell>
          <table:table-cell office:value-type="float" office:value="3727633000" table:style-name="ce1">
            <text:p>3727633000</text:p>
          </table:table-cell>
          <table:table-cell office:value-type="float" office:value="3957545000" table:style-name="ce1">
            <text:p>3957545000</text:p>
          </table:table-cell>
          <table:table-cell office:value-type="float" office:value="3951291000" table:style-name="ce1">
            <text:p>39512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1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16778000" table:style-name="ce1">
            <text:p>1716778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12016000" table:style-name="ce1">
            <text:p>2312016000</text:p>
          </table:table-cell>
          <table:table-cell office:value-type="float" office:value="2054434000" table:style-name="ce1">
            <text:p>2054434000</text:p>
          </table:table-cell>
          <table:table-cell office:value-type="float" office:value="2181147000" table:style-name="ce1">
            <text:p>2181147000</text:p>
          </table:table-cell>
          <table:table-cell office:value-type="float" office:value="2177701000" table:style-name="ce1">
            <text:p>217770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18070000" table:style-name="ce1">
            <text:p>4218070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680553000" table:style-name="ce1">
            <text:p>5680553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359012000" table:style-name="ce1">
            <text:p>5359012000</text:p>
          </table:table-cell>
          <table:table-cell office:value-type="float" office:value="5350543000" table:style-name="ce1">
            <text:p>535054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2207000" table:style-name="ce1">
            <text:p>2402207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5097000" table:style-name="ce1">
            <text:p>3235097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3051978000" table:style-name="ce1">
            <text:p>3051978000</text:p>
          </table:table-cell>
          <table:table-cell office:value-type="float" office:value="3047155000" table:style-name="ce1">
            <text:p>304715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36712000" table:style-name="ce1">
            <text:p>153671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69518000" table:style-name="ce1">
            <text:p>206951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952375000" table:style-name="ce1">
            <text:p>1952375000</text:p>
          </table:table-cell>
          <table:table-cell office:value-type="float" office:value="1949291000" table:style-name="ce1">
            <text:p>19492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10743000" table:style-name="ce1">
            <text:p>121074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30530000" table:style-name="ce1">
            <text:p>1630530000</text:p>
          </table:table-cell>
          <table:table-cell office:value-type="float" office:value="1448872000" table:style-name="ce1">
            <text:p>1448872000</text:p>
          </table:table-cell>
          <table:table-cell office:value-type="float" office:value="1538235000" table:style-name="ce1">
            <text:p>1538235000</text:p>
          </table:table-cell>
          <table:table-cell office:value-type="float" office:value="1535805000" table:style-name="ce1">
            <text:p>153580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6861000" table:style-name="ce1">
            <text:p>1466861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75449000" table:style-name="ce1">
            <text:p>1975449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63631000" table:style-name="ce1">
            <text:p>1863631000</text:p>
          </table:table-cell>
          <table:table-cell office:value-type="float" office:value="1860686000" table:style-name="ce1">
            <text:p>186068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7160000" table:style-name="ce1">
            <text:p>132716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87311000" table:style-name="ce1">
            <text:p>1787311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86142000" table:style-name="ce1">
            <text:p>1686142000</text:p>
          </table:table-cell>
          <table:table-cell office:value-type="float" office:value="1683479000" table:style-name="ce1">
            <text:p>168347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6861000" table:style-name="ce1">
            <text:p>1466861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75449000" table:style-name="ce1">
            <text:p>1975449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63631000" table:style-name="ce1">
            <text:p>1863631000</text:p>
          </table:table-cell>
          <table:table-cell office:value-type="float" office:value="1860686000" table:style-name="ce1">
            <text:p>186068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9098000" table:style-name="ce1">
            <text:p>197909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65289000" table:style-name="ce1">
            <text:p>266528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514423000" table:style-name="ce1">
            <text:p>2514423000</text:p>
          </table:table-cell>
          <table:table-cell office:value-type="float" office:value="2510449000" table:style-name="ce1">
            <text:p>251044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84583000" table:style-name="ce1">
            <text:p>318458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88737000" table:style-name="ce1">
            <text:p>4288737000</text:p>
          </table:table-cell>
          <table:table-cell office:value-type="float" office:value="3810928000" table:style-name="ce1">
            <text:p>3810928000</text:p>
          </table:table-cell>
          <table:table-cell office:value-type="float" office:value="4045978000" table:style-name="ce1">
            <text:p>4045978000</text:p>
          </table:table-cell>
          <table:table-cell office:value-type="float" office:value="4039584000" table:style-name="ce1">
            <text:p>403958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87459000" table:style-name="ce1">
            <text:p>1187459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599174000" table:style-name="ce1">
            <text:p>1599174000</text:p>
          </table:table-cell>
          <table:table-cell office:value-type="float" office:value="1421009000" table:style-name="ce1">
            <text:p>1421009000</text:p>
          </table:table-cell>
          <table:table-cell office:value-type="float" office:value="1508654000" table:style-name="ce1">
            <text:p>1508654000</text:p>
          </table:table-cell>
          <table:table-cell office:value-type="float" office:value="1506270000" table:style-name="ce1">
            <text:p>150627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84439000" table:style-name="ce1">
            <text:p>3084439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53871000" table:style-name="ce1">
            <text:p>4153871000</text:p>
          </table:table-cell>
          <table:table-cell office:value-type="float" office:value="3691087000" table:style-name="ce1">
            <text:p>3691087000</text:p>
          </table:table-cell>
          <table:table-cell office:value-type="float" office:value="3918746000" table:style-name="ce1">
            <text:p>3918746000</text:p>
          </table:table-cell>
          <table:table-cell office:value-type="float" office:value="3912553000" table:style-name="ce1">
            <text:p>391255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2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99946000" table:style-name="ce1">
            <text:p>1699946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289349000" table:style-name="ce1">
            <text:p>2289349000</text:p>
          </table:table-cell>
          <table:table-cell office:value-type="float" office:value="2034293000" table:style-name="ce1">
            <text:p>2034293000</text:p>
          </table:table-cell>
          <table:table-cell office:value-type="float" office:value="2159763000" table:style-name="ce1">
            <text:p>2159763000</text:p>
          </table:table-cell>
          <table:table-cell office:value-type="float" office:value="2156351000" table:style-name="ce1">
            <text:p>215635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18070000" table:style-name="ce1">
            <text:p>4218070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680553000" table:style-name="ce1">
            <text:p>5680553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359012000" table:style-name="ce1">
            <text:p>5359012000</text:p>
          </table:table-cell>
          <table:table-cell office:value-type="float" office:value="5350543000" table:style-name="ce1">
            <text:p>535054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2207000" table:style-name="ce1">
            <text:p>2402207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5097000" table:style-name="ce1">
            <text:p>3235097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3051978000" table:style-name="ce1">
            <text:p>3051978000</text:p>
          </table:table-cell>
          <table:table-cell office:value-type="float" office:value="3047155000" table:style-name="ce1">
            <text:p>304715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36712000" table:style-name="ce1">
            <text:p>153671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69518000" table:style-name="ce1">
            <text:p>206951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952375000" table:style-name="ce1">
            <text:p>1952375000</text:p>
          </table:table-cell>
          <table:table-cell office:value-type="float" office:value="1949291000" table:style-name="ce1">
            <text:p>19492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10743000" table:style-name="ce1">
            <text:p>121074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30530000" table:style-name="ce1">
            <text:p>1630530000</text:p>
          </table:table-cell>
          <table:table-cell office:value-type="float" office:value="1448872000" table:style-name="ce1">
            <text:p>1448872000</text:p>
          </table:table-cell>
          <table:table-cell office:value-type="float" office:value="1538235000" table:style-name="ce1">
            <text:p>1538235000</text:p>
          </table:table-cell>
          <table:table-cell office:value-type="float" office:value="1535805000" table:style-name="ce1">
            <text:p>153580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6861000" table:style-name="ce1">
            <text:p>1466861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75449000" table:style-name="ce1">
            <text:p>1975449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63631000" table:style-name="ce1">
            <text:p>1863631000</text:p>
          </table:table-cell>
          <table:table-cell office:value-type="float" office:value="1860686000" table:style-name="ce1">
            <text:p>186068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7160000" table:style-name="ce1">
            <text:p>132716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87311000" table:style-name="ce1">
            <text:p>1787311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86142000" table:style-name="ce1">
            <text:p>1686142000</text:p>
          </table:table-cell>
          <table:table-cell office:value-type="float" office:value="1683479000" table:style-name="ce1">
            <text:p>168347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6861000" table:style-name="ce1">
            <text:p>1466861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75449000" table:style-name="ce1">
            <text:p>1975449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63631000" table:style-name="ce1">
            <text:p>1863631000</text:p>
          </table:table-cell>
          <table:table-cell office:value-type="float" office:value="1860686000" table:style-name="ce1">
            <text:p>186068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9098000" table:style-name="ce1">
            <text:p>197909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65289000" table:style-name="ce1">
            <text:p>266528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514423000" table:style-name="ce1">
            <text:p>2514423000</text:p>
          </table:table-cell>
          <table:table-cell office:value-type="float" office:value="2510449000" table:style-name="ce1">
            <text:p>251044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84583000" table:style-name="ce1">
            <text:p>318458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88737000" table:style-name="ce1">
            <text:p>4288737000</text:p>
          </table:table-cell>
          <table:table-cell office:value-type="float" office:value="3810928000" table:style-name="ce1">
            <text:p>3810928000</text:p>
          </table:table-cell>
          <table:table-cell office:value-type="float" office:value="4045978000" table:style-name="ce1">
            <text:p>4045978000</text:p>
          </table:table-cell>
          <table:table-cell office:value-type="float" office:value="4039584000" table:style-name="ce1">
            <text:p>403958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87459000" table:style-name="ce1">
            <text:p>1187459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599174000" table:style-name="ce1">
            <text:p>1599174000</text:p>
          </table:table-cell>
          <table:table-cell office:value-type="float" office:value="1421009000" table:style-name="ce1">
            <text:p>1421009000</text:p>
          </table:table-cell>
          <table:table-cell office:value-type="float" office:value="1508654000" table:style-name="ce1">
            <text:p>1508654000</text:p>
          </table:table-cell>
          <table:table-cell office:value-type="float" office:value="1506270000" table:style-name="ce1">
            <text:p>150627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84439000" table:style-name="ce1">
            <text:p>3084439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53871000" table:style-name="ce1">
            <text:p>4153871000</text:p>
          </table:table-cell>
          <table:table-cell office:value-type="float" office:value="3691087000" table:style-name="ce1">
            <text:p>3691087000</text:p>
          </table:table-cell>
          <table:table-cell office:value-type="float" office:value="3918746000" table:style-name="ce1">
            <text:p>3918746000</text:p>
          </table:table-cell>
          <table:table-cell office:value-type="float" office:value="3912553000" table:style-name="ce1">
            <text:p>391255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5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99946000" table:style-name="ce1">
            <text:p>1699946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289349000" table:style-name="ce1">
            <text:p>2289349000</text:p>
          </table:table-cell>
          <table:table-cell office:value-type="float" office:value="2034293000" table:style-name="ce1">
            <text:p>2034293000</text:p>
          </table:table-cell>
          <table:table-cell office:value-type="float" office:value="2159763000" table:style-name="ce1">
            <text:p>2159763000</text:p>
          </table:table-cell>
          <table:table-cell office:value-type="float" office:value="2156351000" table:style-name="ce1">
            <text:p>215635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59833000" table:style-name="ce1">
            <text:p>4259833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736796000" table:style-name="ce1">
            <text:p>5736796000</text:p>
          </table:table-cell>
          <table:table-cell office:value-type="float" office:value="5097659000" table:style-name="ce1">
            <text:p>5097659000</text:p>
          </table:table-cell>
          <table:table-cell office:value-type="float" office:value="5412071000" table:style-name="ce1">
            <text:p>5412071000</text:p>
          </table:table-cell>
          <table:table-cell office:value-type="float" office:value="5403519000" table:style-name="ce1">
            <text:p>540351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25991000" table:style-name="ce1">
            <text:p>2425991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67127000" table:style-name="ce1">
            <text:p>3267127000</text:p>
          </table:table-cell>
          <table:table-cell office:value-type="float" office:value="2903136000" table:style-name="ce1">
            <text:p>2903136000</text:p>
          </table:table-cell>
          <table:table-cell office:value-type="float" office:value="3082195000" table:style-name="ce1">
            <text:p>3082195000</text:p>
          </table:table-cell>
          <table:table-cell office:value-type="float" office:value="3077325000" table:style-name="ce1">
            <text:p>307732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51927000" table:style-name="ce1">
            <text:p>1551927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90009000" table:style-name="ce1">
            <text:p>2090009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71706000" table:style-name="ce1">
            <text:p>1971706000</text:p>
          </table:table-cell>
          <table:table-cell office:value-type="float" office:value="1968590000" table:style-name="ce1">
            <text:p>196859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22730000" table:style-name="ce1">
            <text:p>122273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46673000" table:style-name="ce1">
            <text:p>1646673000</text:p>
          </table:table-cell>
          <table:table-cell office:value-type="float" office:value="1463217000" table:style-name="ce1">
            <text:p>1463217000</text:p>
          </table:table-cell>
          <table:table-cell office:value-type="float" office:value="1553465000" table:style-name="ce1">
            <text:p>1553465000</text:p>
          </table:table-cell>
          <table:table-cell office:value-type="float" office:value="1551011000" table:style-name="ce1">
            <text:p>155101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40300000" table:style-name="ce1">
            <text:p>134030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805008000" table:style-name="ce1">
            <text:p>1805008000</text:p>
          </table:table-cell>
          <table:table-cell office:value-type="float" office:value="1603911000" table:style-name="ce1">
            <text:p>1603911000</text:p>
          </table:table-cell>
          <table:table-cell office:value-type="float" office:value="1702837000" table:style-name="ce1">
            <text:p>1702837000</text:p>
          </table:table-cell>
          <table:table-cell office:value-type="float" office:value="1700146000" table:style-name="ce1">
            <text:p>170014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98693000" table:style-name="ce1">
            <text:p>199869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1678000" table:style-name="ce1">
            <text:p>2691678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539318000" table:style-name="ce1">
            <text:p>2539318000</text:p>
          </table:table-cell>
          <table:table-cell office:value-type="float" office:value="2535305000" table:style-name="ce1">
            <text:p>253530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16113000" table:style-name="ce1">
            <text:p>321611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31200000" table:style-name="ce1">
            <text:p>4331200000</text:p>
          </table:table-cell>
          <table:table-cell office:value-type="float" office:value="3848660000" table:style-name="ce1">
            <text:p>3848660000</text:p>
          </table:table-cell>
          <table:table-cell office:value-type="float" office:value="4086037000" table:style-name="ce1">
            <text:p>4086037000</text:p>
          </table:table-cell>
          <table:table-cell office:value-type="float" office:value="4079580000" table:style-name="ce1">
            <text:p>407958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6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14978000" table:style-name="ce1">
            <text:p>3114978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94998000" table:style-name="ce1">
            <text:p>4194998000</text:p>
          </table:table-cell>
          <table:table-cell office:value-type="float" office:value="3727633000" table:style-name="ce1">
            <text:p>3727633000</text:p>
          </table:table-cell>
          <table:table-cell office:value-type="float" office:value="3957545000" table:style-name="ce1">
            <text:p>3957545000</text:p>
          </table:table-cell>
          <table:table-cell office:value-type="float" office:value="3951291000" table:style-name="ce1">
            <text:p>39512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18070000" table:style-name="ce1">
            <text:p>4218070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680553000" table:style-name="ce1">
            <text:p>5680553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359012000" table:style-name="ce1">
            <text:p>5359012000</text:p>
          </table:table-cell>
          <table:table-cell office:value-type="float" office:value="5350543000" table:style-name="ce1">
            <text:p>535054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2207000" table:style-name="ce1">
            <text:p>2402207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5097000" table:style-name="ce1">
            <text:p>3235097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3051978000" table:style-name="ce1">
            <text:p>3051978000</text:p>
          </table:table-cell>
          <table:table-cell office:value-type="float" office:value="3047155000" table:style-name="ce1">
            <text:p>304715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36712000" table:style-name="ce1">
            <text:p>153671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69518000" table:style-name="ce1">
            <text:p>206951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952375000" table:style-name="ce1">
            <text:p>1952375000</text:p>
          </table:table-cell>
          <table:table-cell office:value-type="float" office:value="1949291000" table:style-name="ce1">
            <text:p>19492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10743000" table:style-name="ce1">
            <text:p>121074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30530000" table:style-name="ce1">
            <text:p>1630530000</text:p>
          </table:table-cell>
          <table:table-cell office:value-type="float" office:value="1448872000" table:style-name="ce1">
            <text:p>1448872000</text:p>
          </table:table-cell>
          <table:table-cell office:value-type="float" office:value="1538235000" table:style-name="ce1">
            <text:p>1538235000</text:p>
          </table:table-cell>
          <table:table-cell office:value-type="float" office:value="1535805000" table:style-name="ce1">
            <text:p>153580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6861000" table:style-name="ce1">
            <text:p>1466861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75449000" table:style-name="ce1">
            <text:p>1975449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63631000" table:style-name="ce1">
            <text:p>1863631000</text:p>
          </table:table-cell>
          <table:table-cell office:value-type="float" office:value="1860686000" table:style-name="ce1">
            <text:p>186068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7160000" table:style-name="ce1">
            <text:p>132716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87311000" table:style-name="ce1">
            <text:p>1787311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86142000" table:style-name="ce1">
            <text:p>1686142000</text:p>
          </table:table-cell>
          <table:table-cell office:value-type="float" office:value="1683479000" table:style-name="ce1">
            <text:p>168347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6861000" table:style-name="ce1">
            <text:p>1466861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75449000" table:style-name="ce1">
            <text:p>1975449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63631000" table:style-name="ce1">
            <text:p>1863631000</text:p>
          </table:table-cell>
          <table:table-cell office:value-type="float" office:value="1860686000" table:style-name="ce1">
            <text:p>186068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9098000" table:style-name="ce1">
            <text:p>197909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65289000" table:style-name="ce1">
            <text:p>266528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514423000" table:style-name="ce1">
            <text:p>2514423000</text:p>
          </table:table-cell>
          <table:table-cell office:value-type="float" office:value="2510449000" table:style-name="ce1">
            <text:p>251044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84583000" table:style-name="ce1">
            <text:p>318458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88737000" table:style-name="ce1">
            <text:p>4288737000</text:p>
          </table:table-cell>
          <table:table-cell office:value-type="float" office:value="3810928000" table:style-name="ce1">
            <text:p>3810928000</text:p>
          </table:table-cell>
          <table:table-cell office:value-type="float" office:value="4045978000" table:style-name="ce1">
            <text:p>4045978000</text:p>
          </table:table-cell>
          <table:table-cell office:value-type="float" office:value="4039584000" table:style-name="ce1">
            <text:p>403958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7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84439000" table:style-name="ce1">
            <text:p>3084439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53871000" table:style-name="ce1">
            <text:p>4153871000</text:p>
          </table:table-cell>
          <table:table-cell office:value-type="float" office:value="3691087000" table:style-name="ce1">
            <text:p>3691087000</text:p>
          </table:table-cell>
          <table:table-cell office:value-type="float" office:value="3918746000" table:style-name="ce1">
            <text:p>3918746000</text:p>
          </table:table-cell>
          <table:table-cell office:value-type="float" office:value="3912553000" table:style-name="ce1">
            <text:p>391255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59833000" table:style-name="ce1">
            <text:p>4259833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736796000" table:style-name="ce1">
            <text:p>5736796000</text:p>
          </table:table-cell>
          <table:table-cell office:value-type="float" office:value="5097659000" table:style-name="ce1">
            <text:p>5097659000</text:p>
          </table:table-cell>
          <table:table-cell office:value-type="float" office:value="5412071000" table:style-name="ce1">
            <text:p>5412071000</text:p>
          </table:table-cell>
          <table:table-cell office:value-type="float" office:value="5403519000" table:style-name="ce1">
            <text:p>540351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25991000" table:style-name="ce1">
            <text:p>2425991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67127000" table:style-name="ce1">
            <text:p>3267127000</text:p>
          </table:table-cell>
          <table:table-cell office:value-type="float" office:value="2903136000" table:style-name="ce1">
            <text:p>2903136000</text:p>
          </table:table-cell>
          <table:table-cell office:value-type="float" office:value="3082195000" table:style-name="ce1">
            <text:p>3082195000</text:p>
          </table:table-cell>
          <table:table-cell office:value-type="float" office:value="3077325000" table:style-name="ce1">
            <text:p>307732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51927000" table:style-name="ce1">
            <text:p>1551927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90009000" table:style-name="ce1">
            <text:p>2090009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71706000" table:style-name="ce1">
            <text:p>1971706000</text:p>
          </table:table-cell>
          <table:table-cell office:value-type="float" office:value="1968590000" table:style-name="ce1">
            <text:p>196859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22730000" table:style-name="ce1">
            <text:p>122273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46673000" table:style-name="ce1">
            <text:p>1646673000</text:p>
          </table:table-cell>
          <table:table-cell office:value-type="float" office:value="1463217000" table:style-name="ce1">
            <text:p>1463217000</text:p>
          </table:table-cell>
          <table:table-cell office:value-type="float" office:value="1553465000" table:style-name="ce1">
            <text:p>1553465000</text:p>
          </table:table-cell>
          <table:table-cell office:value-type="float" office:value="1551011000" table:style-name="ce1">
            <text:p>155101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40300000" table:style-name="ce1">
            <text:p>134030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805008000" table:style-name="ce1">
            <text:p>1805008000</text:p>
          </table:table-cell>
          <table:table-cell office:value-type="float" office:value="1603911000" table:style-name="ce1">
            <text:p>1603911000</text:p>
          </table:table-cell>
          <table:table-cell office:value-type="float" office:value="1702837000" table:style-name="ce1">
            <text:p>1702837000</text:p>
          </table:table-cell>
          <table:table-cell office:value-type="float" office:value="1700146000" table:style-name="ce1">
            <text:p>170014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8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98693000" table:style-name="ce1">
            <text:p>199869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1678000" table:style-name="ce1">
            <text:p>2691678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539318000" table:style-name="ce1">
            <text:p>2539318000</text:p>
          </table:table-cell>
          <table:table-cell office:value-type="float" office:value="2535305000" table:style-name="ce1">
            <text:p>253530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18070000" table:style-name="ce1">
            <text:p>4218070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680553000" table:style-name="ce1">
            <text:p>5680553000</text:p>
          </table:table-cell>
          <table:table-cell office:value-type="float" office:value="5047682000" table:style-name="ce1">
            <text:p>5047682000</text:p>
          </table:table-cell>
          <table:table-cell office:value-type="float" office:value="5359012000" table:style-name="ce1">
            <text:p>5359012000</text:p>
          </table:table-cell>
          <table:table-cell office:value-type="float" office:value="5350543000" table:style-name="ce1">
            <text:p>535054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2207000" table:style-name="ce1">
            <text:p>2402207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5097000" table:style-name="ce1">
            <text:p>3235097000</text:p>
          </table:table-cell>
          <table:table-cell office:value-type="float" office:value="2874674000" table:style-name="ce1">
            <text:p>2874674000</text:p>
          </table:table-cell>
          <table:table-cell office:value-type="float" office:value="3051978000" table:style-name="ce1">
            <text:p>3051978000</text:p>
          </table:table-cell>
          <table:table-cell office:value-type="float" office:value="3047155000" table:style-name="ce1">
            <text:p>304715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36712000" table:style-name="ce1">
            <text:p>153671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69518000" table:style-name="ce1">
            <text:p>2069518000</text:p>
          </table:table-cell>
          <table:table-cell office:value-type="float" office:value="1838953000" table:style-name="ce1">
            <text:p>1838953000</text:p>
          </table:table-cell>
          <table:table-cell office:value-type="float" office:value="1952375000" table:style-name="ce1">
            <text:p>1952375000</text:p>
          </table:table-cell>
          <table:table-cell office:value-type="float" office:value="1949291000" table:style-name="ce1">
            <text:p>19492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10743000" table:style-name="ce1">
            <text:p>121074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30530000" table:style-name="ce1">
            <text:p>1630530000</text:p>
          </table:table-cell>
          <table:table-cell office:value-type="float" office:value="1448872000" table:style-name="ce1">
            <text:p>1448872000</text:p>
          </table:table-cell>
          <table:table-cell office:value-type="float" office:value="1538235000" table:style-name="ce1">
            <text:p>1538235000</text:p>
          </table:table-cell>
          <table:table-cell office:value-type="float" office:value="1535805000" table:style-name="ce1">
            <text:p>153580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6861000" table:style-name="ce1">
            <text:p>1466861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75449000" table:style-name="ce1">
            <text:p>1975449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63631000" table:style-name="ce1">
            <text:p>1863631000</text:p>
          </table:table-cell>
          <table:table-cell office:value-type="float" office:value="1860686000" table:style-name="ce1">
            <text:p>186068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27160000" table:style-name="ce1">
            <text:p>132716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87311000" table:style-name="ce1">
            <text:p>1787311000</text:p>
          </table:table-cell>
          <table:table-cell office:value-type="float" office:value="1588187000" table:style-name="ce1">
            <text:p>1588187000</text:p>
          </table:table-cell>
          <table:table-cell office:value-type="float" office:value="1686142000" table:style-name="ce1">
            <text:p>1686142000</text:p>
          </table:table-cell>
          <table:table-cell office:value-type="float" office:value="1683479000" table:style-name="ce1">
            <text:p>168347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388437000" table:style-name="ce1">
            <text:p>2388437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16552000" table:style-name="ce1">
            <text:p>3216552000</text:p>
          </table:table-cell>
          <table:table-cell office:value-type="float" office:value="2858196000" table:style-name="ce1">
            <text:p>2858196000</text:p>
          </table:table-cell>
          <table:table-cell office:value-type="float" office:value="3034483000" table:style-name="ce1">
            <text:p>3034483000</text:p>
          </table:table-cell>
          <table:table-cell office:value-type="float" office:value="3029688000" table:style-name="ce1">
            <text:p>302968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66861000" table:style-name="ce1">
            <text:p>1466861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75449000" table:style-name="ce1">
            <text:p>1975449000</text:p>
          </table:table-cell>
          <table:table-cell office:value-type="float" office:value="1755364000" table:style-name="ce1">
            <text:p>1755364000</text:p>
          </table:table-cell>
          <table:table-cell office:value-type="float" office:value="1863631000" table:style-name="ce1">
            <text:p>1863631000</text:p>
          </table:table-cell>
          <table:table-cell office:value-type="float" office:value="1860686000" table:style-name="ce1">
            <text:p>186068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63826000" table:style-name="ce1">
            <text:p>1963826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44722000" table:style-name="ce1">
            <text:p>2644722000</text:p>
          </table:table-cell>
          <table:table-cell office:value-type="float" office:value="2350072000" table:style-name="ce1">
            <text:p>2350072000</text:p>
          </table:table-cell>
          <table:table-cell office:value-type="float" office:value="2495020000" table:style-name="ce1">
            <text:p>2495020000</text:p>
          </table:table-cell>
          <table:table-cell office:value-type="float" office:value="2491077000" table:style-name="ce1">
            <text:p>249107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9098000" table:style-name="ce1">
            <text:p>197909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65289000" table:style-name="ce1">
            <text:p>2665289000</text:p>
          </table:table-cell>
          <table:table-cell office:value-type="float" office:value="2368348000" table:style-name="ce1">
            <text:p>2368348000</text:p>
          </table:table-cell>
          <table:table-cell office:value-type="float" office:value="2514423000" table:style-name="ce1">
            <text:p>2514423000</text:p>
          </table:table-cell>
          <table:table-cell office:value-type="float" office:value="2510449000" table:style-name="ce1">
            <text:p>251044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87459000" table:style-name="ce1">
            <text:p>1187459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599174000" table:style-name="ce1">
            <text:p>1599174000</text:p>
          </table:table-cell>
          <table:table-cell office:value-type="float" office:value="1421009000" table:style-name="ce1">
            <text:p>1421009000</text:p>
          </table:table-cell>
          <table:table-cell office:value-type="float" office:value="1508654000" table:style-name="ce1">
            <text:p>1508654000</text:p>
          </table:table-cell>
          <table:table-cell office:value-type="float" office:value="1506270000" table:style-name="ce1">
            <text:p>150627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19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699946000" table:style-name="ce1">
            <text:p>1699946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289349000" table:style-name="ce1">
            <text:p>2289349000</text:p>
          </table:table-cell>
          <table:table-cell office:value-type="float" office:value="2034293000" table:style-name="ce1">
            <text:p>2034293000</text:p>
          </table:table-cell>
          <table:table-cell office:value-type="float" office:value="2159763000" table:style-name="ce1">
            <text:p>2159763000</text:p>
          </table:table-cell>
          <table:table-cell office:value-type="float" office:value="2156351000" table:style-name="ce1">
            <text:p>215635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59833000" table:style-name="ce1">
            <text:p>4259833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736796000" table:style-name="ce1">
            <text:p>5736796000</text:p>
          </table:table-cell>
          <table:table-cell office:value-type="float" office:value="5097659000" table:style-name="ce1">
            <text:p>5097659000</text:p>
          </table:table-cell>
          <table:table-cell office:value-type="float" office:value="5412071000" table:style-name="ce1">
            <text:p>5412071000</text:p>
          </table:table-cell>
          <table:table-cell office:value-type="float" office:value="5403519000" table:style-name="ce1">
            <text:p>540351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25991000" table:style-name="ce1">
            <text:p>2425991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67127000" table:style-name="ce1">
            <text:p>3267127000</text:p>
          </table:table-cell>
          <table:table-cell office:value-type="float" office:value="2903136000" table:style-name="ce1">
            <text:p>2903136000</text:p>
          </table:table-cell>
          <table:table-cell office:value-type="float" office:value="3082195000" table:style-name="ce1">
            <text:p>3082195000</text:p>
          </table:table-cell>
          <table:table-cell office:value-type="float" office:value="3077325000" table:style-name="ce1">
            <text:p>307732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51927000" table:style-name="ce1">
            <text:p>1551927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90009000" table:style-name="ce1">
            <text:p>2090009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71706000" table:style-name="ce1">
            <text:p>1971706000</text:p>
          </table:table-cell>
          <table:table-cell office:value-type="float" office:value="1968590000" table:style-name="ce1">
            <text:p>196859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22730000" table:style-name="ce1">
            <text:p>122273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46673000" table:style-name="ce1">
            <text:p>1646673000</text:p>
          </table:table-cell>
          <table:table-cell office:value-type="float" office:value="1463217000" table:style-name="ce1">
            <text:p>1463217000</text:p>
          </table:table-cell>
          <table:table-cell office:value-type="float" office:value="1553465000" table:style-name="ce1">
            <text:p>1553465000</text:p>
          </table:table-cell>
          <table:table-cell office:value-type="float" office:value="1551011000" table:style-name="ce1">
            <text:p>155101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40300000" table:style-name="ce1">
            <text:p>134030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805008000" table:style-name="ce1">
            <text:p>1805008000</text:p>
          </table:table-cell>
          <table:table-cell office:value-type="float" office:value="1603911000" table:style-name="ce1">
            <text:p>1603911000</text:p>
          </table:table-cell>
          <table:table-cell office:value-type="float" office:value="1702837000" table:style-name="ce1">
            <text:p>1702837000</text:p>
          </table:table-cell>
          <table:table-cell office:value-type="float" office:value="1700146000" table:style-name="ce1">
            <text:p>170014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98693000" table:style-name="ce1">
            <text:p>199869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1678000" table:style-name="ce1">
            <text:p>2691678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539318000" table:style-name="ce1">
            <text:p>2539318000</text:p>
          </table:table-cell>
          <table:table-cell office:value-type="float" office:value="2535305000" table:style-name="ce1">
            <text:p>253530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9216000" table:style-name="ce1">
            <text:p>119921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15007000" table:style-name="ce1">
            <text:p>1615007000</text:p>
          </table:table-cell>
          <table:table-cell office:value-type="float" office:value="1435078000" table:style-name="ce1">
            <text:p>1435078000</text:p>
          </table:table-cell>
          <table:table-cell office:value-type="float" office:value="1523591000" table:style-name="ce1">
            <text:p>1523591000</text:p>
          </table:table-cell>
          <table:table-cell office:value-type="float" office:value="1521183000" table:style-name="ce1">
            <text:p>152118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0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16778000" table:style-name="ce1">
            <text:p>1716778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12016000" table:style-name="ce1">
            <text:p>2312016000</text:p>
          </table:table-cell>
          <table:table-cell office:value-type="float" office:value="2054434000" table:style-name="ce1">
            <text:p>2054434000</text:p>
          </table:table-cell>
          <table:table-cell office:value-type="float" office:value="2181147000" table:style-name="ce1">
            <text:p>2181147000</text:p>
          </table:table-cell>
          <table:table-cell office:value-type="float" office:value="2177701000" table:style-name="ce1">
            <text:p>217770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301596000" table:style-name="ce1">
            <text:p>4301596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793039000" table:style-name="ce1">
            <text:p>5793039000</text:p>
          </table:table-cell>
          <table:table-cell office:value-type="float" office:value="5147636000" table:style-name="ce1">
            <text:p>5147636000</text:p>
          </table:table-cell>
          <table:table-cell office:value-type="float" office:value="5465131000" table:style-name="ce1">
            <text:p>5465131000</text:p>
          </table:table-cell>
          <table:table-cell office:value-type="float" office:value="5456495000" table:style-name="ce1">
            <text:p>545649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02714000" table:style-name="ce1">
            <text:p>200271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7092000" table:style-name="ce1">
            <text:p>2697092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544426000" table:style-name="ce1">
            <text:p>2544426000</text:p>
          </table:table-cell>
          <table:table-cell office:value-type="float" office:value="2540406000" table:style-name="ce1">
            <text:p>254040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02714000" table:style-name="ce1">
            <text:p>200271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7092000" table:style-name="ce1">
            <text:p>2697092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544426000" table:style-name="ce1">
            <text:p>2544426000</text:p>
          </table:table-cell>
          <table:table-cell office:value-type="float" office:value="2540406000" table:style-name="ce1">
            <text:p>254040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67142000" table:style-name="ce1">
            <text:p>156714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110499000" table:style-name="ce1">
            <text:p>2110499000</text:p>
          </table:table-cell>
          <table:table-cell office:value-type="float" office:value="1875368000" table:style-name="ce1">
            <text:p>1875368000</text:p>
          </table:table-cell>
          <table:table-cell office:value-type="float" office:value="1991036000" table:style-name="ce1">
            <text:p>1991036000</text:p>
          </table:table-cell>
          <table:table-cell office:value-type="float" office:value="1987891000" table:style-name="ce1">
            <text:p>19878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35733000" table:style-name="ce1">
            <text:p>243573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80247000" table:style-name="ce1">
            <text:p>3280247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94572000" table:style-name="ce1">
            <text:p>3094572000</text:p>
          </table:table-cell>
          <table:table-cell office:value-type="float" office:value="3089682000" table:style-name="ce1">
            <text:p>30896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34718000" table:style-name="ce1">
            <text:p>123471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62817000" table:style-name="ce1">
            <text:p>1662817000</text:p>
          </table:table-cell>
          <table:table-cell office:value-type="float" office:value="1477562000" table:style-name="ce1">
            <text:p>1477562000</text:p>
          </table:table-cell>
          <table:table-cell office:value-type="float" office:value="1568695000" table:style-name="ce1">
            <text:p>1568695000</text:p>
          </table:table-cell>
          <table:table-cell office:value-type="float" office:value="1566216000" table:style-name="ce1">
            <text:p>156621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35733000" table:style-name="ce1">
            <text:p>243573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80247000" table:style-name="ce1">
            <text:p>3280247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94572000" table:style-name="ce1">
            <text:p>3094572000</text:p>
          </table:table-cell>
          <table:table-cell office:value-type="float" office:value="3089682000" table:style-name="ce1">
            <text:p>30896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95908000" table:style-name="ce1">
            <text:p>149590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14568000" table:style-name="ce1">
            <text:p>2014568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900535000" table:style-name="ce1">
            <text:p>1900535000</text:p>
          </table:table-cell>
          <table:table-cell office:value-type="float" office:value="1897532000" table:style-name="ce1">
            <text:p>189753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35733000" table:style-name="ce1">
            <text:p>243573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80247000" table:style-name="ce1">
            <text:p>3280247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94572000" table:style-name="ce1">
            <text:p>3094572000</text:p>
          </table:table-cell>
          <table:table-cell office:value-type="float" office:value="3089682000" table:style-name="ce1">
            <text:p>30896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53440000" table:style-name="ce1">
            <text:p>135344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822703000" table:style-name="ce1">
            <text:p>1822703000</text:p>
          </table:table-cell>
          <table:table-cell office:value-type="float" office:value="1619636000" table:style-name="ce1">
            <text:p>1619636000</text:p>
          </table:table-cell>
          <table:table-cell office:value-type="float" office:value="1719531000" table:style-name="ce1">
            <text:p>1719531000</text:p>
          </table:table-cell>
          <table:table-cell office:value-type="float" office:value="1716815000" table:style-name="ce1">
            <text:p>171681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35733000" table:style-name="ce1">
            <text:p>243573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80247000" table:style-name="ce1">
            <text:p>3280247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94572000" table:style-name="ce1">
            <text:p>3094572000</text:p>
          </table:table-cell>
          <table:table-cell office:value-type="float" office:value="3089682000" table:style-name="ce1">
            <text:p>30896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95908000" table:style-name="ce1">
            <text:p>149590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14568000" table:style-name="ce1">
            <text:p>2014568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900535000" table:style-name="ce1">
            <text:p>1900535000</text:p>
          </table:table-cell>
          <table:table-cell office:value-type="float" office:value="1897532000" table:style-name="ce1">
            <text:p>189753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02714000" table:style-name="ce1">
            <text:p>200271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7092000" table:style-name="ce1">
            <text:p>2697092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544426000" table:style-name="ce1">
            <text:p>2544426000</text:p>
          </table:table-cell>
          <table:table-cell office:value-type="float" office:value="2540406000" table:style-name="ce1">
            <text:p>254040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18288000" table:style-name="ce1">
            <text:p>201828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718066000" table:style-name="ce1">
            <text:p>2718066000</text:p>
          </table:table-cell>
          <table:table-cell office:value-type="float" office:value="2415246000" table:style-name="ce1">
            <text:p>2415246000</text:p>
          </table:table-cell>
          <table:table-cell office:value-type="float" office:value="2564213000" table:style-name="ce1">
            <text:p>2564213000</text:p>
          </table:table-cell>
          <table:table-cell office:value-type="float" office:value="2560161000" table:style-name="ce1">
            <text:p>256016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47644000" table:style-name="ce1">
            <text:p>324764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73662000" table:style-name="ce1">
            <text:p>4373662000</text:p>
          </table:table-cell>
          <table:table-cell office:value-type="float" office:value="3886392000" table:style-name="ce1">
            <text:p>3886392000</text:p>
          </table:table-cell>
          <table:table-cell office:value-type="float" office:value="4126096000" table:style-name="ce1">
            <text:p>4126096000</text:p>
          </table:table-cell>
          <table:table-cell office:value-type="float" office:value="4119576000" table:style-name="ce1">
            <text:p>411957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10973000" table:style-name="ce1">
            <text:p>121097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30840000" table:style-name="ce1">
            <text:p>1630840000</text:p>
          </table:table-cell>
          <table:table-cell office:value-type="float" office:value="1449148000" table:style-name="ce1">
            <text:p>1449148000</text:p>
          </table:table-cell>
          <table:table-cell office:value-type="float" office:value="1538528000" table:style-name="ce1">
            <text:p>1538528000</text:p>
          </table:table-cell>
          <table:table-cell office:value-type="float" office:value="1536097000" table:style-name="ce1">
            <text:p>153609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45517000" table:style-name="ce1">
            <text:p>3145517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36126000" table:style-name="ce1">
            <text:p>4236126000</text:p>
          </table:table-cell>
          <table:table-cell office:value-type="float" office:value="3764178000" table:style-name="ce1">
            <text:p>3764178000</text:p>
          </table:table-cell>
          <table:table-cell office:value-type="float" office:value="3996345000" table:style-name="ce1">
            <text:p>3996345000</text:p>
          </table:table-cell>
          <table:table-cell office:value-type="float" office:value="3990029000" table:style-name="ce1">
            <text:p>399002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1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33609000" table:style-name="ce1">
            <text:p>1733609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34683000" table:style-name="ce1">
            <text:p>2334683000</text:p>
          </table:table-cell>
          <table:table-cell office:value-type="float" office:value="2074576000" table:style-name="ce1">
            <text:p>2074576000</text:p>
          </table:table-cell>
          <table:table-cell office:value-type="float" office:value="2202531000" table:style-name="ce1">
            <text:p>2202531000</text:p>
          </table:table-cell>
          <table:table-cell office:value-type="float" office:value="2199051000" table:style-name="ce1">
            <text:p>219905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59833000" table:style-name="ce1">
            <text:p>4259833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736796000" table:style-name="ce1">
            <text:p>5736796000</text:p>
          </table:table-cell>
          <table:table-cell office:value-type="float" office:value="5097659000" table:style-name="ce1">
            <text:p>5097659000</text:p>
          </table:table-cell>
          <table:table-cell office:value-type="float" office:value="5412071000" table:style-name="ce1">
            <text:p>5412071000</text:p>
          </table:table-cell>
          <table:table-cell office:value-type="float" office:value="5403519000" table:style-name="ce1">
            <text:p>540351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51927000" table:style-name="ce1">
            <text:p>1551927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90009000" table:style-name="ce1">
            <text:p>2090009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71706000" table:style-name="ce1">
            <text:p>1971706000</text:p>
          </table:table-cell>
          <table:table-cell office:value-type="float" office:value="1968590000" table:style-name="ce1">
            <text:p>196859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22730000" table:style-name="ce1">
            <text:p>122273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46673000" table:style-name="ce1">
            <text:p>1646673000</text:p>
          </table:table-cell>
          <table:table-cell office:value-type="float" office:value="1463217000" table:style-name="ce1">
            <text:p>1463217000</text:p>
          </table:table-cell>
          <table:table-cell office:value-type="float" office:value="1553465000" table:style-name="ce1">
            <text:p>1553465000</text:p>
          </table:table-cell>
          <table:table-cell office:value-type="float" office:value="1551011000" table:style-name="ce1">
            <text:p>155101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40300000" table:style-name="ce1">
            <text:p>134030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805008000" table:style-name="ce1">
            <text:p>1805008000</text:p>
          </table:table-cell>
          <table:table-cell office:value-type="float" office:value="1603911000" table:style-name="ce1">
            <text:p>1603911000</text:p>
          </table:table-cell>
          <table:table-cell office:value-type="float" office:value="1702837000" table:style-name="ce1">
            <text:p>1702837000</text:p>
          </table:table-cell>
          <table:table-cell office:value-type="float" office:value="1700146000" table:style-name="ce1">
            <text:p>170014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98693000" table:style-name="ce1">
            <text:p>199869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1678000" table:style-name="ce1">
            <text:p>2691678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539318000" table:style-name="ce1">
            <text:p>2539318000</text:p>
          </table:table-cell>
          <table:table-cell office:value-type="float" office:value="2535305000" table:style-name="ce1">
            <text:p>253530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16113000" table:style-name="ce1">
            <text:p>321611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31200000" table:style-name="ce1">
            <text:p>4331200000</text:p>
          </table:table-cell>
          <table:table-cell office:value-type="float" office:value="3848660000" table:style-name="ce1">
            <text:p>3848660000</text:p>
          </table:table-cell>
          <table:table-cell office:value-type="float" office:value="4086037000" table:style-name="ce1">
            <text:p>4086037000</text:p>
          </table:table-cell>
          <table:table-cell office:value-type="float" office:value="4079580000" table:style-name="ce1">
            <text:p>407958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9216000" table:style-name="ce1">
            <text:p>119921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15007000" table:style-name="ce1">
            <text:p>1615007000</text:p>
          </table:table-cell>
          <table:table-cell office:value-type="float" office:value="1435078000" table:style-name="ce1">
            <text:p>1435078000</text:p>
          </table:table-cell>
          <table:table-cell office:value-type="float" office:value="1523591000" table:style-name="ce1">
            <text:p>1523591000</text:p>
          </table:table-cell>
          <table:table-cell office:value-type="float" office:value="1521183000" table:style-name="ce1">
            <text:p>152118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14978000" table:style-name="ce1">
            <text:p>3114978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94998000" table:style-name="ce1">
            <text:p>4194998000</text:p>
          </table:table-cell>
          <table:table-cell office:value-type="float" office:value="3727633000" table:style-name="ce1">
            <text:p>3727633000</text:p>
          </table:table-cell>
          <table:table-cell office:value-type="float" office:value="3957545000" table:style-name="ce1">
            <text:p>3957545000</text:p>
          </table:table-cell>
          <table:table-cell office:value-type="float" office:value="3951291000" table:style-name="ce1">
            <text:p>39512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2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16778000" table:style-name="ce1">
            <text:p>1716778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12016000" table:style-name="ce1">
            <text:p>2312016000</text:p>
          </table:table-cell>
          <table:table-cell office:value-type="float" office:value="2054434000" table:style-name="ce1">
            <text:p>2054434000</text:p>
          </table:table-cell>
          <table:table-cell office:value-type="float" office:value="2181147000" table:style-name="ce1">
            <text:p>2181147000</text:p>
          </table:table-cell>
          <table:table-cell office:value-type="float" office:value="2177701000" table:style-name="ce1">
            <text:p>217770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02714000" table:style-name="ce1">
            <text:p>200271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7092000" table:style-name="ce1">
            <text:p>2697092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544426000" table:style-name="ce1">
            <text:p>2544426000</text:p>
          </table:table-cell>
          <table:table-cell office:value-type="float" office:value="2540406000" table:style-name="ce1">
            <text:p>254040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02714000" table:style-name="ce1">
            <text:p>200271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7092000" table:style-name="ce1">
            <text:p>2697092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544426000" table:style-name="ce1">
            <text:p>2544426000</text:p>
          </table:table-cell>
          <table:table-cell office:value-type="float" office:value="2540406000" table:style-name="ce1">
            <text:p>254040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67142000" table:style-name="ce1">
            <text:p>156714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110499000" table:style-name="ce1">
            <text:p>2110499000</text:p>
          </table:table-cell>
          <table:table-cell office:value-type="float" office:value="1875368000" table:style-name="ce1">
            <text:p>1875368000</text:p>
          </table:table-cell>
          <table:table-cell office:value-type="float" office:value="1991036000" table:style-name="ce1">
            <text:p>1991036000</text:p>
          </table:table-cell>
          <table:table-cell office:value-type="float" office:value="1987891000" table:style-name="ce1">
            <text:p>19878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35733000" table:style-name="ce1">
            <text:p>243573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80247000" table:style-name="ce1">
            <text:p>3280247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94572000" table:style-name="ce1">
            <text:p>3094572000</text:p>
          </table:table-cell>
          <table:table-cell office:value-type="float" office:value="3089682000" table:style-name="ce1">
            <text:p>30896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34718000" table:style-name="ce1">
            <text:p>123471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62817000" table:style-name="ce1">
            <text:p>1662817000</text:p>
          </table:table-cell>
          <table:table-cell office:value-type="float" office:value="1477562000" table:style-name="ce1">
            <text:p>1477562000</text:p>
          </table:table-cell>
          <table:table-cell office:value-type="float" office:value="1568695000" table:style-name="ce1">
            <text:p>1568695000</text:p>
          </table:table-cell>
          <table:table-cell office:value-type="float" office:value="1566216000" table:style-name="ce1">
            <text:p>156621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35733000" table:style-name="ce1">
            <text:p>243573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80247000" table:style-name="ce1">
            <text:p>3280247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94572000" table:style-name="ce1">
            <text:p>3094572000</text:p>
          </table:table-cell>
          <table:table-cell office:value-type="float" office:value="3089682000" table:style-name="ce1">
            <text:p>30896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95908000" table:style-name="ce1">
            <text:p>149590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14568000" table:style-name="ce1">
            <text:p>2014568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900535000" table:style-name="ce1">
            <text:p>1900535000</text:p>
          </table:table-cell>
          <table:table-cell office:value-type="float" office:value="1897532000" table:style-name="ce1">
            <text:p>189753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35733000" table:style-name="ce1">
            <text:p>243573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80247000" table:style-name="ce1">
            <text:p>3280247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94572000" table:style-name="ce1">
            <text:p>3094572000</text:p>
          </table:table-cell>
          <table:table-cell office:value-type="float" office:value="3089682000" table:style-name="ce1">
            <text:p>30896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53440000" table:style-name="ce1">
            <text:p>135344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822703000" table:style-name="ce1">
            <text:p>1822703000</text:p>
          </table:table-cell>
          <table:table-cell office:value-type="float" office:value="1619636000" table:style-name="ce1">
            <text:p>1619636000</text:p>
          </table:table-cell>
          <table:table-cell office:value-type="float" office:value="1719531000" table:style-name="ce1">
            <text:p>1719531000</text:p>
          </table:table-cell>
          <table:table-cell office:value-type="float" office:value="1716815000" table:style-name="ce1">
            <text:p>171681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35733000" table:style-name="ce1">
            <text:p>243573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80247000" table:style-name="ce1">
            <text:p>3280247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94572000" table:style-name="ce1">
            <text:p>3094572000</text:p>
          </table:table-cell>
          <table:table-cell office:value-type="float" office:value="3089682000" table:style-name="ce1">
            <text:p>30896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95908000" table:style-name="ce1">
            <text:p>149590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14568000" table:style-name="ce1">
            <text:p>2014568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900535000" table:style-name="ce1">
            <text:p>1900535000</text:p>
          </table:table-cell>
          <table:table-cell office:value-type="float" office:value="1897532000" table:style-name="ce1">
            <text:p>189753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02714000" table:style-name="ce1">
            <text:p>200271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7092000" table:style-name="ce1">
            <text:p>2697092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544426000" table:style-name="ce1">
            <text:p>2544426000</text:p>
          </table:table-cell>
          <table:table-cell office:value-type="float" office:value="2540406000" table:style-name="ce1">
            <text:p>254040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18288000" table:style-name="ce1">
            <text:p>201828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718066000" table:style-name="ce1">
            <text:p>2718066000</text:p>
          </table:table-cell>
          <table:table-cell office:value-type="float" office:value="2415246000" table:style-name="ce1">
            <text:p>2415246000</text:p>
          </table:table-cell>
          <table:table-cell office:value-type="float" office:value="2564213000" table:style-name="ce1">
            <text:p>2564213000</text:p>
          </table:table-cell>
          <table:table-cell office:value-type="float" office:value="2560161000" table:style-name="ce1">
            <text:p>256016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47644000" table:style-name="ce1">
            <text:p>324764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73662000" table:style-name="ce1">
            <text:p>4373662000</text:p>
          </table:table-cell>
          <table:table-cell office:value-type="float" office:value="3886392000" table:style-name="ce1">
            <text:p>3886392000</text:p>
          </table:table-cell>
          <table:table-cell office:value-type="float" office:value="4126096000" table:style-name="ce1">
            <text:p>4126096000</text:p>
          </table:table-cell>
          <table:table-cell office:value-type="float" office:value="4119576000" table:style-name="ce1">
            <text:p>411957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10973000" table:style-name="ce1">
            <text:p>121097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30840000" table:style-name="ce1">
            <text:p>1630840000</text:p>
          </table:table-cell>
          <table:table-cell office:value-type="float" office:value="1449148000" table:style-name="ce1">
            <text:p>1449148000</text:p>
          </table:table-cell>
          <table:table-cell office:value-type="float" office:value="1538528000" table:style-name="ce1">
            <text:p>1538528000</text:p>
          </table:table-cell>
          <table:table-cell office:value-type="float" office:value="1536097000" table:style-name="ce1">
            <text:p>153609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45517000" table:style-name="ce1">
            <text:p>3145517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36126000" table:style-name="ce1">
            <text:p>4236126000</text:p>
          </table:table-cell>
          <table:table-cell office:value-type="float" office:value="3764178000" table:style-name="ce1">
            <text:p>3764178000</text:p>
          </table:table-cell>
          <table:table-cell office:value-type="float" office:value="3996345000" table:style-name="ce1">
            <text:p>3996345000</text:p>
          </table:table-cell>
          <table:table-cell office:value-type="float" office:value="3990029000" table:style-name="ce1">
            <text:p>399002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3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33609000" table:style-name="ce1">
            <text:p>1733609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34683000" table:style-name="ce1">
            <text:p>2334683000</text:p>
          </table:table-cell>
          <table:table-cell office:value-type="float" office:value="2074576000" table:style-name="ce1">
            <text:p>2074576000</text:p>
          </table:table-cell>
          <table:table-cell office:value-type="float" office:value="2202531000" table:style-name="ce1">
            <text:p>2202531000</text:p>
          </table:table-cell>
          <table:table-cell office:value-type="float" office:value="2199051000" table:style-name="ce1">
            <text:p>219905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25991000" table:style-name="ce1">
            <text:p>2425991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67127000" table:style-name="ce1">
            <text:p>3267127000</text:p>
          </table:table-cell>
          <table:table-cell office:value-type="float" office:value="2903136000" table:style-name="ce1">
            <text:p>2903136000</text:p>
          </table:table-cell>
          <table:table-cell office:value-type="float" office:value="3082195000" table:style-name="ce1">
            <text:p>3082195000</text:p>
          </table:table-cell>
          <table:table-cell office:value-type="float" office:value="3077325000" table:style-name="ce1">
            <text:p>307732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51927000" table:style-name="ce1">
            <text:p>1551927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90009000" table:style-name="ce1">
            <text:p>2090009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71706000" table:style-name="ce1">
            <text:p>1971706000</text:p>
          </table:table-cell>
          <table:table-cell office:value-type="float" office:value="1968590000" table:style-name="ce1">
            <text:p>196859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22730000" table:style-name="ce1">
            <text:p>122273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46673000" table:style-name="ce1">
            <text:p>1646673000</text:p>
          </table:table-cell>
          <table:table-cell office:value-type="float" office:value="1463217000" table:style-name="ce1">
            <text:p>1463217000</text:p>
          </table:table-cell>
          <table:table-cell office:value-type="float" office:value="1553465000" table:style-name="ce1">
            <text:p>1553465000</text:p>
          </table:table-cell>
          <table:table-cell office:value-type="float" office:value="1551011000" table:style-name="ce1">
            <text:p>155101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40300000" table:style-name="ce1">
            <text:p>134030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805008000" table:style-name="ce1">
            <text:p>1805008000</text:p>
          </table:table-cell>
          <table:table-cell office:value-type="float" office:value="1603911000" table:style-name="ce1">
            <text:p>1603911000</text:p>
          </table:table-cell>
          <table:table-cell office:value-type="float" office:value="1702837000" table:style-name="ce1">
            <text:p>1702837000</text:p>
          </table:table-cell>
          <table:table-cell office:value-type="float" office:value="1700146000" table:style-name="ce1">
            <text:p>170014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98693000" table:style-name="ce1">
            <text:p>199869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1678000" table:style-name="ce1">
            <text:p>2691678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539318000" table:style-name="ce1">
            <text:p>2539318000</text:p>
          </table:table-cell>
          <table:table-cell office:value-type="float" office:value="2535305000" table:style-name="ce1">
            <text:p>253530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16113000" table:style-name="ce1">
            <text:p>321611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31200000" table:style-name="ce1">
            <text:p>4331200000</text:p>
          </table:table-cell>
          <table:table-cell office:value-type="float" office:value="3848660000" table:style-name="ce1">
            <text:p>3848660000</text:p>
          </table:table-cell>
          <table:table-cell office:value-type="float" office:value="4086037000" table:style-name="ce1">
            <text:p>4086037000</text:p>
          </table:table-cell>
          <table:table-cell office:value-type="float" office:value="4079580000" table:style-name="ce1">
            <text:p>407958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9216000" table:style-name="ce1">
            <text:p>119921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15007000" table:style-name="ce1">
            <text:p>1615007000</text:p>
          </table:table-cell>
          <table:table-cell office:value-type="float" office:value="1435078000" table:style-name="ce1">
            <text:p>1435078000</text:p>
          </table:table-cell>
          <table:table-cell office:value-type="float" office:value="1523591000" table:style-name="ce1">
            <text:p>1523591000</text:p>
          </table:table-cell>
          <table:table-cell office:value-type="float" office:value="1521183000" table:style-name="ce1">
            <text:p>152118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14978000" table:style-name="ce1">
            <text:p>3114978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94998000" table:style-name="ce1">
            <text:p>4194998000</text:p>
          </table:table-cell>
          <table:table-cell office:value-type="float" office:value="3727633000" table:style-name="ce1">
            <text:p>3727633000</text:p>
          </table:table-cell>
          <table:table-cell office:value-type="float" office:value="3957545000" table:style-name="ce1">
            <text:p>3957545000</text:p>
          </table:table-cell>
          <table:table-cell office:value-type="float" office:value="3951291000" table:style-name="ce1">
            <text:p>39512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5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16778000" table:style-name="ce1">
            <text:p>1716778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12016000" table:style-name="ce1">
            <text:p>2312016000</text:p>
          </table:table-cell>
          <table:table-cell office:value-type="float" office:value="2054434000" table:style-name="ce1">
            <text:p>2054434000</text:p>
          </table:table-cell>
          <table:table-cell office:value-type="float" office:value="2181147000" table:style-name="ce1">
            <text:p>2181147000</text:p>
          </table:table-cell>
          <table:table-cell office:value-type="float" office:value="2177701000" table:style-name="ce1">
            <text:p>217770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25991000" table:style-name="ce1">
            <text:p>2425991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67127000" table:style-name="ce1">
            <text:p>3267127000</text:p>
          </table:table-cell>
          <table:table-cell office:value-type="float" office:value="2903136000" table:style-name="ce1">
            <text:p>2903136000</text:p>
          </table:table-cell>
          <table:table-cell office:value-type="float" office:value="3082195000" table:style-name="ce1">
            <text:p>3082195000</text:p>
          </table:table-cell>
          <table:table-cell office:value-type="float" office:value="3077325000" table:style-name="ce1">
            <text:p>307732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51927000" table:style-name="ce1">
            <text:p>1551927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90009000" table:style-name="ce1">
            <text:p>2090009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71706000" table:style-name="ce1">
            <text:p>1971706000</text:p>
          </table:table-cell>
          <table:table-cell office:value-type="float" office:value="1968590000" table:style-name="ce1">
            <text:p>196859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22730000" table:style-name="ce1">
            <text:p>122273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46673000" table:style-name="ce1">
            <text:p>1646673000</text:p>
          </table:table-cell>
          <table:table-cell office:value-type="float" office:value="1463217000" table:style-name="ce1">
            <text:p>1463217000</text:p>
          </table:table-cell>
          <table:table-cell office:value-type="float" office:value="1553465000" table:style-name="ce1">
            <text:p>1553465000</text:p>
          </table:table-cell>
          <table:table-cell office:value-type="float" office:value="1551011000" table:style-name="ce1">
            <text:p>155101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40300000" table:style-name="ce1">
            <text:p>134030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805008000" table:style-name="ce1">
            <text:p>1805008000</text:p>
          </table:table-cell>
          <table:table-cell office:value-type="float" office:value="1603911000" table:style-name="ce1">
            <text:p>1603911000</text:p>
          </table:table-cell>
          <table:table-cell office:value-type="float" office:value="1702837000" table:style-name="ce1">
            <text:p>1702837000</text:p>
          </table:table-cell>
          <table:table-cell office:value-type="float" office:value="1700146000" table:style-name="ce1">
            <text:p>170014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98693000" table:style-name="ce1">
            <text:p>199869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1678000" table:style-name="ce1">
            <text:p>2691678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539318000" table:style-name="ce1">
            <text:p>2539318000</text:p>
          </table:table-cell>
          <table:table-cell office:value-type="float" office:value="2535305000" table:style-name="ce1">
            <text:p>253530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16113000" table:style-name="ce1">
            <text:p>321611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31200000" table:style-name="ce1">
            <text:p>4331200000</text:p>
          </table:table-cell>
          <table:table-cell office:value-type="float" office:value="3848660000" table:style-name="ce1">
            <text:p>3848660000</text:p>
          </table:table-cell>
          <table:table-cell office:value-type="float" office:value="4086037000" table:style-name="ce1">
            <text:p>4086037000</text:p>
          </table:table-cell>
          <table:table-cell office:value-type="float" office:value="4079580000" table:style-name="ce1">
            <text:p>407958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9216000" table:style-name="ce1">
            <text:p>119921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15007000" table:style-name="ce1">
            <text:p>1615007000</text:p>
          </table:table-cell>
          <table:table-cell office:value-type="float" office:value="1435078000" table:style-name="ce1">
            <text:p>1435078000</text:p>
          </table:table-cell>
          <table:table-cell office:value-type="float" office:value="1523591000" table:style-name="ce1">
            <text:p>1523591000</text:p>
          </table:table-cell>
          <table:table-cell office:value-type="float" office:value="1521183000" table:style-name="ce1">
            <text:p>152118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14978000" table:style-name="ce1">
            <text:p>3114978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94998000" table:style-name="ce1">
            <text:p>4194998000</text:p>
          </table:table-cell>
          <table:table-cell office:value-type="float" office:value="3727633000" table:style-name="ce1">
            <text:p>3727633000</text:p>
          </table:table-cell>
          <table:table-cell office:value-type="float" office:value="3957545000" table:style-name="ce1">
            <text:p>3957545000</text:p>
          </table:table-cell>
          <table:table-cell office:value-type="float" office:value="3951291000" table:style-name="ce1">
            <text:p>39512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6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16778000" table:style-name="ce1">
            <text:p>1716778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12016000" table:style-name="ce1">
            <text:p>2312016000</text:p>
          </table:table-cell>
          <table:table-cell office:value-type="float" office:value="2054434000" table:style-name="ce1">
            <text:p>2054434000</text:p>
          </table:table-cell>
          <table:table-cell office:value-type="float" office:value="2181147000" table:style-name="ce1">
            <text:p>2181147000</text:p>
          </table:table-cell>
          <table:table-cell office:value-type="float" office:value="2177701000" table:style-name="ce1">
            <text:p>217770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301596000" table:style-name="ce1">
            <text:p>4301596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793039000" table:style-name="ce1">
            <text:p>5793039000</text:p>
          </table:table-cell>
          <table:table-cell office:value-type="float" office:value="5147636000" table:style-name="ce1">
            <text:p>5147636000</text:p>
          </table:table-cell>
          <table:table-cell office:value-type="float" office:value="5465131000" table:style-name="ce1">
            <text:p>5465131000</text:p>
          </table:table-cell>
          <table:table-cell office:value-type="float" office:value="5456495000" table:style-name="ce1">
            <text:p>545649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49775000" table:style-name="ce1">
            <text:p>2449775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99158000" table:style-name="ce1">
            <text:p>3299158000</text:p>
          </table:table-cell>
          <table:table-cell office:value-type="float" office:value="2931598000" table:style-name="ce1">
            <text:p>2931598000</text:p>
          </table:table-cell>
          <table:table-cell office:value-type="float" office:value="3112413000" table:style-name="ce1">
            <text:p>3112413000</text:p>
          </table:table-cell>
          <table:table-cell office:value-type="float" office:value="3107494000" table:style-name="ce1">
            <text:p>310749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02714000" table:style-name="ce1">
            <text:p>200271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7092000" table:style-name="ce1">
            <text:p>2697092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544426000" table:style-name="ce1">
            <text:p>2544426000</text:p>
          </table:table-cell>
          <table:table-cell office:value-type="float" office:value="2540406000" table:style-name="ce1">
            <text:p>254040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02714000" table:style-name="ce1">
            <text:p>200271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7092000" table:style-name="ce1">
            <text:p>2697092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544426000" table:style-name="ce1">
            <text:p>2544426000</text:p>
          </table:table-cell>
          <table:table-cell office:value-type="float" office:value="2540406000" table:style-name="ce1">
            <text:p>254040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67142000" table:style-name="ce1">
            <text:p>156714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110499000" table:style-name="ce1">
            <text:p>2110499000</text:p>
          </table:table-cell>
          <table:table-cell office:value-type="float" office:value="1875368000" table:style-name="ce1">
            <text:p>1875368000</text:p>
          </table:table-cell>
          <table:table-cell office:value-type="float" office:value="1991036000" table:style-name="ce1">
            <text:p>1991036000</text:p>
          </table:table-cell>
          <table:table-cell office:value-type="float" office:value="1987891000" table:style-name="ce1">
            <text:p>19878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35733000" table:style-name="ce1">
            <text:p>243573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80247000" table:style-name="ce1">
            <text:p>3280247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94572000" table:style-name="ce1">
            <text:p>3094572000</text:p>
          </table:table-cell>
          <table:table-cell office:value-type="float" office:value="3089682000" table:style-name="ce1">
            <text:p>30896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34718000" table:style-name="ce1">
            <text:p>123471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62817000" table:style-name="ce1">
            <text:p>1662817000</text:p>
          </table:table-cell>
          <table:table-cell office:value-type="float" office:value="1477562000" table:style-name="ce1">
            <text:p>1477562000</text:p>
          </table:table-cell>
          <table:table-cell office:value-type="float" office:value="1568695000" table:style-name="ce1">
            <text:p>1568695000</text:p>
          </table:table-cell>
          <table:table-cell office:value-type="float" office:value="1566216000" table:style-name="ce1">
            <text:p>156621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35733000" table:style-name="ce1">
            <text:p>243573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80247000" table:style-name="ce1">
            <text:p>3280247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94572000" table:style-name="ce1">
            <text:p>3094572000</text:p>
          </table:table-cell>
          <table:table-cell office:value-type="float" office:value="3089682000" table:style-name="ce1">
            <text:p>30896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95908000" table:style-name="ce1">
            <text:p>149590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14568000" table:style-name="ce1">
            <text:p>2014568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900535000" table:style-name="ce1">
            <text:p>1900535000</text:p>
          </table:table-cell>
          <table:table-cell office:value-type="float" office:value="1897532000" table:style-name="ce1">
            <text:p>189753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35733000" table:style-name="ce1">
            <text:p>243573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80247000" table:style-name="ce1">
            <text:p>3280247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94572000" table:style-name="ce1">
            <text:p>3094572000</text:p>
          </table:table-cell>
          <table:table-cell office:value-type="float" office:value="3089682000" table:style-name="ce1">
            <text:p>30896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35733000" table:style-name="ce1">
            <text:p>243573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80247000" table:style-name="ce1">
            <text:p>3280247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94572000" table:style-name="ce1">
            <text:p>3094572000</text:p>
          </table:table-cell>
          <table:table-cell office:value-type="float" office:value="3089682000" table:style-name="ce1">
            <text:p>30896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95908000" table:style-name="ce1">
            <text:p>149590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14568000" table:style-name="ce1">
            <text:p>2014568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900535000" table:style-name="ce1">
            <text:p>1900535000</text:p>
          </table:table-cell>
          <table:table-cell office:value-type="float" office:value="1897532000" table:style-name="ce1">
            <text:p>189753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02714000" table:style-name="ce1">
            <text:p>200271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7092000" table:style-name="ce1">
            <text:p>2697092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544426000" table:style-name="ce1">
            <text:p>2544426000</text:p>
          </table:table-cell>
          <table:table-cell office:value-type="float" office:value="2540406000" table:style-name="ce1">
            <text:p>254040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18288000" table:style-name="ce1">
            <text:p>201828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718066000" table:style-name="ce1">
            <text:p>2718066000</text:p>
          </table:table-cell>
          <table:table-cell office:value-type="float" office:value="2415246000" table:style-name="ce1">
            <text:p>2415246000</text:p>
          </table:table-cell>
          <table:table-cell office:value-type="float" office:value="2564213000" table:style-name="ce1">
            <text:p>2564213000</text:p>
          </table:table-cell>
          <table:table-cell office:value-type="float" office:value="2560161000" table:style-name="ce1">
            <text:p>256016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47644000" table:style-name="ce1">
            <text:p>324764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73662000" table:style-name="ce1">
            <text:p>4373662000</text:p>
          </table:table-cell>
          <table:table-cell office:value-type="float" office:value="3886392000" table:style-name="ce1">
            <text:p>3886392000</text:p>
          </table:table-cell>
          <table:table-cell office:value-type="float" office:value="4126096000" table:style-name="ce1">
            <text:p>4126096000</text:p>
          </table:table-cell>
          <table:table-cell office:value-type="float" office:value="4119576000" table:style-name="ce1">
            <text:p>411957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10973000" table:style-name="ce1">
            <text:p>121097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30840000" table:style-name="ce1">
            <text:p>1630840000</text:p>
          </table:table-cell>
          <table:table-cell office:value-type="float" office:value="1449148000" table:style-name="ce1">
            <text:p>1449148000</text:p>
          </table:table-cell>
          <table:table-cell office:value-type="float" office:value="1538528000" table:style-name="ce1">
            <text:p>1538528000</text:p>
          </table:table-cell>
          <table:table-cell office:value-type="float" office:value="1536097000" table:style-name="ce1">
            <text:p>153609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45517000" table:style-name="ce1">
            <text:p>3145517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36126000" table:style-name="ce1">
            <text:p>4236126000</text:p>
          </table:table-cell>
          <table:table-cell office:value-type="float" office:value="3764178000" table:style-name="ce1">
            <text:p>3764178000</text:p>
          </table:table-cell>
          <table:table-cell office:value-type="float" office:value="3996345000" table:style-name="ce1">
            <text:p>3996345000</text:p>
          </table:table-cell>
          <table:table-cell office:value-type="float" office:value="3990029000" table:style-name="ce1">
            <text:p>399002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7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33609000" table:style-name="ce1">
            <text:p>1733609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34683000" table:style-name="ce1">
            <text:p>2334683000</text:p>
          </table:table-cell>
          <table:table-cell office:value-type="float" office:value="2074576000" table:style-name="ce1">
            <text:p>2074576000</text:p>
          </table:table-cell>
          <table:table-cell office:value-type="float" office:value="2202531000" table:style-name="ce1">
            <text:p>2202531000</text:p>
          </table:table-cell>
          <table:table-cell office:value-type="float" office:value="2199051000" table:style-name="ce1">
            <text:p>219905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59833000" table:style-name="ce1">
            <text:p>4259833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736796000" table:style-name="ce1">
            <text:p>5736796000</text:p>
          </table:table-cell>
          <table:table-cell office:value-type="float" office:value="5097659000" table:style-name="ce1">
            <text:p>5097659000</text:p>
          </table:table-cell>
          <table:table-cell office:value-type="float" office:value="5412071000" table:style-name="ce1">
            <text:p>5412071000</text:p>
          </table:table-cell>
          <table:table-cell office:value-type="float" office:value="5403519000" table:style-name="ce1">
            <text:p>540351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25991000" table:style-name="ce1">
            <text:p>2425991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67127000" table:style-name="ce1">
            <text:p>3267127000</text:p>
          </table:table-cell>
          <table:table-cell office:value-type="float" office:value="2903136000" table:style-name="ce1">
            <text:p>2903136000</text:p>
          </table:table-cell>
          <table:table-cell office:value-type="float" office:value="3082195000" table:style-name="ce1">
            <text:p>3082195000</text:p>
          </table:table-cell>
          <table:table-cell office:value-type="float" office:value="3077325000" table:style-name="ce1">
            <text:p>307732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51927000" table:style-name="ce1">
            <text:p>1551927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90009000" table:style-name="ce1">
            <text:p>2090009000</text:p>
          </table:table-cell>
          <table:table-cell office:value-type="float" office:value="1857160000" table:style-name="ce1">
            <text:p>1857160000</text:p>
          </table:table-cell>
          <table:table-cell office:value-type="float" office:value="1971706000" table:style-name="ce1">
            <text:p>1971706000</text:p>
          </table:table-cell>
          <table:table-cell office:value-type="float" office:value="1968590000" table:style-name="ce1">
            <text:p>196859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22730000" table:style-name="ce1">
            <text:p>122273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46673000" table:style-name="ce1">
            <text:p>1646673000</text:p>
          </table:table-cell>
          <table:table-cell office:value-type="float" office:value="1463217000" table:style-name="ce1">
            <text:p>1463217000</text:p>
          </table:table-cell>
          <table:table-cell office:value-type="float" office:value="1553465000" table:style-name="ce1">
            <text:p>1553465000</text:p>
          </table:table-cell>
          <table:table-cell office:value-type="float" office:value="1551011000" table:style-name="ce1">
            <text:p>155101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2085000" table:style-name="ce1">
            <text:p>2412085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48400000" table:style-name="ce1">
            <text:p>3248400000</text:p>
          </table:table-cell>
          <table:table-cell office:value-type="float" office:value="2886495000" table:style-name="ce1">
            <text:p>2886495000</text:p>
          </table:table-cell>
          <table:table-cell office:value-type="float" office:value="3064528000" table:style-name="ce1">
            <text:p>3064528000</text:p>
          </table:table-cell>
          <table:table-cell office:value-type="float" office:value="3059685000" table:style-name="ce1">
            <text:p>305968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1384000" table:style-name="ce1">
            <text:p>148138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95008000" table:style-name="ce1">
            <text:p>1995008000</text:p>
          </table:table-cell>
          <table:table-cell office:value-type="float" office:value="1772744000" table:style-name="ce1">
            <text:p>1772744000</text:p>
          </table:table-cell>
          <table:table-cell office:value-type="float" office:value="1882083000" table:style-name="ce1">
            <text:p>1882083000</text:p>
          </table:table-cell>
          <table:table-cell office:value-type="float" office:value="1879109000" table:style-name="ce1">
            <text:p>18791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3270000" table:style-name="ce1">
            <text:p>1983270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0907000" table:style-name="ce1">
            <text:p>2670907000</text:p>
          </table:table-cell>
          <table:table-cell office:value-type="float" office:value="2373340000" table:style-name="ce1">
            <text:p>2373340000</text:p>
          </table:table-cell>
          <table:table-cell office:value-type="float" office:value="2519723000" table:style-name="ce1">
            <text:p>2519723000</text:p>
          </table:table-cell>
          <table:table-cell office:value-type="float" office:value="2515741000" table:style-name="ce1">
            <text:p>251574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98693000" table:style-name="ce1">
            <text:p>199869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1678000" table:style-name="ce1">
            <text:p>2691678000</text:p>
          </table:table-cell>
          <table:table-cell office:value-type="float" office:value="2391797000" table:style-name="ce1">
            <text:p>2391797000</text:p>
          </table:table-cell>
          <table:table-cell office:value-type="float" office:value="2539318000" table:style-name="ce1">
            <text:p>2539318000</text:p>
          </table:table-cell>
          <table:table-cell office:value-type="float" office:value="2535305000" table:style-name="ce1">
            <text:p>253530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16113000" table:style-name="ce1">
            <text:p>321611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31200000" table:style-name="ce1">
            <text:p>4331200000</text:p>
          </table:table-cell>
          <table:table-cell office:value-type="float" office:value="3848660000" table:style-name="ce1">
            <text:p>3848660000</text:p>
          </table:table-cell>
          <table:table-cell office:value-type="float" office:value="4086037000" table:style-name="ce1">
            <text:p>4086037000</text:p>
          </table:table-cell>
          <table:table-cell office:value-type="float" office:value="4079580000" table:style-name="ce1">
            <text:p>407958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9216000" table:style-name="ce1">
            <text:p>119921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15007000" table:style-name="ce1">
            <text:p>1615007000</text:p>
          </table:table-cell>
          <table:table-cell office:value-type="float" office:value="1435078000" table:style-name="ce1">
            <text:p>1435078000</text:p>
          </table:table-cell>
          <table:table-cell office:value-type="float" office:value="1523591000" table:style-name="ce1">
            <text:p>1523591000</text:p>
          </table:table-cell>
          <table:table-cell office:value-type="float" office:value="1521183000" table:style-name="ce1">
            <text:p>152118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14978000" table:style-name="ce1">
            <text:p>3114978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94998000" table:style-name="ce1">
            <text:p>4194998000</text:p>
          </table:table-cell>
          <table:table-cell office:value-type="float" office:value="3727633000" table:style-name="ce1">
            <text:p>3727633000</text:p>
          </table:table-cell>
          <table:table-cell office:value-type="float" office:value="3957545000" table:style-name="ce1">
            <text:p>3957545000</text:p>
          </table:table-cell>
          <table:table-cell office:value-type="float" office:value="3951291000" table:style-name="ce1">
            <text:p>39512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8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16778000" table:style-name="ce1">
            <text:p>1716778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12016000" table:style-name="ce1">
            <text:p>2312016000</text:p>
          </table:table-cell>
          <table:table-cell office:value-type="float" office:value="2054434000" table:style-name="ce1">
            <text:p>2054434000</text:p>
          </table:table-cell>
          <table:table-cell office:value-type="float" office:value="2181147000" table:style-name="ce1">
            <text:p>2181147000</text:p>
          </table:table-cell>
          <table:table-cell office:value-type="float" office:value="2177701000" table:style-name="ce1">
            <text:p>217770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301596000" table:style-name="ce1">
            <text:p>4301596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793039000" table:style-name="ce1">
            <text:p>5793039000</text:p>
          </table:table-cell>
          <table:table-cell office:value-type="float" office:value="5147636000" table:style-name="ce1">
            <text:p>5147636000</text:p>
          </table:table-cell>
          <table:table-cell office:value-type="float" office:value="5465131000" table:style-name="ce1">
            <text:p>5465131000</text:p>
          </table:table-cell>
          <table:table-cell office:value-type="float" office:value="5456495000" table:style-name="ce1">
            <text:p>5456495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49775000" table:style-name="ce1">
            <text:p>2449775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99158000" table:style-name="ce1">
            <text:p>3299158000</text:p>
          </table:table-cell>
          <table:table-cell office:value-type="float" office:value="2931598000" table:style-name="ce1">
            <text:p>2931598000</text:p>
          </table:table-cell>
          <table:table-cell office:value-type="float" office:value="3112413000" table:style-name="ce1">
            <text:p>3112413000</text:p>
          </table:table-cell>
          <table:table-cell office:value-type="float" office:value="3107494000" table:style-name="ce1">
            <text:p>310749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02714000" table:style-name="ce1">
            <text:p>200271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7092000" table:style-name="ce1">
            <text:p>2697092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544426000" table:style-name="ce1">
            <text:p>2544426000</text:p>
          </table:table-cell>
          <table:table-cell office:value-type="float" office:value="2540406000" table:style-name="ce1">
            <text:p>254040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02714000" table:style-name="ce1">
            <text:p>200271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7092000" table:style-name="ce1">
            <text:p>2697092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544426000" table:style-name="ce1">
            <text:p>2544426000</text:p>
          </table:table-cell>
          <table:table-cell office:value-type="float" office:value="2540406000" table:style-name="ce1">
            <text:p>254040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67142000" table:style-name="ce1">
            <text:p>1567142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110499000" table:style-name="ce1">
            <text:p>2110499000</text:p>
          </table:table-cell>
          <table:table-cell office:value-type="float" office:value="1875368000" table:style-name="ce1">
            <text:p>1875368000</text:p>
          </table:table-cell>
          <table:table-cell office:value-type="float" office:value="1991036000" table:style-name="ce1">
            <text:p>1991036000</text:p>
          </table:table-cell>
          <table:table-cell office:value-type="float" office:value="1987891000" table:style-name="ce1">
            <text:p>198789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35733000" table:style-name="ce1">
            <text:p>243573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80247000" table:style-name="ce1">
            <text:p>3280247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94572000" table:style-name="ce1">
            <text:p>3094572000</text:p>
          </table:table-cell>
          <table:table-cell office:value-type="float" office:value="3089682000" table:style-name="ce1">
            <text:p>30896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34718000" table:style-name="ce1">
            <text:p>123471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62817000" table:style-name="ce1">
            <text:p>1662817000</text:p>
          </table:table-cell>
          <table:table-cell office:value-type="float" office:value="1477562000" table:style-name="ce1">
            <text:p>1477562000</text:p>
          </table:table-cell>
          <table:table-cell office:value-type="float" office:value="1568695000" table:style-name="ce1">
            <text:p>1568695000</text:p>
          </table:table-cell>
          <table:table-cell office:value-type="float" office:value="1566216000" table:style-name="ce1">
            <text:p>156621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95908000" table:style-name="ce1">
            <text:p>149590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14568000" table:style-name="ce1">
            <text:p>2014568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900535000" table:style-name="ce1">
            <text:p>1900535000</text:p>
          </table:table-cell>
          <table:table-cell office:value-type="float" office:value="1897532000" table:style-name="ce1">
            <text:p>189753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35733000" table:style-name="ce1">
            <text:p>2435733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80247000" table:style-name="ce1">
            <text:p>3280247000</text:p>
          </table:table-cell>
          <table:table-cell office:value-type="float" office:value="2914794000" table:style-name="ce1">
            <text:p>2914794000</text:p>
          </table:table-cell>
          <table:table-cell office:value-type="float" office:value="3094572000" table:style-name="ce1">
            <text:p>3094572000</text:p>
          </table:table-cell>
          <table:table-cell office:value-type="float" office:value="3089682000" table:style-name="ce1">
            <text:p>30896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95908000" table:style-name="ce1">
            <text:p>149590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14568000" table:style-name="ce1">
            <text:p>2014568000</text:p>
          </table:table-cell>
          <table:table-cell office:value-type="float" office:value="1790124000" table:style-name="ce1">
            <text:p>1790124000</text:p>
          </table:table-cell>
          <table:table-cell office:value-type="float" office:value="1900535000" table:style-name="ce1">
            <text:p>1900535000</text:p>
          </table:table-cell>
          <table:table-cell office:value-type="float" office:value="1897532000" table:style-name="ce1">
            <text:p>189753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02714000" table:style-name="ce1">
            <text:p>200271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97092000" table:style-name="ce1">
            <text:p>2697092000</text:p>
          </table:table-cell>
          <table:table-cell office:value-type="float" office:value="2396609000" table:style-name="ce1">
            <text:p>2396609000</text:p>
          </table:table-cell>
          <table:table-cell office:value-type="float" office:value="2544426000" table:style-name="ce1">
            <text:p>2544426000</text:p>
          </table:table-cell>
          <table:table-cell office:value-type="float" office:value="2540406000" table:style-name="ce1">
            <text:p>254040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18288000" table:style-name="ce1">
            <text:p>201828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718066000" table:style-name="ce1">
            <text:p>2718066000</text:p>
          </table:table-cell>
          <table:table-cell office:value-type="float" office:value="2415246000" table:style-name="ce1">
            <text:p>2415246000</text:p>
          </table:table-cell>
          <table:table-cell office:value-type="float" office:value="2564213000" table:style-name="ce1">
            <text:p>2564213000</text:p>
          </table:table-cell>
          <table:table-cell office:value-type="float" office:value="2560161000" table:style-name="ce1">
            <text:p>256016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47644000" table:style-name="ce1">
            <text:p>3247644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73662000" table:style-name="ce1">
            <text:p>4373662000</text:p>
          </table:table-cell>
          <table:table-cell office:value-type="float" office:value="3886392000" table:style-name="ce1">
            <text:p>3886392000</text:p>
          </table:table-cell>
          <table:table-cell office:value-type="float" office:value="4126096000" table:style-name="ce1">
            <text:p>4126096000</text:p>
          </table:table-cell>
          <table:table-cell office:value-type="float" office:value="4119576000" table:style-name="ce1">
            <text:p>411957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10973000" table:style-name="ce1">
            <text:p>121097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30840000" table:style-name="ce1">
            <text:p>1630840000</text:p>
          </table:table-cell>
          <table:table-cell office:value-type="float" office:value="1449148000" table:style-name="ce1">
            <text:p>1449148000</text:p>
          </table:table-cell>
          <table:table-cell office:value-type="float" office:value="1538528000" table:style-name="ce1">
            <text:p>1538528000</text:p>
          </table:table-cell>
          <table:table-cell office:value-type="float" office:value="1536097000" table:style-name="ce1">
            <text:p>153609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45517000" table:style-name="ce1">
            <text:p>3145517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36126000" table:style-name="ce1">
            <text:p>4236126000</text:p>
          </table:table-cell>
          <table:table-cell office:value-type="float" office:value="3764178000" table:style-name="ce1">
            <text:p>3764178000</text:p>
          </table:table-cell>
          <table:table-cell office:value-type="float" office:value="3996345000" table:style-name="ce1">
            <text:p>3996345000</text:p>
          </table:table-cell>
          <table:table-cell office:value-type="float" office:value="3990029000" table:style-name="ce1">
            <text:p>399002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29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33609000" table:style-name="ce1">
            <text:p>1733609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34683000" table:style-name="ce1">
            <text:p>2334683000</text:p>
          </table:table-cell>
          <table:table-cell office:value-type="float" office:value="2074576000" table:style-name="ce1">
            <text:p>2074576000</text:p>
          </table:table-cell>
          <table:table-cell office:value-type="float" office:value="2202531000" table:style-name="ce1">
            <text:p>2202531000</text:p>
          </table:table-cell>
          <table:table-cell office:value-type="float" office:value="2199051000" table:style-name="ce1">
            <text:p>219905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38951000" table:style-name="ce1">
            <text:p>4238951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708674000" table:style-name="ce1">
            <text:p>5708674000</text:p>
          </table:table-cell>
          <table:table-cell office:value-type="float" office:value="5072670000" table:style-name="ce1">
            <text:p>5072670000</text:p>
          </table:table-cell>
          <table:table-cell office:value-type="float" office:value="5385541000" table:style-name="ce1">
            <text:p>5385541000</text:p>
          </table:table-cell>
          <table:table-cell office:value-type="float" office:value="5377031000" table:style-name="ce1">
            <text:p>537703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4099000" table:style-name="ce1">
            <text:p>2414099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51113000" table:style-name="ce1">
            <text:p>3251113000</text:p>
          </table:table-cell>
          <table:table-cell office:value-type="float" office:value="2888905000" table:style-name="ce1">
            <text:p>2888905000</text:p>
          </table:table-cell>
          <table:table-cell office:value-type="float" office:value="3067087000" table:style-name="ce1">
            <text:p>3067087000</text:p>
          </table:table-cell>
          <table:table-cell office:value-type="float" office:value="3062240000" table:style-name="ce1">
            <text:p>306224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3548000" table:style-name="ce1">
            <text:p>19735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57814000" table:style-name="ce1">
            <text:p>2657814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507371000" table:style-name="ce1">
            <text:p>2507371000</text:p>
          </table:table-cell>
          <table:table-cell office:value-type="float" office:value="2503409000" table:style-name="ce1">
            <text:p>25034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3548000" table:style-name="ce1">
            <text:p>19735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57814000" table:style-name="ce1">
            <text:p>2657814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507371000" table:style-name="ce1">
            <text:p>2507371000</text:p>
          </table:table-cell>
          <table:table-cell office:value-type="float" office:value="2503409000" table:style-name="ce1">
            <text:p>25034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44319000" table:style-name="ce1">
            <text:p>1544319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79764000" table:style-name="ce1">
            <text:p>2079764000</text:p>
          </table:table-cell>
          <table:table-cell office:value-type="float" office:value="1848056000" table:style-name="ce1">
            <text:p>1848056000</text:p>
          </table:table-cell>
          <table:table-cell office:value-type="float" office:value="1962041000" table:style-name="ce1">
            <text:p>1962041000</text:p>
          </table:table-cell>
          <table:table-cell office:value-type="float" office:value="1958940000" table:style-name="ce1">
            <text:p>195894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16736000" table:style-name="ce1">
            <text:p>121673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38601000" table:style-name="ce1">
            <text:p>1638601000</text:p>
          </table:table-cell>
          <table:table-cell office:value-type="float" office:value="1456045000" table:style-name="ce1">
            <text:p>1456045000</text:p>
          </table:table-cell>
          <table:table-cell office:value-type="float" office:value="1545850000" table:style-name="ce1">
            <text:p>1545850000</text:p>
          </table:table-cell>
          <table:table-cell office:value-type="float" office:value="1543408000" table:style-name="ce1">
            <text:p>154340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4123000" table:style-name="ce1">
            <text:p>147412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85229000" table:style-name="ce1">
            <text:p>1985229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72857000" table:style-name="ce1">
            <text:p>1872857000</text:p>
          </table:table-cell>
          <table:table-cell office:value-type="float" office:value="1869898000" table:style-name="ce1">
            <text:p>186989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33730000" table:style-name="ce1">
            <text:p>133373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96160000" table:style-name="ce1">
            <text:p>1796160000</text:p>
          </table:table-cell>
          <table:table-cell office:value-type="float" office:value="1596049000" table:style-name="ce1">
            <text:p>1596049000</text:p>
          </table:table-cell>
          <table:table-cell office:value-type="float" office:value="1694490000" table:style-name="ce1">
            <text:p>1694490000</text:p>
          </table:table-cell>
          <table:table-cell office:value-type="float" office:value="1691812000" table:style-name="ce1">
            <text:p>169181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4123000" table:style-name="ce1">
            <text:p>147412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85229000" table:style-name="ce1">
            <text:p>1985229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72857000" table:style-name="ce1">
            <text:p>1872857000</text:p>
          </table:table-cell>
          <table:table-cell office:value-type="float" office:value="1869898000" table:style-name="ce1">
            <text:p>186989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3548000" table:style-name="ce1">
            <text:p>19735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57814000" table:style-name="ce1">
            <text:p>2657814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507371000" table:style-name="ce1">
            <text:p>2507371000</text:p>
          </table:table-cell>
          <table:table-cell office:value-type="float" office:value="2503409000" table:style-name="ce1">
            <text:p>25034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8896000" table:style-name="ce1">
            <text:p>198889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8483000" table:style-name="ce1">
            <text:p>2678483000</text:p>
          </table:table-cell>
          <table:table-cell office:value-type="float" office:value="2380073000" table:style-name="ce1">
            <text:p>2380073000</text:p>
          </table:table-cell>
          <table:table-cell office:value-type="float" office:value="2526870000" table:style-name="ce1">
            <text:p>2526870000</text:p>
          </table:table-cell>
          <table:table-cell office:value-type="float" office:value="2522878000" table:style-name="ce1">
            <text:p>252287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00348000" table:style-name="ce1">
            <text:p>32003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09968000" table:style-name="ce1">
            <text:p>4309968000</text:p>
          </table:table-cell>
          <table:table-cell office:value-type="float" office:value="3829794000" table:style-name="ce1">
            <text:p>3829794000</text:p>
          </table:table-cell>
          <table:table-cell office:value-type="float" office:value="4066007000" table:style-name="ce1">
            <text:p>4066007000</text:p>
          </table:table-cell>
          <table:table-cell office:value-type="float" office:value="4059582000" table:style-name="ce1">
            <text:p>40595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3338000" table:style-name="ce1">
            <text:p>119333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07090000" table:style-name="ce1">
            <text:p>1607090000</text:p>
          </table:table-cell>
          <table:table-cell office:value-type="float" office:value="1428044000" table:style-name="ce1">
            <text:p>1428044000</text:p>
          </table:table-cell>
          <table:table-cell office:value-type="float" office:value="1516122000" table:style-name="ce1">
            <text:p>1516122000</text:p>
          </table:table-cell>
          <table:table-cell office:value-type="float" office:value="1513727000" table:style-name="ce1">
            <text:p>151372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99708000" table:style-name="ce1">
            <text:p>3099708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74434000" table:style-name="ce1">
            <text:p>4174434000</text:p>
          </table:table-cell>
          <table:table-cell office:value-type="float" office:value="3709360000" table:style-name="ce1">
            <text:p>3709360000</text:p>
          </table:table-cell>
          <table:table-cell office:value-type="float" office:value="3938145000" table:style-name="ce1">
            <text:p>3938145000</text:p>
          </table:table-cell>
          <table:table-cell office:value-type="float" office:value="3931922000" table:style-name="ce1">
            <text:p>393192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0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08362000" table:style-name="ce1">
            <text:p>1708362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00683000" table:style-name="ce1">
            <text:p>2300683000</text:p>
          </table:table-cell>
          <table:table-cell office:value-type="float" office:value="2044364000" table:style-name="ce1">
            <text:p>2044364000</text:p>
          </table:table-cell>
          <table:table-cell office:value-type="float" office:value="2170455000" table:style-name="ce1">
            <text:p>2170455000</text:p>
          </table:table-cell>
          <table:table-cell office:value-type="float" office:value="2167026000" table:style-name="ce1">
            <text:p>216702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38951000" table:style-name="ce1">
            <text:p>4238951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708674000" table:style-name="ce1">
            <text:p>5708674000</text:p>
          </table:table-cell>
          <table:table-cell office:value-type="float" office:value="5072670000" table:style-name="ce1">
            <text:p>5072670000</text:p>
          </table:table-cell>
          <table:table-cell office:value-type="float" office:value="5385541000" table:style-name="ce1">
            <text:p>5385541000</text:p>
          </table:table-cell>
          <table:table-cell office:value-type="float" office:value="5377031000" table:style-name="ce1">
            <text:p>537703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4099000" table:style-name="ce1">
            <text:p>2414099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51113000" table:style-name="ce1">
            <text:p>3251113000</text:p>
          </table:table-cell>
          <table:table-cell office:value-type="float" office:value="2888905000" table:style-name="ce1">
            <text:p>2888905000</text:p>
          </table:table-cell>
          <table:table-cell office:value-type="float" office:value="3067087000" table:style-name="ce1">
            <text:p>3067087000</text:p>
          </table:table-cell>
          <table:table-cell office:value-type="float" office:value="3062240000" table:style-name="ce1">
            <text:p>306224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3548000" table:style-name="ce1">
            <text:p>19735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57814000" table:style-name="ce1">
            <text:p>2657814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507371000" table:style-name="ce1">
            <text:p>2507371000</text:p>
          </table:table-cell>
          <table:table-cell office:value-type="float" office:value="2503409000" table:style-name="ce1">
            <text:p>25034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3548000" table:style-name="ce1">
            <text:p>19735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57814000" table:style-name="ce1">
            <text:p>2657814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507371000" table:style-name="ce1">
            <text:p>2507371000</text:p>
          </table:table-cell>
          <table:table-cell office:value-type="float" office:value="2503409000" table:style-name="ce1">
            <text:p>25034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44319000" table:style-name="ce1">
            <text:p>1544319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79764000" table:style-name="ce1">
            <text:p>2079764000</text:p>
          </table:table-cell>
          <table:table-cell office:value-type="float" office:value="1848056000" table:style-name="ce1">
            <text:p>1848056000</text:p>
          </table:table-cell>
          <table:table-cell office:value-type="float" office:value="1962041000" table:style-name="ce1">
            <text:p>1962041000</text:p>
          </table:table-cell>
          <table:table-cell office:value-type="float" office:value="1958940000" table:style-name="ce1">
            <text:p>195894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16736000" table:style-name="ce1">
            <text:p>121673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38601000" table:style-name="ce1">
            <text:p>1638601000</text:p>
          </table:table-cell>
          <table:table-cell office:value-type="float" office:value="1456045000" table:style-name="ce1">
            <text:p>1456045000</text:p>
          </table:table-cell>
          <table:table-cell office:value-type="float" office:value="1545850000" table:style-name="ce1">
            <text:p>1545850000</text:p>
          </table:table-cell>
          <table:table-cell office:value-type="float" office:value="1543408000" table:style-name="ce1">
            <text:p>154340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4123000" table:style-name="ce1">
            <text:p>147412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85229000" table:style-name="ce1">
            <text:p>1985229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72857000" table:style-name="ce1">
            <text:p>1872857000</text:p>
          </table:table-cell>
          <table:table-cell office:value-type="float" office:value="1869898000" table:style-name="ce1">
            <text:p>186989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33730000" table:style-name="ce1">
            <text:p>133373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96160000" table:style-name="ce1">
            <text:p>1796160000</text:p>
          </table:table-cell>
          <table:table-cell office:value-type="float" office:value="1596049000" table:style-name="ce1">
            <text:p>1596049000</text:p>
          </table:table-cell>
          <table:table-cell office:value-type="float" office:value="1694490000" table:style-name="ce1">
            <text:p>1694490000</text:p>
          </table:table-cell>
          <table:table-cell office:value-type="float" office:value="1691812000" table:style-name="ce1">
            <text:p>169181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4123000" table:style-name="ce1">
            <text:p>147412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85229000" table:style-name="ce1">
            <text:p>1985229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72857000" table:style-name="ce1">
            <text:p>1872857000</text:p>
          </table:table-cell>
          <table:table-cell office:value-type="float" office:value="1869898000" table:style-name="ce1">
            <text:p>186989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3548000" table:style-name="ce1">
            <text:p>19735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57814000" table:style-name="ce1">
            <text:p>2657814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507371000" table:style-name="ce1">
            <text:p>2507371000</text:p>
          </table:table-cell>
          <table:table-cell office:value-type="float" office:value="2503409000" table:style-name="ce1">
            <text:p>25034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8896000" table:style-name="ce1">
            <text:p>198889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8483000" table:style-name="ce1">
            <text:p>2678483000</text:p>
          </table:table-cell>
          <table:table-cell office:value-type="float" office:value="2380073000" table:style-name="ce1">
            <text:p>2380073000</text:p>
          </table:table-cell>
          <table:table-cell office:value-type="float" office:value="2526870000" table:style-name="ce1">
            <text:p>2526870000</text:p>
          </table:table-cell>
          <table:table-cell office:value-type="float" office:value="2522878000" table:style-name="ce1">
            <text:p>252287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00348000" table:style-name="ce1">
            <text:p>32003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09968000" table:style-name="ce1">
            <text:p>4309968000</text:p>
          </table:table-cell>
          <table:table-cell office:value-type="float" office:value="3829794000" table:style-name="ce1">
            <text:p>3829794000</text:p>
          </table:table-cell>
          <table:table-cell office:value-type="float" office:value="4066007000" table:style-name="ce1">
            <text:p>4066007000</text:p>
          </table:table-cell>
          <table:table-cell office:value-type="float" office:value="4059582000" table:style-name="ce1">
            <text:p>40595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3338000" table:style-name="ce1">
            <text:p>119333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07090000" table:style-name="ce1">
            <text:p>1607090000</text:p>
          </table:table-cell>
          <table:table-cell office:value-type="float" office:value="1428044000" table:style-name="ce1">
            <text:p>1428044000</text:p>
          </table:table-cell>
          <table:table-cell office:value-type="float" office:value="1516122000" table:style-name="ce1">
            <text:p>1516122000</text:p>
          </table:table-cell>
          <table:table-cell office:value-type="float" office:value="1513727000" table:style-name="ce1">
            <text:p>151372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99708000" table:style-name="ce1">
            <text:p>3099708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74434000" table:style-name="ce1">
            <text:p>4174434000</text:p>
          </table:table-cell>
          <table:table-cell office:value-type="float" office:value="3709360000" table:style-name="ce1">
            <text:p>3709360000</text:p>
          </table:table-cell>
          <table:table-cell office:value-type="float" office:value="3938145000" table:style-name="ce1">
            <text:p>3938145000</text:p>
          </table:table-cell>
          <table:table-cell office:value-type="float" office:value="3931922000" table:style-name="ce1">
            <text:p>393192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1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08362000" table:style-name="ce1">
            <text:p>1708362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00683000" table:style-name="ce1">
            <text:p>2300683000</text:p>
          </table:table-cell>
          <table:table-cell office:value-type="float" office:value="2044364000" table:style-name="ce1">
            <text:p>2044364000</text:p>
          </table:table-cell>
          <table:table-cell office:value-type="float" office:value="2170455000" table:style-name="ce1">
            <text:p>2170455000</text:p>
          </table:table-cell>
          <table:table-cell office:value-type="float" office:value="2167026000" table:style-name="ce1">
            <text:p>216702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38951000" table:style-name="ce1">
            <text:p>4238951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708674000" table:style-name="ce1">
            <text:p>5708674000</text:p>
          </table:table-cell>
          <table:table-cell office:value-type="float" office:value="5072670000" table:style-name="ce1">
            <text:p>5072670000</text:p>
          </table:table-cell>
          <table:table-cell office:value-type="float" office:value="5385541000" table:style-name="ce1">
            <text:p>5385541000</text:p>
          </table:table-cell>
          <table:table-cell office:value-type="float" office:value="5377031000" table:style-name="ce1">
            <text:p>537703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4099000" table:style-name="ce1">
            <text:p>2414099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51113000" table:style-name="ce1">
            <text:p>3251113000</text:p>
          </table:table-cell>
          <table:table-cell office:value-type="float" office:value="2888905000" table:style-name="ce1">
            <text:p>2888905000</text:p>
          </table:table-cell>
          <table:table-cell office:value-type="float" office:value="3067087000" table:style-name="ce1">
            <text:p>3067087000</text:p>
          </table:table-cell>
          <table:table-cell office:value-type="float" office:value="3062240000" table:style-name="ce1">
            <text:p>306224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3548000" table:style-name="ce1">
            <text:p>19735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57814000" table:style-name="ce1">
            <text:p>2657814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507371000" table:style-name="ce1">
            <text:p>2507371000</text:p>
          </table:table-cell>
          <table:table-cell office:value-type="float" office:value="2503409000" table:style-name="ce1">
            <text:p>25034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3548000" table:style-name="ce1">
            <text:p>19735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57814000" table:style-name="ce1">
            <text:p>2657814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507371000" table:style-name="ce1">
            <text:p>2507371000</text:p>
          </table:table-cell>
          <table:table-cell office:value-type="float" office:value="2503409000" table:style-name="ce1">
            <text:p>25034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44319000" table:style-name="ce1">
            <text:p>1544319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79764000" table:style-name="ce1">
            <text:p>2079764000</text:p>
          </table:table-cell>
          <table:table-cell office:value-type="float" office:value="1848056000" table:style-name="ce1">
            <text:p>1848056000</text:p>
          </table:table-cell>
          <table:table-cell office:value-type="float" office:value="1962041000" table:style-name="ce1">
            <text:p>1962041000</text:p>
          </table:table-cell>
          <table:table-cell office:value-type="float" office:value="1958940000" table:style-name="ce1">
            <text:p>195894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16736000" table:style-name="ce1">
            <text:p>121673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38601000" table:style-name="ce1">
            <text:p>1638601000</text:p>
          </table:table-cell>
          <table:table-cell office:value-type="float" office:value="1456045000" table:style-name="ce1">
            <text:p>1456045000</text:p>
          </table:table-cell>
          <table:table-cell office:value-type="float" office:value="1545850000" table:style-name="ce1">
            <text:p>1545850000</text:p>
          </table:table-cell>
          <table:table-cell office:value-type="float" office:value="1543408000" table:style-name="ce1">
            <text:p>154340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4123000" table:style-name="ce1">
            <text:p>147412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85229000" table:style-name="ce1">
            <text:p>1985229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72857000" table:style-name="ce1">
            <text:p>1872857000</text:p>
          </table:table-cell>
          <table:table-cell office:value-type="float" office:value="1869898000" table:style-name="ce1">
            <text:p>186989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33730000" table:style-name="ce1">
            <text:p>133373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96160000" table:style-name="ce1">
            <text:p>1796160000</text:p>
          </table:table-cell>
          <table:table-cell office:value-type="float" office:value="1596049000" table:style-name="ce1">
            <text:p>1596049000</text:p>
          </table:table-cell>
          <table:table-cell office:value-type="float" office:value="1694490000" table:style-name="ce1">
            <text:p>1694490000</text:p>
          </table:table-cell>
          <table:table-cell office:value-type="float" office:value="1691812000" table:style-name="ce1">
            <text:p>169181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4123000" table:style-name="ce1">
            <text:p>147412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85229000" table:style-name="ce1">
            <text:p>1985229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72857000" table:style-name="ce1">
            <text:p>1872857000</text:p>
          </table:table-cell>
          <table:table-cell office:value-type="float" office:value="1869898000" table:style-name="ce1">
            <text:p>186989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3548000" table:style-name="ce1">
            <text:p>19735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57814000" table:style-name="ce1">
            <text:p>2657814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507371000" table:style-name="ce1">
            <text:p>2507371000</text:p>
          </table:table-cell>
          <table:table-cell office:value-type="float" office:value="2503409000" table:style-name="ce1">
            <text:p>25034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8896000" table:style-name="ce1">
            <text:p>198889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8483000" table:style-name="ce1">
            <text:p>2678483000</text:p>
          </table:table-cell>
          <table:table-cell office:value-type="float" office:value="2380073000" table:style-name="ce1">
            <text:p>2380073000</text:p>
          </table:table-cell>
          <table:table-cell office:value-type="float" office:value="2526870000" table:style-name="ce1">
            <text:p>2526870000</text:p>
          </table:table-cell>
          <table:table-cell office:value-type="float" office:value="2522878000" table:style-name="ce1">
            <text:p>252287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00348000" table:style-name="ce1">
            <text:p>32003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09968000" table:style-name="ce1">
            <text:p>4309968000</text:p>
          </table:table-cell>
          <table:table-cell office:value-type="float" office:value="3829794000" table:style-name="ce1">
            <text:p>3829794000</text:p>
          </table:table-cell>
          <table:table-cell office:value-type="float" office:value="4066007000" table:style-name="ce1">
            <text:p>4066007000</text:p>
          </table:table-cell>
          <table:table-cell office:value-type="float" office:value="4059582000" table:style-name="ce1">
            <text:p>40595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3338000" table:style-name="ce1">
            <text:p>119333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07090000" table:style-name="ce1">
            <text:p>1607090000</text:p>
          </table:table-cell>
          <table:table-cell office:value-type="float" office:value="1428044000" table:style-name="ce1">
            <text:p>1428044000</text:p>
          </table:table-cell>
          <table:table-cell office:value-type="float" office:value="1516122000" table:style-name="ce1">
            <text:p>1516122000</text:p>
          </table:table-cell>
          <table:table-cell office:value-type="float" office:value="1513727000" table:style-name="ce1">
            <text:p>151372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99708000" table:style-name="ce1">
            <text:p>3099708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74434000" table:style-name="ce1">
            <text:p>4174434000</text:p>
          </table:table-cell>
          <table:table-cell office:value-type="float" office:value="3709360000" table:style-name="ce1">
            <text:p>3709360000</text:p>
          </table:table-cell>
          <table:table-cell office:value-type="float" office:value="3938145000" table:style-name="ce1">
            <text:p>3938145000</text:p>
          </table:table-cell>
          <table:table-cell office:value-type="float" office:value="3931922000" table:style-name="ce1">
            <text:p>393192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2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08362000" table:style-name="ce1">
            <text:p>1708362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00683000" table:style-name="ce1">
            <text:p>2300683000</text:p>
          </table:table-cell>
          <table:table-cell office:value-type="float" office:value="2044364000" table:style-name="ce1">
            <text:p>2044364000</text:p>
          </table:table-cell>
          <table:table-cell office:value-type="float" office:value="2170455000" table:style-name="ce1">
            <text:p>2170455000</text:p>
          </table:table-cell>
          <table:table-cell office:value-type="float" office:value="2167026000" table:style-name="ce1">
            <text:p>216702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38951000" table:style-name="ce1">
            <text:p>4238951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708674000" table:style-name="ce1">
            <text:p>5708674000</text:p>
          </table:table-cell>
          <table:table-cell office:value-type="float" office:value="5072670000" table:style-name="ce1">
            <text:p>5072670000</text:p>
          </table:table-cell>
          <table:table-cell office:value-type="float" office:value="5385541000" table:style-name="ce1">
            <text:p>5385541000</text:p>
          </table:table-cell>
          <table:table-cell office:value-type="float" office:value="5377031000" table:style-name="ce1">
            <text:p>537703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4099000" table:style-name="ce1">
            <text:p>2414099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51113000" table:style-name="ce1">
            <text:p>3251113000</text:p>
          </table:table-cell>
          <table:table-cell office:value-type="float" office:value="2888905000" table:style-name="ce1">
            <text:p>2888905000</text:p>
          </table:table-cell>
          <table:table-cell office:value-type="float" office:value="3067087000" table:style-name="ce1">
            <text:p>3067087000</text:p>
          </table:table-cell>
          <table:table-cell office:value-type="float" office:value="3062240000" table:style-name="ce1">
            <text:p>306224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3548000" table:style-name="ce1">
            <text:p>19735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57814000" table:style-name="ce1">
            <text:p>2657814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507371000" table:style-name="ce1">
            <text:p>2507371000</text:p>
          </table:table-cell>
          <table:table-cell office:value-type="float" office:value="2503409000" table:style-name="ce1">
            <text:p>25034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3548000" table:style-name="ce1">
            <text:p>19735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57814000" table:style-name="ce1">
            <text:p>2657814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507371000" table:style-name="ce1">
            <text:p>2507371000</text:p>
          </table:table-cell>
          <table:table-cell office:value-type="float" office:value="2503409000" table:style-name="ce1">
            <text:p>25034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44319000" table:style-name="ce1">
            <text:p>1544319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79764000" table:style-name="ce1">
            <text:p>2079764000</text:p>
          </table:table-cell>
          <table:table-cell office:value-type="float" office:value="1848056000" table:style-name="ce1">
            <text:p>1848056000</text:p>
          </table:table-cell>
          <table:table-cell office:value-type="float" office:value="1962041000" table:style-name="ce1">
            <text:p>1962041000</text:p>
          </table:table-cell>
          <table:table-cell office:value-type="float" office:value="1958940000" table:style-name="ce1">
            <text:p>195894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16736000" table:style-name="ce1">
            <text:p>121673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38601000" table:style-name="ce1">
            <text:p>1638601000</text:p>
          </table:table-cell>
          <table:table-cell office:value-type="float" office:value="1456045000" table:style-name="ce1">
            <text:p>1456045000</text:p>
          </table:table-cell>
          <table:table-cell office:value-type="float" office:value="1545850000" table:style-name="ce1">
            <text:p>1545850000</text:p>
          </table:table-cell>
          <table:table-cell office:value-type="float" office:value="1543408000" table:style-name="ce1">
            <text:p>154340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4123000" table:style-name="ce1">
            <text:p>147412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85229000" table:style-name="ce1">
            <text:p>1985229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72857000" table:style-name="ce1">
            <text:p>1872857000</text:p>
          </table:table-cell>
          <table:table-cell office:value-type="float" office:value="1869898000" table:style-name="ce1">
            <text:p>186989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33730000" table:style-name="ce1">
            <text:p>133373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96160000" table:style-name="ce1">
            <text:p>1796160000</text:p>
          </table:table-cell>
          <table:table-cell office:value-type="float" office:value="1596049000" table:style-name="ce1">
            <text:p>1596049000</text:p>
          </table:table-cell>
          <table:table-cell office:value-type="float" office:value="1694490000" table:style-name="ce1">
            <text:p>1694490000</text:p>
          </table:table-cell>
          <table:table-cell office:value-type="float" office:value="1691812000" table:style-name="ce1">
            <text:p>169181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4123000" table:style-name="ce1">
            <text:p>147412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85229000" table:style-name="ce1">
            <text:p>1985229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72857000" table:style-name="ce1">
            <text:p>1872857000</text:p>
          </table:table-cell>
          <table:table-cell office:value-type="float" office:value="1869898000" table:style-name="ce1">
            <text:p>186989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3548000" table:style-name="ce1">
            <text:p>19735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57814000" table:style-name="ce1">
            <text:p>2657814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507371000" table:style-name="ce1">
            <text:p>2507371000</text:p>
          </table:table-cell>
          <table:table-cell office:value-type="float" office:value="2503409000" table:style-name="ce1">
            <text:p>25034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8896000" table:style-name="ce1">
            <text:p>198889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8483000" table:style-name="ce1">
            <text:p>2678483000</text:p>
          </table:table-cell>
          <table:table-cell office:value-type="float" office:value="2380073000" table:style-name="ce1">
            <text:p>2380073000</text:p>
          </table:table-cell>
          <table:table-cell office:value-type="float" office:value="2526870000" table:style-name="ce1">
            <text:p>2526870000</text:p>
          </table:table-cell>
          <table:table-cell office:value-type="float" office:value="2522878000" table:style-name="ce1">
            <text:p>252287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00348000" table:style-name="ce1">
            <text:p>32003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09968000" table:style-name="ce1">
            <text:p>4309968000</text:p>
          </table:table-cell>
          <table:table-cell office:value-type="float" office:value="3829794000" table:style-name="ce1">
            <text:p>3829794000</text:p>
          </table:table-cell>
          <table:table-cell office:value-type="float" office:value="4066007000" table:style-name="ce1">
            <text:p>4066007000</text:p>
          </table:table-cell>
          <table:table-cell office:value-type="float" office:value="4059582000" table:style-name="ce1">
            <text:p>40595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3338000" table:style-name="ce1">
            <text:p>119333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07090000" table:style-name="ce1">
            <text:p>1607090000</text:p>
          </table:table-cell>
          <table:table-cell office:value-type="float" office:value="1428044000" table:style-name="ce1">
            <text:p>1428044000</text:p>
          </table:table-cell>
          <table:table-cell office:value-type="float" office:value="1516122000" table:style-name="ce1">
            <text:p>1516122000</text:p>
          </table:table-cell>
          <table:table-cell office:value-type="float" office:value="1513727000" table:style-name="ce1">
            <text:p>151372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99708000" table:style-name="ce1">
            <text:p>3099708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74434000" table:style-name="ce1">
            <text:p>4174434000</text:p>
          </table:table-cell>
          <table:table-cell office:value-type="float" office:value="3709360000" table:style-name="ce1">
            <text:p>3709360000</text:p>
          </table:table-cell>
          <table:table-cell office:value-type="float" office:value="3938145000" table:style-name="ce1">
            <text:p>3938145000</text:p>
          </table:table-cell>
          <table:table-cell office:value-type="float" office:value="3931922000" table:style-name="ce1">
            <text:p>393192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3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08362000" table:style-name="ce1">
            <text:p>1708362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00683000" table:style-name="ce1">
            <text:p>2300683000</text:p>
          </table:table-cell>
          <table:table-cell office:value-type="float" office:value="2044364000" table:style-name="ce1">
            <text:p>2044364000</text:p>
          </table:table-cell>
          <table:table-cell office:value-type="float" office:value="2170455000" table:style-name="ce1">
            <text:p>2170455000</text:p>
          </table:table-cell>
          <table:table-cell office:value-type="float" office:value="2167026000" table:style-name="ce1">
            <text:p>216702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38951000" table:style-name="ce1">
            <text:p>4238951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708674000" table:style-name="ce1">
            <text:p>5708674000</text:p>
          </table:table-cell>
          <table:table-cell office:value-type="float" office:value="5072670000" table:style-name="ce1">
            <text:p>5072670000</text:p>
          </table:table-cell>
          <table:table-cell office:value-type="float" office:value="5385541000" table:style-name="ce1">
            <text:p>5385541000</text:p>
          </table:table-cell>
          <table:table-cell office:value-type="float" office:value="5377031000" table:style-name="ce1">
            <text:p>537703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14099000" table:style-name="ce1">
            <text:p>2414099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51113000" table:style-name="ce1">
            <text:p>3251113000</text:p>
          </table:table-cell>
          <table:table-cell office:value-type="float" office:value="2888905000" table:style-name="ce1">
            <text:p>2888905000</text:p>
          </table:table-cell>
          <table:table-cell office:value-type="float" office:value="3067087000" table:style-name="ce1">
            <text:p>3067087000</text:p>
          </table:table-cell>
          <table:table-cell office:value-type="float" office:value="3062240000" table:style-name="ce1">
            <text:p>306224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3548000" table:style-name="ce1">
            <text:p>19735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57814000" table:style-name="ce1">
            <text:p>2657814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507371000" table:style-name="ce1">
            <text:p>2507371000</text:p>
          </table:table-cell>
          <table:table-cell office:value-type="float" office:value="2503409000" table:style-name="ce1">
            <text:p>25034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5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3548000" table:style-name="ce1">
            <text:p>19735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57814000" table:style-name="ce1">
            <text:p>2657814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507371000" table:style-name="ce1">
            <text:p>2507371000</text:p>
          </table:table-cell>
          <table:table-cell office:value-type="float" office:value="2503409000" table:style-name="ce1">
            <text:p>25034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44319000" table:style-name="ce1">
            <text:p>1544319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79764000" table:style-name="ce1">
            <text:p>2079764000</text:p>
          </table:table-cell>
          <table:table-cell office:value-type="float" office:value="1848056000" table:style-name="ce1">
            <text:p>1848056000</text:p>
          </table:table-cell>
          <table:table-cell office:value-type="float" office:value="1962041000" table:style-name="ce1">
            <text:p>1962041000</text:p>
          </table:table-cell>
          <table:table-cell office:value-type="float" office:value="1958940000" table:style-name="ce1">
            <text:p>195894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7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8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float" office:value="518592.42307692306" table:style-name="ce2">
            <text:p>518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16736000" table:style-name="ce1">
            <text:p>121673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38601000" table:style-name="ce1">
            <text:p>1638601000</text:p>
          </table:table-cell>
          <table:table-cell office:value-type="float" office:value="1456045000" table:style-name="ce1">
            <text:p>1456045000</text:p>
          </table:table-cell>
          <table:table-cell office:value-type="float" office:value="1545850000" table:style-name="ce1">
            <text:p>1545850000</text:p>
          </table:table-cell>
          <table:table-cell office:value-type="float" office:value="1543408000" table:style-name="ce1">
            <text:p>154340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4123000" table:style-name="ce1">
            <text:p>147412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85229000" table:style-name="ce1">
            <text:p>1985229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72857000" table:style-name="ce1">
            <text:p>1872857000</text:p>
          </table:table-cell>
          <table:table-cell office:value-type="float" office:value="1869898000" table:style-name="ce1">
            <text:p>186989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33730000" table:style-name="ce1">
            <text:p>133373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796160000" table:style-name="ce1">
            <text:p>1796160000</text:p>
          </table:table-cell>
          <table:table-cell office:value-type="float" office:value="1596049000" table:style-name="ce1">
            <text:p>1596049000</text:p>
          </table:table-cell>
          <table:table-cell office:value-type="float" office:value="1694490000" table:style-name="ce1">
            <text:p>1694490000</text:p>
          </table:table-cell>
          <table:table-cell office:value-type="float" office:value="1691812000" table:style-name="ce1">
            <text:p>169181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5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00261000" table:style-name="ce1">
            <text:p>2400261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32477000" table:style-name="ce1">
            <text:p>3232477000</text:p>
          </table:table-cell>
          <table:table-cell office:value-type="float" office:value="2872346000" table:style-name="ce1">
            <text:p>2872346000</text:p>
          </table:table-cell>
          <table:table-cell office:value-type="float" office:value="3049506000" table:style-name="ce1">
            <text:p>3049506000</text:p>
          </table:table-cell>
          <table:table-cell office:value-type="float" office:value="3044687000" table:style-name="ce1">
            <text:p>304468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6</text:p>
          </table:table-cell>
          <table:table-cell office:value-type="string" table:style-name="ce1">
            <text:p>CONDO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74123000" table:style-name="ce1">
            <text:p>1474123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985229000" table:style-name="ce1">
            <text:p>1985229000</text:p>
          </table:table-cell>
          <table:table-cell office:value-type="float" office:value="1764054000" table:style-name="ce1">
            <text:p>1764054000</text:p>
          </table:table-cell>
          <table:table-cell office:value-type="float" office:value="1872857000" table:style-name="ce1">
            <text:p>1872857000</text:p>
          </table:table-cell>
          <table:table-cell office:value-type="float" office:value="1869898000" table:style-name="ce1">
            <text:p>186989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7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73548000" table:style-name="ce1">
            <text:p>19735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57814000" table:style-name="ce1">
            <text:p>2657814000</text:p>
          </table:table-cell>
          <table:table-cell office:value-type="float" office:value="2361706000" table:style-name="ce1">
            <text:p>2361706000</text:p>
          </table:table-cell>
          <table:table-cell office:value-type="float" office:value="2507371000" table:style-name="ce1">
            <text:p>2507371000</text:p>
          </table:table-cell>
          <table:table-cell office:value-type="float" office:value="2503409000" table:style-name="ce1">
            <text:p>2503409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88896000" table:style-name="ce1">
            <text:p>198889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78483000" table:style-name="ce1">
            <text:p>2678483000</text:p>
          </table:table-cell>
          <table:table-cell office:value-type="float" office:value="2380073000" table:style-name="ce1">
            <text:p>2380073000</text:p>
          </table:table-cell>
          <table:table-cell office:value-type="float" office:value="2526870000" table:style-name="ce1">
            <text:p>2526870000</text:p>
          </table:table-cell>
          <table:table-cell office:value-type="float" office:value="2522878000" table:style-name="ce1">
            <text:p>252287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00348000" table:style-name="ce1">
            <text:p>320034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09968000" table:style-name="ce1">
            <text:p>4309968000</text:p>
          </table:table-cell>
          <table:table-cell office:value-type="float" office:value="3829794000" table:style-name="ce1">
            <text:p>3829794000</text:p>
          </table:table-cell>
          <table:table-cell office:value-type="float" office:value="4066007000" table:style-name="ce1">
            <text:p>4066007000</text:p>
          </table:table-cell>
          <table:table-cell office:value-type="float" office:value="4059582000" table:style-name="ce1">
            <text:p>405958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193338000" table:style-name="ce1">
            <text:p>1193338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07090000" table:style-name="ce1">
            <text:p>1607090000</text:p>
          </table:table-cell>
          <table:table-cell office:value-type="float" office:value="1428044000" table:style-name="ce1">
            <text:p>1428044000</text:p>
          </table:table-cell>
          <table:table-cell office:value-type="float" office:value="1516122000" table:style-name="ce1">
            <text:p>1516122000</text:p>
          </table:table-cell>
          <table:table-cell office:value-type="float" office:value="1513727000" table:style-name="ce1">
            <text:p>1513727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099708000" table:style-name="ce1">
            <text:p>3099708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174434000" table:style-name="ce1">
            <text:p>4174434000</text:p>
          </table:table-cell>
          <table:table-cell office:value-type="float" office:value="3709360000" table:style-name="ce1">
            <text:p>3709360000</text:p>
          </table:table-cell>
          <table:table-cell office:value-type="float" office:value="3938145000" table:style-name="ce1">
            <text:p>3938145000</text:p>
          </table:table-cell>
          <table:table-cell office:value-type="float" office:value="3931922000" table:style-name="ce1">
            <text:p>3931922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5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08362000" table:style-name="ce1">
            <text:p>1708362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00683000" table:style-name="ce1">
            <text:p>2300683000</text:p>
          </table:table-cell>
          <table:table-cell office:value-type="float" office:value="2044364000" table:style-name="ce1">
            <text:p>2044364000</text:p>
          </table:table-cell>
          <table:table-cell office:value-type="float" office:value="2170455000" table:style-name="ce1">
            <text:p>2170455000</text:p>
          </table:table-cell>
          <table:table-cell office:value-type="float" office:value="2167026000" table:style-name="ce1">
            <text:p>216702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1</text:p>
          </table:table-cell>
          <table:table-cell office:value-type="string" table:style-name="ce1">
            <text:p>CONDO</text:p>
          </table:table-cell>
          <table:table-cell office:value-type="float" office:value="175" table:style-name="ce1">
            <text:p>175</text:p>
          </table:table-cell>
          <table:table-cell office:value-type="float" office:value="156" table:style-name="ce1">
            <text:p>156</text:p>
          </table:table-cell>
          <table:table-cell office:value-type="float" office:value="0" table:style-name="ce1">
            <text:p>0</text:p>
          </table:table-cell>
          <table:table-cell office:value-type="float" office:value="172864.14102564103" table:style-name="ce2">
            <text:p>172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4280714000" table:style-name="ce1">
            <text:p>4280714000</text:p>
          </table:table-cell>
          <table:table-cell office:value-type="percentage" office:value="1.08" table:style-name="ce3">
            <text:p>108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5764918000" table:style-name="ce1">
            <text:p>5764918000</text:p>
          </table:table-cell>
          <table:table-cell office:value-type="float" office:value="5122647000" table:style-name="ce1">
            <text:p>5122647000</text:p>
          </table:table-cell>
          <table:table-cell office:value-type="float" office:value="5438601000" table:style-name="ce1">
            <text:p>5438601000</text:p>
          </table:table-cell>
          <table:table-cell office:value-type="float" office:value="5430006000" table:style-name="ce1">
            <text:p>543000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2</text:p>
          </table:table-cell>
          <table:table-cell office:value-type="string" table:style-name="ce1">
            <text:p>CONDO</text:p>
          </table:table-cell>
          <table:table-cell office:value-type="float" office:value="113" table:style-name="ce1">
            <text:p>11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266998.07920792082" table:style-name="ce2">
            <text:p>2669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37883000" table:style-name="ce1">
            <text:p>2437883000</text:p>
          </table:table-cell>
          <table:table-cell office:value-type="percentage" office:value="0.95" table:style-name="ce3">
            <text:p>95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83143000" table:style-name="ce1">
            <text:p>3283143000</text:p>
          </table:table-cell>
          <table:table-cell office:value-type="float" office:value="2917367000" table:style-name="ce1">
            <text:p>2917367000</text:p>
          </table:table-cell>
          <table:table-cell office:value-type="float" office:value="3097304000" table:style-name="ce1">
            <text:p>3097304000</text:p>
          </table:table-cell>
          <table:table-cell office:value-type="float" office:value="3092410000" table:style-name="ce1">
            <text:p>309241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3</text:p>
          </table:table-cell>
          <table:table-cell office:value-type="string" table:style-name="ce1">
            <text:p>CONDO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364416.29729729728" table:style-name="ce2">
            <text:p>364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992992000" table:style-name="ce1">
            <text:p>1992992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683999000" table:style-name="ce1">
            <text:p>2683999000</text:p>
          </table:table-cell>
          <table:table-cell office:value-type="float" office:value="2384974000" table:style-name="ce1">
            <text:p>2384974000</text:p>
          </table:table-cell>
          <table:table-cell office:value-type="float" office:value="2532074000" table:style-name="ce1">
            <text:p>2532074000</text:p>
          </table:table-cell>
          <table:table-cell office:value-type="float" office:value="2528073000" table:style-name="ce1">
            <text:p>2528073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6</text:p>
          </table:table-cell>
          <table:table-cell office:value-type="string" table:style-name="ce1">
            <text:p>CONDO</text:p>
          </table:table-cell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408587.96969696973" table:style-name="ce2">
            <text:p>4085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559534000" table:style-name="ce1">
            <text:p>1559534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100254000" table:style-name="ce1">
            <text:p>2100254000</text:p>
          </table:table-cell>
          <table:table-cell office:value-type="float" office:value="1866264000" table:style-name="ce1">
            <text:p>1866264000</text:p>
          </table:table-cell>
          <table:table-cell office:value-type="float" office:value="1981371000" table:style-name="ce1">
            <text:p>1981371000</text:p>
          </table:table-cell>
          <table:table-cell office:value-type="float" office:value="1978240000" table:style-name="ce1">
            <text:p>197824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9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23909000" table:style-name="ce1">
            <text:p>2423909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64323000" table:style-name="ce1">
            <text:p>3264323000</text:p>
          </table:table-cell>
          <table:table-cell office:value-type="float" office:value="2900645000" table:style-name="ce1">
            <text:p>2900645000</text:p>
          </table:table-cell>
          <table:table-cell office:value-type="float" office:value="3079550000" table:style-name="ce1">
            <text:p>3079550000</text:p>
          </table:table-cell>
          <table:table-cell office:value-type="float" office:value="3074684000" table:style-name="ce1">
            <text:p>307468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10</text:p>
          </table:table-cell>
          <table:table-cell office:value-type="string" table:style-name="ce1">
            <text:p>CONDO</text:p>
          </table:table-cell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428044.5396825397" table:style-name="ce2">
            <text:p>428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488646000" table:style-name="ce1">
            <text:p>1488646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004788000" table:style-name="ce1">
            <text:p>2004788000</text:p>
          </table:table-cell>
          <table:table-cell office:value-type="float" office:value="1781434000" table:style-name="ce1">
            <text:p>1781434000</text:p>
          </table:table-cell>
          <table:table-cell office:value-type="float" office:value="1891309000" table:style-name="ce1">
            <text:p>1891309000</text:p>
          </table:table-cell>
          <table:table-cell office:value-type="float" office:value="1888321000" table:style-name="ce1">
            <text:p>188832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11</text:p>
          </table:table-cell>
          <table:table-cell office:value-type="string" table:style-name="ce1">
            <text:p>CONDO</text:p>
          </table:table-cell>
          <table:table-cell office:value-type="float" office:value="101" table:style-name="ce1">
            <text:p>101</text:p>
          </table:table-cell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float" office:value="299631.17777777778" table:style-name="ce2">
            <text:p>2996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423909000" table:style-name="ce1">
            <text:p>2423909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3264323000" table:style-name="ce1">
            <text:p>3264323000</text:p>
          </table:table-cell>
          <table:table-cell office:value-type="float" office:value="2900645000" table:style-name="ce1">
            <text:p>2900645000</text:p>
          </table:table-cell>
          <table:table-cell office:value-type="float" office:value="3079550000" table:style-name="ce1">
            <text:p>3079550000</text:p>
          </table:table-cell>
          <table:table-cell office:value-type="float" office:value="3074684000" table:style-name="ce1">
            <text:p>307468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12</text:p>
          </table:table-cell>
          <table:table-cell office:value-type="string" table:style-name="ce1">
            <text:p>CONDO</text:p>
          </table:table-cell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473101.85964912281" table:style-name="ce2">
            <text:p>4731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346870000" table:style-name="ce1">
            <text:p>1346870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813856000" table:style-name="ce1">
            <text:p>1813856000</text:p>
          </table:table-cell>
          <table:table-cell office:value-type="float" office:value="1611773000" table:style-name="ce1">
            <text:p>1611773000</text:p>
          </table:table-cell>
          <table:table-cell office:value-type="float" office:value="1711184000" table:style-name="ce1">
            <text:p>1711184000</text:p>
          </table:table-cell>
          <table:table-cell office:value-type="float" office:value="1708480000" table:style-name="ce1">
            <text:p>170848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18</text:p>
          </table:table-cell>
          <table:table-cell office:value-type="string" table:style-name="ce1">
            <text:p>CONDO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float" office:value="317256.54117647058" table:style-name="ce2">
            <text:p>317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2008491000" table:style-name="ce1">
            <text:p>2008491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704872000" table:style-name="ce1">
            <text:p>2704872000</text:p>
          </table:table-cell>
          <table:table-cell office:value-type="float" office:value="2403522000" table:style-name="ce1">
            <text:p>2403522000</text:p>
          </table:table-cell>
          <table:table-cell office:value-type="float" office:value="2551766000" table:style-name="ce1">
            <text:p>2551766000</text:p>
          </table:table-cell>
          <table:table-cell office:value-type="float" office:value="2547734000" table:style-name="ce1">
            <text:p>2547734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19</text:p>
          </table:table-cell>
          <table:table-cell office:value-type="string" table:style-name="ce1">
            <text:p>CONDO</text:p>
          </table:table-cell>
          <table:table-cell office:value-type="float" office:value="138" table:style-name="ce1">
            <text:p>138</text:p>
          </table:table-cell>
          <table:table-cell office:value-type="float" office:value="120" table:style-name="ce1">
            <text:p>120</text:p>
          </table:table-cell>
          <table:table-cell office:value-type="float" office:value="0" table:style-name="ce1">
            <text:p>0</text:p>
          </table:table-cell>
          <table:table-cell office:value-type="float" office:value="224723.38333333333" table:style-name="ce2">
            <text:p>2247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231878000" table:style-name="ce1">
            <text:p>3231878000</text:p>
          </table:table-cell>
          <table:table-cell office:value-type="percentage" office:value="1.06" table:style-name="ce3">
            <text:p>106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352430000" table:style-name="ce1">
            <text:p>4352430000</text:p>
          </table:table-cell>
          <table:table-cell office:value-type="float" office:value="3867526000" table:style-name="ce1">
            <text:p>3867526000</text:p>
          </table:table-cell>
          <table:table-cell office:value-type="float" office:value="4106066000" table:style-name="ce1">
            <text:p>4106066000</text:p>
          </table:table-cell>
          <table:table-cell office:value-type="float" office:value="4099578000" table:style-name="ce1">
            <text:p>4099578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20</text:p>
          </table:table-cell>
          <table:table-cell office:value-type="string" table:style-name="ce1">
            <text:p>CONDO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528760.90196078434" table:style-name="ce2">
            <text:p>528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205095000" table:style-name="ce1">
            <text:p>1205095000</text:p>
          </table:table-cell>
          <table:table-cell office:value-type="percentage" office:value="0.93" table:style-name="ce3">
            <text:p>93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1622924000" table:style-name="ce1">
            <text:p>1622924000</text:p>
          </table:table-cell>
          <table:table-cell office:value-type="float" office:value="1442113000" table:style-name="ce1">
            <text:p>1442113000</text:p>
          </table:table-cell>
          <table:table-cell office:value-type="float" office:value="1531060000" table:style-name="ce1">
            <text:p>1531060000</text:p>
          </table:table-cell>
          <table:table-cell office:value-type="float" office:value="1528640000" table:style-name="ce1">
            <text:p>1528640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21</text:p>
          </table:table-cell>
          <table:table-cell office:value-type="string" table:style-name="ce1">
            <text:p>CONDO</text:p>
          </table:table-cell>
          <table:table-cell office:value-type="float" office:value="132" table:style-name="ce1">
            <text:p>132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0775.05357142858" table:style-name="ce2">
            <text:p>240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3130247000" table:style-name="ce1">
            <text:p>3130247000</text:p>
          </table:table-cell>
          <table:table-cell office:value-type="percentage" office:value="1.1000000000000001" table:style-name="ce3">
            <text:p>110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4215562000" table:style-name="ce1">
            <text:p>4215562000</text:p>
          </table:table-cell>
          <table:table-cell office:value-type="float" office:value="3745906000" table:style-name="ce1">
            <text:p>3745906000</text:p>
          </table:table-cell>
          <table:table-cell office:value-type="float" office:value="3976945000" table:style-name="ce1">
            <text:p>3976945000</text:p>
          </table:table-cell>
          <table:table-cell office:value-type="float" office:value="3970661000" table:style-name="ce1">
            <text:p>3970661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TANDAR</text:p>
          </table:table-cell>
          <table:table-cell office:value-type="string" table:style-name="ce1">
            <text:p>A/36-22</text:p>
          </table:table-cell>
          <table:table-cell office:value-type="string" table:style-name="ce1">
            <text:p>CONDO</text:p>
          </table:table-cell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85240.08571428573" table:style-name="ce2">
            <text:p>3852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966806" table:style-name="ce1">
            <text:p>26966806</text:p>
          </table:table-cell>
          <table:table-cell table:style-name="ce1"/>
          <table:table-cell office:value-type="float" office:value="1725193000" table:style-name="ce1">
            <text:p>1725193000</text:p>
          </table:table-cell>
          <table:table-cell office:value-type="percentage" office:value="0.97" table:style-name="ce3">
            <text:p>97.00%</text:p>
          </table:table-cell>
          <table:table-cell table:style-name="ce1"/>
          <table:table-cell office:value-type="float" office:value="20000000" table:style-name="ce4">
            <text:p>20000000</text:p>
          </table:table-cell>
          <table:table-cell table:number-columns-repeated="3" table:style-name="ce1"/>
          <table:table-cell office:value-type="float" office:value="2323350000" table:style-name="ce1">
            <text:p>2323350000</text:p>
          </table:table-cell>
          <table:table-cell office:value-type="float" office:value="2064505000" table:style-name="ce1">
            <text:p>2064505000</text:p>
          </table:table-cell>
          <table:table-cell office:value-type="float" office:value="2191839000" table:style-name="ce1">
            <text:p>2191839000</text:p>
          </table:table-cell>
          <table:table-cell office:value-type="float" office:value="2188376000" table:style-name="ce1">
            <text:p>2188376000</text:p>
          </table:table-cell>
          <table:table-cell office:value-type="float" office:value="7.25" table:style-name="ce1">
            <text:p>7.25</text:p>
          </table:table-cell>
          <table:table-cell office:value-type="string" table:style-name="ce1">
            <text:p>Marketable</text:p>
          </table:table-cell>
          <table:table-cell table:style-name="ce1"/>
          <table:table-cell office:value-type="date" office:date-value="2015-05-26T00:00:00" table:style-name="ce5">
            <text:p>2015-05-26 0:00</text:p>
          </table:table-cell>
          <table:table-cell office:value-type="string" table:style-name="ce1">
            <text:p>HM</text:p>
          </table:table-cell>
          <table:table-cell office:value-type="float" office:value="0" table:style-name="ce1">
            <text:p>0</text:p>
          </table:table-cell>
          <table:table-cell table:number-columns-repeated="16351"/>
        </table:table-row>
        <table:table-row table:number-rows-repeated="10480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36P0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text-style style:name="N36">
      <number:text-content/>
      <style:map style:condition="value()&gt;=0" style:apply-style-name="N36P0"/>
    </number:text-style>
    <number:number-style style:name="N37P0">
      <number:text> </number:text>
      <number:number number:decimal-places="2" number:min-integer-digits="1" number:grouping="true"/>
      <number:text> </number:text>
    </number:number-style>
    <number:number-style style:name="N37P1">
      <number:text> (</number:text>
      <number:number number:decimal-places="2" number:min-integer-digits="1" number:grouping="true"/>
      <number:text>)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omma" style:family="table-cell" style:data-style-name="N37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Fauzi Rahman</meta:initial-creator>
    <dc:creator>way</dc:creator>
    <meta:creation-date>2015-05-26T13:09:11Z</meta:creation-date>
    <dc:date>2015-05-26T15:35:01Z</dc:date>
  </office:meta>
</office:document-meta>
</file>